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ffffff" draw:fill-color="#ffffff" draw:textarea-horizontal-align="justify" draw:textarea-vertical-align="middle" draw:auto-grow-height="false" fo:min-height="20.917cm" fo:min-width="28.119cm" draw:shadow="hidden"/>
    </style:style>
    <style:style style:name="gr2" style:family="graphic" style:parent-style-name="standard">
      <style:graphic-properties draw:stroke="none" svg:stroke-width="0cm" draw:fill="none" draw:textarea-vertical-align="top" draw:auto-grow-height="false" draw:fit-to-size="false" style:shrink-to-fit="false" fo:min-height="14.629cm" fo:min-width="14.498cm" fo:padding-top="0.127cm" fo:padding-bottom="0.127cm" fo:padding-left="0.254cm" fo:padding-right="0.254cm" fo:wrap-option="wrap"/>
    </style:style>
    <style:style style:name="gr3" style:family="graphic" style:parent-style-name="standard">
      <style:graphic-properties draw:stroke="none" svg:stroke-width="0cm" draw:fill="none" draw:textarea-horizontal-align="center" draw:textarea-vertical-align="top" draw:auto-grow-height="false" draw:fit-to-size="false" style:shrink-to-fit="false" fo:padding-top="0.127cm" fo:padding-bottom="0.127cm" fo:padding-left="0.254cm" fo:padding-right="0.254cm" fo:wrap-option="wrap"/>
    </style:style>
    <style:style style:name="gr4" style:family="graphic" style:parent-style-name="standard">
      <style:graphic-properties draw:stroke="solid" svg:stroke-width="0.022cm" svg:stroke-color="#1385b7"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5" style:family="graphic" style:parent-style-name="standard">
      <style:graphic-properties draw:stroke="solid" svg:stroke-width="0.035cm" svg:stroke-color="#000000" draw:stroke-linejoin="miter" draw:fill="none" draw:textarea-vertical-align="top" draw:auto-grow-height="false" draw:fit-to-size="false" style:shrink-to-fit="false" fo:min-height="0.818cm" fo:min-width="0cm" fo:padding-top="0.127cm" fo:padding-bottom="0.127cm" fo:padding-left="0.254cm" fo:padding-right="0.254cm" fo:wrap-option="wrap"/>
    </style:style>
    <style:style style:name="gr6" style:family="graphic" style:parent-style-name="standard">
      <style:graphic-properties draw:stroke="solid" svg:stroke-width="0.035cm" svg:stroke-color="#000000" draw:stroke-linejoin="miter" draw:fill="none" draw:textarea-vertical-align="top" draw:auto-grow-height="false" draw:fit-to-size="false" style:shrink-to-fit="false" fo:min-height="0.707cm" fo:min-width="1.419cm" fo:padding-top="0.127cm" fo:padding-bottom="0.127cm" fo:padding-left="0.254cm" fo:padding-right="0.254cm" fo:wrap-option="wrap"/>
    </style:style>
    <style:style style:name="gr7" style:family="graphic" style:parent-style-name="standard">
      <style:graphic-properties draw:stroke="solid" svg:stroke-width="0.035cm" svg:stroke-color="#000000" draw:stroke-linejoin="miter" draw:fill="none" draw:textarea-vertical-align="top" draw:auto-grow-height="false" draw:fit-to-size="false" style:shrink-to-fit="false" fo:min-height="0.002cm" fo:min-width="0cm" fo:padding-top="0.127cm" fo:padding-bottom="0.127cm" fo:padding-left="0.254cm" fo:padding-right="0.254cm" fo:wrap-option="wrap"/>
    </style:style>
    <style:style style:name="gr8" style:family="graphic" style:parent-style-name="standard">
      <style:graphic-properties draw:stroke="solid" svg:stroke-width="0.035cm" svg:stroke-color="#000000" draw:stroke-linejoin="miter" draw:fill="none" draw:textarea-vertical-align="top" draw:auto-grow-height="false" draw:fit-to-size="false" style:shrink-to-fit="false" fo:min-height="0.932cm" fo:min-width="0.29cm" fo:padding-top="0.127cm" fo:padding-bottom="0.127cm" fo:padding-left="0.254cm" fo:padding-right="0.254cm" fo:wrap-option="wrap"/>
    </style:style>
    <style:style style:name="gr9" style:family="graphic" style:parent-style-name="standard">
      <style:graphic-properties draw:stroke="solid" svg:stroke-width="0.035cm" svg:stroke-color="#000000" draw:stroke-linejoin="miter" draw:fill="none" draw:textarea-vertical-align="top" draw:auto-grow-height="false" draw:fit-to-size="false" style:shrink-to-fit="false" fo:min-height="0.372cm" fo:min-width="0.123cm" fo:padding-top="0.127cm" fo:padding-bottom="0.127cm" fo:padding-left="0.254cm" fo:padding-right="0.254cm" fo:wrap-option="wrap"/>
    </style:style>
    <style:style style:name="gr10"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643cm" fo:padding-top="0.127cm" fo:padding-bottom="0.127cm" fo:padding-left="0.254cm" fo:padding-right="0.254cm" fo:wrap-option="wrap"/>
    </style:style>
    <style:style style:name="gr11" style:family="graphic" style:parent-style-name="standard">
      <style:graphic-properties draw:stroke="solid" svg:stroke-width="0.035cm" svg:stroke-color="#000000" draw:stroke-linejoin="miter" draw:fill="none" draw:textarea-vertical-align="top" draw:auto-grow-height="false" draw:fit-to-size="false" style:shrink-to-fit="false" fo:min-height="0.566cm" fo:min-width="0.078cm" fo:padding-top="0.127cm" fo:padding-bottom="0.127cm" fo:padding-left="0.254cm" fo:padding-right="0.254cm" fo:wrap-option="wrap"/>
    </style:style>
    <style:style style:name="gr12" style:family="graphic" style:parent-style-name="standard">
      <style:graphic-properties draw:stroke="solid" svg:stroke-width="0.035cm" svg:stroke-color="#000000" draw:stroke-linejoin="miter" draw:fill="none" draw:textarea-vertical-align="top" draw:auto-grow-height="false" draw:fit-to-size="false" style:shrink-to-fit="false" fo:min-height="0.818cm" fo:min-width="0.092cm" fo:padding-top="0.127cm" fo:padding-bottom="0.127cm" fo:padding-left="0.254cm" fo:padding-right="0.254cm" fo:wrap-option="wrap"/>
    </style:style>
    <style:style style:name="gr13" style:family="graphic" style:parent-style-name="standard">
      <style:graphic-properties draw:stroke="solid" svg:stroke-width="0.035cm" svg:stroke-color="#000000"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14" style:family="graphic" style:parent-style-name="standard">
      <style:graphic-properties draw:stroke="solid" svg:stroke-width="0.035cm" svg:stroke-color="#000000" draw:stroke-linejoin="miter" draw:fill="none" draw:textarea-vertical-align="top" draw:auto-grow-height="false" draw:fit-to-size="false" style:shrink-to-fit="false" fo:min-height="0.443cm" fo:min-width="0.021cm" fo:padding-top="0.127cm" fo:padding-bottom="0.127cm" fo:padding-left="0.254cm" fo:padding-right="0.254cm" fo:wrap-option="wrap"/>
    </style:style>
    <style:style style:name="gr15" style:family="graphic" style:parent-style-name="standard">
      <style:graphic-properties draw:stroke="solid" svg:stroke-width="0.035cm" svg:stroke-color="#000000" draw:stroke-linejoin="miter" draw:fill="none" draw:textarea-vertical-align="top" draw:auto-grow-height="false" draw:fit-to-size="false" style:shrink-to-fit="false" fo:min-height="1.761cm" fo:min-width="0.89cm" fo:padding-top="0.127cm" fo:padding-bottom="0.127cm" fo:padding-left="0.254cm" fo:padding-right="0.254cm" fo:wrap-option="wrap"/>
    </style:style>
    <style:style style:name="gr16" style:family="graphic" style:parent-style-name="standard">
      <style:graphic-properties draw:stroke="solid" svg:stroke-width="0.035cm" svg:stroke-color="#000000" draw:stroke-linejoin="miter" draw:fill="none" draw:textarea-vertical-align="top" draw:auto-grow-height="false" draw:fit-to-size="false" style:shrink-to-fit="false" fo:min-height="2.277cm" fo:min-width="0.811cm" fo:padding-top="0.127cm" fo:padding-bottom="0.127cm" fo:padding-left="0.254cm" fo:padding-right="0.254cm" fo:wrap-option="wrap"/>
    </style:style>
    <style:style style:name="gr17" style:family="graphic" style:parent-style-name="standard">
      <style:graphic-properties draw:stroke="solid" svg:stroke-width="0.035cm" svg:stroke-color="#000000" draw:stroke-linejoin="miter" draw:fill="none" draw:textarea-vertical-align="top" draw:auto-grow-height="false" draw:fit-to-size="false" style:shrink-to-fit="false" fo:min-height="1.003cm" fo:min-width="2.641cm" fo:padding-top="0.127cm" fo:padding-bottom="0.127cm" fo:padding-left="0.254cm" fo:padding-right="0.254cm" fo:wrap-option="wrap"/>
    </style:style>
    <style:style style:name="gr18" style:family="graphic" style:parent-style-name="standard">
      <style:graphic-properties draw:stroke="solid" svg:stroke-width="0.035cm" svg:stroke-color="#000000" draw:stroke-linejoin="miter" draw:fill="none" draw:textarea-vertical-align="top" draw:auto-grow-height="false" draw:fit-to-size="false" style:shrink-to-fit="false" fo:min-height="0.496cm" fo:min-width="2.076cm" fo:padding-top="0.127cm" fo:padding-bottom="0.127cm" fo:padding-left="0.254cm" fo:padding-right="0.254cm" fo:wrap-option="wrap"/>
    </style:style>
    <style:style style:name="gr19" style:family="graphic" style:parent-style-name="standard">
      <style:graphic-properties draw:stroke="solid" svg:stroke-width="0.035cm" svg:stroke-color="#000000" draw:stroke-linejoin="miter" draw:fill="none" draw:textarea-vertical-align="top" draw:auto-grow-height="false" draw:fit-to-size="false" style:shrink-to-fit="false" fo:min-height="0.293cm" fo:min-width="0cm" fo:padding-top="0.127cm" fo:padding-bottom="0.127cm" fo:padding-left="0.254cm" fo:padding-right="0.254cm" fo:wrap-option="wrap"/>
    </style:style>
    <style:style style:name="gr20" style:family="graphic" style:parent-style-name="standard">
      <style:graphic-properties draw:stroke="solid" svg:stroke-width="0.035cm" svg:stroke-color="#000000" draw:stroke-linejoin="miter" draw:fill="none" draw:textarea-vertical-align="top" draw:auto-grow-height="false" draw:fit-to-size="false" style:shrink-to-fit="false" fo:min-height="0.981cm" fo:min-width="0cm" fo:padding-top="0.127cm" fo:padding-bottom="0.127cm" fo:padding-left="0.254cm" fo:padding-right="0.254cm" fo:wrap-option="wrap"/>
    </style:style>
    <style:style style:name="gr21" style:family="graphic" style:parent-style-name="standard">
      <style:graphic-properties draw:stroke="solid" svg:stroke-width="0.035cm" svg:stroke-color="#000000" draw:stroke-linejoin="miter" draw:fill="none" draw:textarea-vertical-align="top" draw:auto-grow-height="false" draw:fit-to-size="false" style:shrink-to-fit="false" fo:min-height="0.87cm" fo:min-width="0.078cm" fo:padding-top="0.127cm" fo:padding-bottom="0.127cm" fo:padding-left="0.254cm" fo:padding-right="0.254cm" fo:wrap-option="wrap"/>
    </style:style>
    <style:style style:name="gr22" style:family="graphic" style:parent-style-name="standard">
      <style:graphic-properties draw:stroke="solid" svg:stroke-width="0.035cm" svg:stroke-color="#000000" draw:stroke-linejoin="miter" draw:fill="none" draw:textarea-vertical-align="top" draw:auto-grow-height="false" draw:fit-to-size="false" style:shrink-to-fit="false" fo:min-height="1.285cm" fo:min-width="0.405cm" fo:padding-top="0.127cm" fo:padding-bottom="0.127cm" fo:padding-left="0.254cm" fo:padding-right="0.254cm" fo:wrap-option="wrap"/>
    </style:style>
    <style:style style:name="gr23" style:family="graphic" style:parent-style-name="standard">
      <style:graphic-properties draw:stroke="solid" svg:stroke-width="0.035cm" svg:stroke-color="#000000" draw:stroke-linejoin="miter" draw:fill="none" draw:textarea-vertical-align="top" draw:auto-grow-height="false" draw:fit-to-size="false" style:shrink-to-fit="false" fo:min-height="0.068cm" fo:min-width="0.299cm" fo:padding-top="0.127cm" fo:padding-bottom="0.127cm" fo:padding-left="0.254cm" fo:padding-right="0.254cm" fo:wrap-option="wrap"/>
    </style:style>
    <style:style style:name="gr24" style:family="graphic" style:parent-style-name="standard">
      <style:graphic-properties draw:stroke="solid" svg:stroke-width="0.035cm" svg:stroke-color="#000000" draw:stroke-linejoin="miter" draw:fill="none" draw:textarea-vertical-align="top" draw:auto-grow-height="false" draw:fit-to-size="false" style:shrink-to-fit="false" fo:min-height="0.425cm" fo:min-width="0cm" fo:padding-top="0.127cm" fo:padding-bottom="0.127cm" fo:padding-left="0.254cm" fo:padding-right="0.254cm" fo:wrap-option="wrap"/>
    </style:style>
    <style:style style:name="gr25" style:family="graphic" style:parent-style-name="standard">
      <style:graphic-properties draw:stroke="solid" svg:stroke-width="0.035cm" svg:stroke-color="#000000" draw:stroke-linejoin="miter" draw:fill="none" draw:textarea-vertical-align="top" draw:auto-grow-height="false" draw:fit-to-size="false" style:shrink-to-fit="false" fo:min-height="0.191cm" fo:min-width="0.14cm" fo:padding-top="0.127cm" fo:padding-bottom="0.127cm" fo:padding-left="0.254cm" fo:padding-right="0.254cm" fo:wrap-option="wrap"/>
    </style:style>
    <style:style style:name="gr26" style:family="graphic" style:parent-style-name="standard">
      <style:graphic-properties draw:stroke="solid" svg:stroke-width="0.035cm" svg:stroke-color="#000000" draw:stroke-linejoin="miter" draw:fill="none" draw:textarea-vertical-align="top" draw:auto-grow-height="false" draw:fit-to-size="false" style:shrink-to-fit="false" fo:min-height="0.174cm" fo:min-width="0cm" fo:padding-top="0.127cm" fo:padding-bottom="0.127cm" fo:padding-left="0.254cm" fo:padding-right="0.254cm" fo:wrap-option="wrap"/>
    </style:style>
    <style:style style:name="gr27" style:family="graphic" style:parent-style-name="standard">
      <style:graphic-properties draw:stroke="solid" svg:stroke-width="0.035cm" svg:stroke-color="#000000" draw:stroke-linejoin="miter" draw:fill="none" draw:textarea-vertical-align="top" draw:auto-grow-height="false" draw:fit-to-size="false" style:shrink-to-fit="false" fo:min-height="0.191cm" fo:min-width="0cm" fo:padding-top="0.127cm" fo:padding-bottom="0.127cm" fo:padding-left="0.254cm" fo:padding-right="0.254cm" fo:wrap-option="wrap"/>
    </style:style>
    <style:style style:name="gr28" style:family="graphic" style:parent-style-name="standard">
      <style:graphic-properties draw:stroke="solid" svg:stroke-width="0.035cm" svg:stroke-color="#000000" draw:stroke-linejoin="miter" draw:fill="none" draw:textarea-vertical-align="top" draw:auto-grow-height="false" draw:fit-to-size="false" style:shrink-to-fit="false" fo:min-height="0.253cm" fo:min-width="0.533cm" fo:padding-top="0.127cm" fo:padding-bottom="0.127cm" fo:padding-left="0.254cm" fo:padding-right="0.254cm" fo:wrap-option="wrap"/>
    </style:style>
    <style:style style:name="gr29" style:family="graphic" style:parent-style-name="standard">
      <style:graphic-properties draw:stroke="solid" svg:stroke-width="0.035cm" svg:stroke-color="#000000" draw:stroke-linejoin="miter" draw:fill="none" draw:textarea-vertical-align="top" draw:auto-grow-height="false" draw:fit-to-size="false" style:shrink-to-fit="false" fo:min-height="0.668cm" fo:min-width="0.242cm" fo:padding-top="0.127cm" fo:padding-bottom="0.127cm" fo:padding-left="0.254cm" fo:padding-right="0.254cm" fo:wrap-option="wrap"/>
    </style:style>
    <style:style style:name="gr30" style:family="graphic" style:parent-style-name="standard">
      <style:graphic-properties draw:stroke="solid" svg:stroke-width="0.035cm" svg:stroke-color="#000000" draw:stroke-linejoin="miter" draw:fill="none" draw:textarea-vertical-align="top" draw:auto-grow-height="false" draw:fit-to-size="false" style:shrink-to-fit="false" fo:min-height="1.638cm" fo:min-width="0.198cm" fo:padding-top="0.127cm" fo:padding-bottom="0.127cm" fo:padding-left="0.254cm" fo:padding-right="0.254cm" fo:wrap-option="wrap"/>
    </style:style>
    <style:style style:name="gr31" style:family="graphic" style:parent-style-name="standard">
      <style:graphic-properties draw:stroke="solid" svg:stroke-width="0.035cm" svg:stroke-color="#000000" draw:stroke-linejoin="miter" draw:fill="none" draw:textarea-vertical-align="top" draw:auto-grow-height="false" draw:fit-to-size="false" style:shrink-to-fit="false" fo:min-height="0.893cm" fo:min-width="0.678cm" fo:padding-top="0.127cm" fo:padding-bottom="0.127cm" fo:padding-left="0.254cm" fo:padding-right="0.254cm" fo:wrap-option="wrap"/>
    </style:style>
    <style:style style:name="gr32" style:family="graphic" style:parent-style-name="standard">
      <style:graphic-properties draw:stroke="solid" svg:stroke-width="0.035cm" svg:stroke-color="#000000" draw:stroke-linejoin="miter" draw:fill="none" draw:textarea-vertical-align="top" draw:auto-grow-height="false" draw:fit-to-size="false" style:shrink-to-fit="false" fo:min-height="1.849cm" fo:min-width="0.475cm" fo:padding-top="0.127cm" fo:padding-bottom="0.127cm" fo:padding-left="0.254cm" fo:padding-right="0.254cm" fo:wrap-option="wrap"/>
    </style:style>
    <style:style style:name="gr33"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392cm" fo:padding-top="0.127cm" fo:padding-bottom="0.127cm" fo:padding-left="0.254cm" fo:padding-right="0.254cm" fo:wrap-option="wrap"/>
    </style:style>
    <style:style style:name="gr34" style:family="graphic" style:parent-style-name="standard">
      <style:graphic-properties draw:stroke="solid" svg:stroke-width="0.035cm" svg:stroke-color="#000000" draw:stroke-linejoin="miter" draw:fill="none" draw:textarea-vertical-align="top" draw:auto-grow-height="false" draw:fit-to-size="false" style:shrink-to-fit="false" fo:min-height="0.011cm" fo:min-width="0cm" fo:padding-top="0.127cm" fo:padding-bottom="0.127cm" fo:padding-left="0.254cm" fo:padding-right="0.254cm" fo:wrap-option="wrap"/>
    </style:style>
    <style:style style:name="gr35" style:family="graphic" style:parent-style-name="standard">
      <style:graphic-properties draw:stroke="solid" svg:stroke-width="0.035cm" svg:stroke-color="#000000" draw:stroke-linejoin="miter" draw:fill="none" draw:textarea-vertical-align="top" draw:auto-grow-height="false" draw:fit-to-size="false" style:shrink-to-fit="false" fo:min-height="0.403cm" fo:min-width="0.29cm" fo:padding-top="0.127cm" fo:padding-bottom="0.127cm" fo:padding-left="0.254cm" fo:padding-right="0.254cm" fo:wrap-option="wrap"/>
    </style:style>
    <style:style style:name="gr36" style:family="graphic" style:parent-style-name="standard">
      <style:graphic-properties draw:stroke="solid" svg:stroke-width="0.035cm" svg:stroke-color="#000000" draw:stroke-linejoin="miter" draw:fill="none" draw:textarea-vertical-align="top" draw:auto-grow-height="false" draw:fit-to-size="false" style:shrink-to-fit="false" fo:min-height="0.231cm" fo:min-width="0.118cm" fo:padding-top="0.127cm" fo:padding-bottom="0.127cm" fo:padding-left="0.254cm" fo:padding-right="0.254cm" fo:wrap-option="wrap"/>
    </style:style>
    <style:style style:name="gr37" style:family="graphic" style:parent-style-name="standard">
      <style:graphic-properties draw:stroke="solid" svg:stroke-width="0.035cm" svg:stroke-color="#000000" draw:stroke-linejoin="miter" draw:fill="none" draw:textarea-vertical-align="top" draw:auto-grow-height="false" draw:fit-to-size="false" style:shrink-to-fit="false" fo:min-height="0.09cm" fo:min-width="0.07cm" fo:padding-top="0.127cm" fo:padding-bottom="0.127cm" fo:padding-left="0.254cm" fo:padding-right="0.254cm" fo:wrap-option="wrap"/>
    </style:style>
    <style:style style:name="gr38" style:family="graphic" style:parent-style-name="standard">
      <style:graphic-properties draw:stroke="solid" svg:stroke-width="0.035cm" svg:stroke-color="#000000" draw:stroke-linejoin="miter" draw:fill="none" draw:textarea-vertical-align="top" draw:auto-grow-height="false" draw:fit-to-size="false" style:shrink-to-fit="false" fo:min-height="0.121cm" fo:min-width="0cm" fo:padding-top="0.127cm" fo:padding-bottom="0.127cm" fo:padding-left="0.254cm" fo:padding-right="0.254cm" fo:wrap-option="wrap"/>
    </style:style>
    <style:style style:name="gr39" style:family="graphic" style:parent-style-name="standard">
      <style:graphic-properties draw:stroke="solid" svg:stroke-width="0.035cm" svg:stroke-color="#000000" draw:stroke-linejoin="miter" draw:fill="none" draw:textarea-vertical-align="top" draw:auto-grow-height="false" draw:fit-to-size="false" style:shrink-to-fit="false" fo:min-height="0.183cm" fo:min-width="0.405cm" fo:padding-top="0.127cm" fo:padding-bottom="0.127cm" fo:padding-left="0.254cm" fo:padding-right="0.254cm" fo:wrap-option="wrap"/>
    </style:style>
    <style:style style:name="gr40" style:family="graphic" style:parent-style-name="standard">
      <style:graphic-properties draw:stroke="solid" svg:stroke-width="0.035cm" svg:stroke-color="#000000" draw:stroke-linejoin="miter" draw:fill="none" draw:textarea-vertical-align="top" draw:auto-grow-height="false" draw:fit-to-size="false" style:shrink-to-fit="false" fo:min-height="0.363cm" fo:min-width="0.149cm" fo:padding-top="0.127cm" fo:padding-bottom="0.127cm" fo:padding-left="0.254cm" fo:padding-right="0.254cm" fo:wrap-option="wrap"/>
    </style:style>
    <style:style style:name="gr41" style:family="graphic" style:parent-style-name="standard">
      <style:graphic-properties draw:stroke="solid" svg:stroke-width="0.035cm" svg:stroke-color="#000000" draw:stroke-linejoin="miter" draw:fill="none" draw:textarea-vertical-align="top" draw:auto-grow-height="false" draw:fit-to-size="false" style:shrink-to-fit="false" fo:min-height="0.31cm" fo:min-width="0.03cm" fo:padding-top="0.127cm" fo:padding-bottom="0.127cm" fo:padding-left="0.254cm" fo:padding-right="0.254cm" fo:wrap-option="wrap"/>
    </style:style>
    <style:style style:name="gr42" style:family="graphic" style:parent-style-name="standard">
      <style:graphic-properties draw:stroke="solid" svg:stroke-width="0.035cm" svg:stroke-color="#000000" draw:stroke-linejoin="miter" draw:fill="none" draw:textarea-vertical-align="top" draw:auto-grow-height="false" draw:fit-to-size="false" style:shrink-to-fit="false" fo:min-height="0.205cm" fo:min-width="0.012cm" fo:padding-top="0.127cm" fo:padding-bottom="0.127cm" fo:padding-left="0.254cm" fo:padding-right="0.254cm" fo:wrap-option="wrap"/>
    </style:style>
    <style:style style:name="gr43" style:family="graphic" style:parent-style-name="standard">
      <style:graphic-properties draw:stroke="solid" svg:stroke-width="0.035cm" svg:stroke-color="#000000" draw:stroke-linejoin="miter" draw:fill="none" draw:textarea-vertical-align="top" draw:auto-grow-height="false" draw:fit-to-size="false" style:shrink-to-fit="false" fo:min-height="0.112cm" fo:min-width="0cm" fo:padding-top="0.127cm" fo:padding-bottom="0.127cm" fo:padding-left="0.254cm" fo:padding-right="0.254cm" fo:wrap-option="wrap"/>
    </style:style>
    <style:style style:name="gr44" style:family="graphic" style:parent-style-name="standard">
      <style:graphic-properties draw:stroke="solid" svg:stroke-width="0.035cm" svg:stroke-color="#000000" draw:stroke-linejoin="miter" draw:fill="none" draw:textarea-vertical-align="top" draw:auto-grow-height="false" draw:fit-to-size="false" style:shrink-to-fit="false" fo:min-height="0.209cm" fo:min-width="0.109cm" fo:padding-top="0.127cm" fo:padding-bottom="0.127cm" fo:padding-left="0.254cm" fo:padding-right="0.254cm" fo:wrap-option="wrap"/>
    </style:style>
    <style:style style:name="gr45" style:family="graphic" style:parent-style-name="standard">
      <style:graphic-properties draw:stroke="solid" svg:stroke-width="0.035cm" svg:stroke-color="#000000" draw:stroke-linejoin="miter" draw:fill="none" draw:textarea-vertical-align="top" draw:auto-grow-height="false" draw:fit-to-size="false" style:shrink-to-fit="false" fo:min-height="0.169cm" fo:min-width="0.039cm" fo:padding-top="0.127cm" fo:padding-bottom="0.127cm" fo:padding-left="0.254cm" fo:padding-right="0.254cm" fo:wrap-option="wrap"/>
    </style:style>
    <style:style style:name="gr46" style:family="graphic" style:parent-style-name="standard">
      <style:graphic-properties draw:stroke="solid" svg:stroke-width="0.035cm" svg:stroke-color="#000000" draw:stroke-linejoin="miter" draw:fill="none" draw:textarea-vertical-align="top" draw:auto-grow-height="false" draw:fit-to-size="false" style:shrink-to-fit="false" fo:min-height="0.619cm" fo:min-width="0.859cm" fo:padding-top="0.127cm" fo:padding-bottom="0.127cm" fo:padding-left="0.254cm" fo:padding-right="0.254cm" fo:wrap-option="wrap"/>
    </style:style>
    <style:style style:name="gr47" style:family="graphic" style:parent-style-name="standard">
      <style:graphic-properties draw:stroke="solid" svg:stroke-width="0.035cm" svg:stroke-color="#000000" draw:stroke-linejoin="miter" draw:fill="none" draw:textarea-vertical-align="top" draw:auto-grow-height="false" draw:fit-to-size="false" style:shrink-to-fit="false" fo:min-height="0.566cm" fo:min-width="1.922cm" fo:padding-top="0.127cm" fo:padding-bottom="0.127cm" fo:padding-left="0.254cm" fo:padding-right="0.254cm" fo:wrap-option="wrap"/>
    </style:style>
    <style:style style:name="gr48" style:family="graphic" style:parent-style-name="standard">
      <style:graphic-properties draw:stroke="solid" svg:stroke-width="0.035cm" svg:stroke-color="#000000" draw:stroke-linejoin="miter" draw:fill="none" draw:textarea-vertical-align="top" draw:auto-grow-height="false" draw:fit-to-size="false" style:shrink-to-fit="false" fo:min-height="0.765cm" fo:min-width="0.118cm" fo:padding-top="0.127cm" fo:padding-bottom="0.127cm" fo:padding-left="0.254cm" fo:padding-right="0.254cm" fo:wrap-option="wrap"/>
    </style:style>
    <style:style style:name="gr49" style:family="graphic" style:parent-style-name="standard">
      <style:graphic-properties draw:stroke="solid" svg:stroke-width="0.035cm" svg:stroke-color="#000000" draw:stroke-linejoin="miter" draw:fill="none" draw:textarea-vertical-align="top" draw:auto-grow-height="false" draw:fit-to-size="false" style:shrink-to-fit="false" fo:min-height="1.792cm" fo:min-width="0.29cm" fo:padding-top="0.127cm" fo:padding-bottom="0.127cm" fo:padding-left="0.254cm" fo:padding-right="0.254cm" fo:wrap-option="wrap"/>
    </style:style>
    <style:style style:name="gr50" style:family="graphic" style:parent-style-name="standard">
      <style:graphic-properties draw:stroke="solid" svg:stroke-width="0.035cm" svg:stroke-color="#000000" draw:stroke-linejoin="miter" draw:fill="none" draw:textarea-vertical-align="top" draw:auto-grow-height="false" draw:fit-to-size="false" style:shrink-to-fit="false" fo:min-height="0.91cm" fo:min-width="0.643cm" fo:padding-top="0.127cm" fo:padding-bottom="0.127cm" fo:padding-left="0.254cm" fo:padding-right="0.254cm" fo:wrap-option="wrap"/>
    </style:style>
    <style:style style:name="gr51" style:family="graphic" style:parent-style-name="standard">
      <style:graphic-properties draw:stroke="solid" svg:stroke-width="0.035cm" svg:stroke-color="#000000" draw:stroke-linejoin="miter" draw:fill="none" draw:textarea-vertical-align="top" draw:auto-grow-height="false" draw:fit-to-size="false" style:shrink-to-fit="false" fo:min-height="3.261cm" fo:min-width="0.211cm" fo:padding-top="0.127cm" fo:padding-bottom="0.127cm" fo:padding-left="0.254cm" fo:padding-right="0.254cm" fo:wrap-option="wrap"/>
    </style:style>
    <style:style style:name="gr52" style:family="graphic" style:parent-style-name="standard">
      <style:graphic-properties draw:stroke="solid" svg:stroke-width="0.035cm" svg:stroke-color="#000000" draw:stroke-linejoin="miter" draw:fill="none" draw:textarea-vertical-align="top" draw:auto-grow-height="false" draw:fit-to-size="false" style:shrink-to-fit="false" fo:min-height="1.166cm" fo:min-width="0.374cm" fo:padding-top="0.127cm" fo:padding-bottom="0.127cm" fo:padding-left="0.254cm" fo:padding-right="0.254cm" fo:wrap-option="wrap"/>
    </style:style>
    <style:style style:name="gr53" style:family="graphic" style:parent-style-name="standard">
      <style:graphic-properties draw:stroke="solid" svg:stroke-width="0.035cm" svg:stroke-color="#000000" draw:stroke-linejoin="miter" draw:fill="none" draw:textarea-vertical-align="top" draw:auto-grow-height="false" draw:fit-to-size="false" style:shrink-to-fit="false" fo:min-height="0.527cm" fo:min-width="0cm" fo:padding-top="0.127cm" fo:padding-bottom="0.127cm" fo:padding-left="0.254cm" fo:padding-right="0.254cm" fo:wrap-option="wrap"/>
    </style:style>
    <style:style style:name="gr54" style:family="graphic" style:parent-style-name="standard">
      <style:graphic-properties draw:stroke="solid" svg:stroke-width="0.035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55" style:family="graphic" style:parent-style-name="standard">
      <style:graphic-properties draw:stroke="solid" svg:stroke-width="0.035cm" svg:stroke-color="#000000" draw:stroke-linejoin="miter" draw:fill="none" draw:textarea-vertical-align="top" draw:auto-grow-height="false" draw:fit-to-size="false" style:shrink-to-fit="false" fo:min-height="0.152cm" fo:min-width="0cm" fo:padding-top="0.127cm" fo:padding-bottom="0.127cm" fo:padding-left="0.254cm" fo:padding-right="0.254cm" fo:wrap-option="wrap"/>
    </style:style>
    <style:style style:name="gr56" style:family="graphic" style:parent-style-name="standard">
      <style:graphic-properties draw:stroke="solid" svg:stroke-width="0.035cm" svg:stroke-color="#000000" draw:stroke-linejoin="miter" draw:fill="none" draw:textarea-vertical-align="top" draw:auto-grow-height="false" draw:fit-to-size="false" style:shrink-to-fit="false" fo:min-height="0.363cm" fo:min-width="0cm" fo:padding-top="0.127cm" fo:padding-bottom="0.127cm" fo:padding-left="0.254cm" fo:padding-right="0.254cm" fo:wrap-option="wrap"/>
    </style:style>
    <style:style style:name="gr57" style:family="graphic" style:parent-style-name="standard">
      <style:graphic-properties draw:stroke="solid" svg:stroke-width="0.035cm" svg:stroke-color="#000000" draw:stroke-linejoin="miter" draw:fill="none" draw:textarea-vertical-align="top" draw:auto-grow-height="false" draw:fit-to-size="false" style:shrink-to-fit="false" fo:min-height="0.809cm" fo:min-width="0.352cm" fo:padding-top="0.127cm" fo:padding-bottom="0.127cm" fo:padding-left="0.254cm" fo:padding-right="0.254cm" fo:wrap-option="wrap"/>
    </style:style>
    <style:style style:name="gr58" style:family="graphic" style:parent-style-name="standard">
      <style:graphic-properties draw:stroke="solid" svg:stroke-width="0.035cm" svg:stroke-color="#000000" draw:stroke-linejoin="miter" draw:fill="none" draw:textarea-vertical-align="top" draw:auto-grow-height="false" draw:fit-to-size="false" style:shrink-to-fit="false" fo:min-height="0.496cm" fo:min-width="0cm" fo:padding-top="0.127cm" fo:padding-bottom="0.127cm" fo:padding-left="0.254cm" fo:padding-right="0.254cm" fo:wrap-option="wrap"/>
    </style:style>
    <style:style style:name="gr59" style:family="graphic" style:parent-style-name="standard">
      <style:graphic-properties draw:stroke="solid" svg:stroke-width="0.035cm" svg:stroke-color="#000000" draw:stroke-linejoin="miter" draw:fill="none" draw:textarea-vertical-align="top" draw:auto-grow-height="false" draw:fit-to-size="false" style:shrink-to-fit="false" fo:min-height="0.527cm" fo:min-width="0.189cm" fo:padding-top="0.127cm" fo:padding-bottom="0.127cm" fo:padding-left="0.254cm" fo:padding-right="0.254cm" fo:wrap-option="wrap"/>
    </style:style>
    <style:style style:name="gr60" style:family="graphic" style:parent-style-name="standard">
      <style:graphic-properties draw:stroke="solid" svg:stroke-width="0.035cm" svg:stroke-color="#000000" draw:stroke-linejoin="miter" draw:fill="none" draw:textarea-vertical-align="top" draw:auto-grow-height="false" draw:fit-to-size="false" style:shrink-to-fit="false" fo:min-height="0.981cm" fo:min-width="0.33cm" fo:padding-top="0.127cm" fo:padding-bottom="0.127cm" fo:padding-left="0.254cm" fo:padding-right="0.254cm" fo:wrap-option="wrap"/>
    </style:style>
    <style:style style:name="gr61" style:family="graphic" style:parent-style-name="standard">
      <style:graphic-properties draw:stroke="solid" svg:stroke-width="0.035cm" svg:stroke-color="#000000" draw:stroke-linejoin="miter" draw:fill="none" draw:textarea-vertical-align="top" draw:auto-grow-height="false" draw:fit-to-size="false" style:shrink-to-fit="false" fo:min-height="1.245cm" fo:min-width="0.048cm" fo:padding-top="0.127cm" fo:padding-bottom="0.127cm" fo:padding-left="0.254cm" fo:padding-right="0.254cm" fo:wrap-option="wrap"/>
    </style:style>
    <style:style style:name="gr62" style:family="graphic" style:parent-style-name="standard">
      <style:graphic-properties draw:stroke="solid" svg:stroke-width="0.035cm" svg:stroke-color="#000000" draw:stroke-linejoin="miter" draw:fill="none" draw:textarea-vertical-align="top" draw:auto-grow-height="false" draw:fit-to-size="false" style:shrink-to-fit="false" fo:min-height="0.019cm" fo:min-width="0cm" fo:padding-top="0.127cm" fo:padding-bottom="0.127cm" fo:padding-left="0.254cm" fo:padding-right="0.254cm" fo:wrap-option="wrap"/>
    </style:style>
    <style:style style:name="gr63"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325cm" fo:padding-top="0.127cm" fo:padding-bottom="0.127cm" fo:padding-left="0.254cm" fo:padding-right="0.254cm" fo:wrap-option="wrap"/>
    </style:style>
    <style:style style:name="gr64" style:family="graphic" style:parent-style-name="standard">
      <style:graphic-properties draw:stroke="solid" svg:stroke-width="0.035cm" svg:stroke-color="#000000" draw:stroke-linejoin="miter" draw:fill="none" draw:textarea-vertical-align="top" draw:auto-grow-height="false" draw:fit-to-size="false" style:shrink-to-fit="false" fo:min-height="0.324cm" fo:min-width="0.705cm" fo:padding-top="0.127cm" fo:padding-bottom="0.127cm" fo:padding-left="0.254cm" fo:padding-right="0.254cm" fo:wrap-option="wrap"/>
    </style:style>
    <style:style style:name="gr65" style:family="graphic" style:parent-style-name="standard">
      <style:graphic-properties draw:stroke="solid" svg:stroke-width="0.035cm" svg:stroke-color="#000000" draw:stroke-linejoin="miter" draw:fill="none" draw:textarea-vertical-align="top" draw:auto-grow-height="false" draw:fit-to-size="false" style:shrink-to-fit="false" fo:min-height="0.271cm" fo:min-width="0cm" fo:padding-top="0.127cm" fo:padding-bottom="0.127cm" fo:padding-left="0.254cm" fo:padding-right="0.254cm" fo:wrap-option="wrap"/>
    </style:style>
    <style:style style:name="gr66" style:family="graphic" style:parent-style-name="standard">
      <style:graphic-properties draw:stroke="solid" svg:stroke-width="0.035cm" svg:stroke-color="#000000" draw:stroke-linejoin="miter" draw:fill="none" draw:textarea-vertical-align="top" draw:auto-grow-height="false" draw:fit-to-size="false" style:shrink-to-fit="false" fo:min-height="0.654cm" fo:min-width="0cm" fo:padding-top="0.127cm" fo:padding-bottom="0.127cm" fo:padding-left="0.254cm" fo:padding-right="0.254cm" fo:wrap-option="wrap"/>
    </style:style>
    <style:style style:name="gr67" style:family="graphic" style:parent-style-name="standard">
      <style:graphic-properties draw:stroke="solid" svg:stroke-width="0.035cm" svg:stroke-color="#000000" draw:stroke-linejoin="miter" draw:fill="none" draw:textarea-vertical-align="top" draw:auto-grow-height="false" draw:fit-to-size="false" style:shrink-to-fit="false" fo:min-height="0.108cm" fo:min-width="0.484cm" fo:padding-top="0.127cm" fo:padding-bottom="0.127cm" fo:padding-left="0.254cm" fo:padding-right="0.254cm" fo:wrap-option="wrap"/>
    </style:style>
    <style:style style:name="gr68" style:family="graphic" style:parent-style-name="standard">
      <style:graphic-properties draw:stroke="solid" svg:stroke-width="0.035cm" svg:stroke-color="#000000" draw:stroke-linejoin="miter" draw:fill="none" draw:textarea-vertical-align="top" draw:auto-grow-height="false" draw:fit-to-size="false" style:shrink-to-fit="false" fo:min-height="0cm" fo:min-width="0.696cm" fo:padding-top="0.127cm" fo:padding-bottom="0.127cm" fo:padding-left="0.254cm" fo:padding-right="0.254cm" fo:wrap-option="wrap"/>
    </style:style>
    <style:style style:name="gr69" style:family="graphic" style:parent-style-name="standard">
      <style:graphic-properties draw:stroke="solid" svg:stroke-width="0.035cm" svg:stroke-color="#000000" draw:stroke-linejoin="miter" draw:fill="none" draw:textarea-vertical-align="top" draw:auto-grow-height="false" draw:fit-to-size="false" style:shrink-to-fit="false" fo:min-height="0.332cm" fo:min-width="0.555cm" fo:padding-top="0.127cm" fo:padding-bottom="0.127cm" fo:padding-left="0.254cm" fo:padding-right="0.254cm" fo:wrap-option="wrap"/>
    </style:style>
    <style:style style:name="gr70" style:family="graphic" style:parent-style-name="standard">
      <style:graphic-properties draw:stroke="solid" svg:stroke-width="0.035cm" svg:stroke-color="#000000" draw:stroke-linejoin="miter" draw:fill="none" draw:textarea-vertical-align="top" draw:auto-grow-height="false" draw:fit-to-size="false" style:shrink-to-fit="false" fo:min-height="0.112cm" fo:min-width="0.281cm" fo:padding-top="0.127cm" fo:padding-bottom="0.127cm" fo:padding-left="0.254cm" fo:padding-right="0.254cm" fo:wrap-option="wrap"/>
    </style:style>
    <style:style style:name="gr71" style:family="graphic" style:parent-style-name="standard">
      <style:graphic-properties draw:stroke="solid" svg:stroke-width="0.035cm" svg:stroke-color="#000000" draw:stroke-linejoin="miter" draw:fill="none" draw:textarea-vertical-align="top" draw:auto-grow-height="false" draw:fit-to-size="false" style:shrink-to-fit="false" fo:min-height="0.332cm" fo:min-width="0.506cm" fo:padding-top="0.127cm" fo:padding-bottom="0.127cm" fo:padding-left="0.254cm" fo:padding-right="0.254cm" fo:wrap-option="wrap"/>
    </style:style>
    <style:style style:name="gr72" style:family="graphic" style:parent-style-name="standard">
      <style:graphic-properties draw:stroke="solid" svg:stroke-width="0.035cm" svg:stroke-color="#000000" draw:stroke-linejoin="miter" draw:fill="none" draw:textarea-vertical-align="top" draw:auto-grow-height="false" draw:fit-to-size="false" style:shrink-to-fit="false" fo:min-height="0.116cm" fo:min-width="0.211cm" fo:padding-top="0.127cm" fo:padding-bottom="0.127cm" fo:padding-left="0.254cm" fo:padding-right="0.254cm" fo:wrap-option="wrap"/>
    </style:style>
    <style:style style:name="gr73" style:family="graphic" style:parent-style-name="standard">
      <style:graphic-properties draw:stroke="solid" svg:stroke-width="0.035cm" svg:stroke-color="#000000" draw:stroke-linejoin="miter" draw:fill="none" draw:textarea-vertical-align="top" draw:auto-grow-height="false" draw:fit-to-size="false" style:shrink-to-fit="false" fo:min-height="0.377cm" fo:min-width="0cm" fo:padding-top="0.127cm" fo:padding-bottom="0.127cm" fo:padding-left="0.254cm" fo:padding-right="0.254cm" fo:wrap-option="wrap"/>
    </style:style>
    <style:style style:name="gr74" style:family="graphic" style:parent-style-name="standard">
      <style:graphic-properties draw:stroke="solid" svg:stroke-width="0.035cm" svg:stroke-color="#000000" draw:stroke-linejoin="miter" draw:fill="none" draw:textarea-vertical-align="top" draw:auto-grow-height="false" draw:fit-to-size="false" style:shrink-to-fit="false" fo:min-height="0.161cm" fo:min-width="0.639cm" fo:padding-top="0.127cm" fo:padding-bottom="0.127cm" fo:padding-left="0.254cm" fo:padding-right="0.254cm" fo:wrap-option="wrap"/>
    </style:style>
    <style:style style:name="gr75"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cm" fo:padding-top="0.127cm" fo:padding-bottom="0.127cm" fo:padding-left="0.254cm" fo:padding-right="0.254cm" fo:wrap-option="wrap"/>
    </style:style>
    <style:style style:name="gr76" style:family="graphic" style:parent-style-name="standard">
      <style:graphic-properties draw:stroke="solid" svg:stroke-width="0.035cm" svg:stroke-color="#000000" draw:stroke-linejoin="miter" draw:fill="none" draw:textarea-vertical-align="top" draw:auto-grow-height="false" draw:fit-to-size="false" style:shrink-to-fit="false" fo:min-height="0.041cm" fo:min-width="0cm" fo:padding-top="0.127cm" fo:padding-bottom="0.127cm" fo:padding-left="0.254cm" fo:padding-right="0.254cm" fo:wrap-option="wrap"/>
    </style:style>
    <style:style style:name="gr77" style:family="graphic" style:parent-style-name="standard">
      <style:graphic-properties draw:stroke="solid" svg:stroke-width="0.035cm" svg:stroke-color="#000000" draw:stroke-linejoin="miter" draw:fill="none" draw:textarea-vertical-align="top" draw:auto-grow-height="false" draw:fit-to-size="false" style:shrink-to-fit="false" fo:min-height="0.284cm" fo:min-width="0.766cm" fo:padding-top="0.127cm" fo:padding-bottom="0.127cm" fo:padding-left="0.254cm" fo:padding-right="0.254cm" fo:wrap-option="wrap"/>
    </style:style>
    <style:style style:name="gr78" style:family="graphic" style:parent-style-name="standard">
      <style:graphic-properties draw:stroke="solid" svg:stroke-width="0.022cm" svg:stroke-color="#000000" draw:stroke-linejoin="miter"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79" style:family="graphic" style:parent-style-name="standard">
      <style:graphic-properties draw:stroke="dash" draw:stroke-dash="Dashed_20__28_var_29__20_4" svg:stroke-width="0.022cm" svg:stroke-color="#bac2c7"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80" style:family="graphic" style:parent-style-name="standard">
      <style:graphic-properties draw:stroke="dash" draw:stroke-dash="Dashed_20__28_var_29__20_4" svg:stroke-width="0.022cm" svg:stroke-color="#bac2c7" draw:stroke-linejoin="miter" draw:fill="none" draw:textarea-vertical-align="top" draw:auto-grow-height="false" draw:fit-to-size="false" style:shrink-to-fit="false" fo:min-height="0.213cm" fo:min-width="1.049cm" fo:padding-top="0.127cm" fo:padding-bottom="0.127cm" fo:padding-left="0.254cm" fo:padding-right="0.254cm" fo:wrap-option="wrap"/>
    </style:style>
    <style:style style:name="gr81" style:family="graphic" style:parent-style-name="standard">
      <style:graphic-properties draw:stroke="dash" draw:stroke-dash="Dashed_20__28_var_29__20_4" svg:stroke-width="0.022cm" svg:stroke-color="#bac2c7" draw:stroke-linejoin="miter" draw:fill="none" draw:textarea-vertical-align="top" draw:auto-grow-height="false" draw:fit-to-size="false" style:shrink-to-fit="false" fo:min-height="0cm" fo:min-width="1.476cm" fo:padding-top="0.127cm" fo:padding-bottom="0.127cm" fo:padding-left="0.254cm" fo:padding-right="0.254cm" fo:wrap-option="wrap"/>
    </style:style>
    <style:style style:name="gr82" style:family="graphic" style:parent-style-name="standard">
      <style:graphic-properties draw:stroke="solid" svg:stroke-width="0.018cm" svg:stroke-color="#1385b7"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83" style:family="graphic" style:parent-style-name="standard" style:list-style-name="L2">
      <style:graphic-properties draw:stroke="none" svg:stroke-width="0cm" draw:fill="none" draw:textarea-vertical-align="top" draw:auto-grow-height="false" draw:fit-to-size="false" style:shrink-to-fit="false" fo:min-height="0.319cm" fo:min-width="1.421cm" fo:padding-top="0cm" fo:padding-bottom="0cm" fo:padding-left="0cm" fo:padding-right="0cm" fo:wrap-option="wrap"/>
    </style:style>
    <style:style style:name="gr84" style:family="graphic" style:parent-style-name="standard" style:list-style-name="L2">
      <style:graphic-properties draw:stroke="none" svg:stroke-width="0cm" draw:fill="none" draw:textarea-vertical-align="top" draw:auto-grow-height="false" draw:fit-to-size="false" style:shrink-to-fit="false" fo:min-height="0.258cm" fo:min-width="1.421cm" fo:padding-top="0cm" fo:padding-bottom="0cm" fo:padding-left="0cm" fo:padding-right="0cm" fo:wrap-option="wrap"/>
    </style:style>
    <style:style style:name="gr85"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6"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7"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8"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9"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0"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1"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92"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3"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4" style:family="graphic" style:parent-style-name="standard" style:list-style-name="L2">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95"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6" style:family="graphic" style:parent-style-name="standard" style:list-style-name="L2">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97" style:family="graphic" style:parent-style-name="standard" style:list-style-name="L2">
      <style:graphic-properties draw:stroke="none" svg:stroke-width="0cm" draw:fill="none" draw:textarea-vertical-align="top" draw:auto-grow-height="false" draw:fit-to-size="false" style:shrink-to-fit="false" fo:min-height="0.265cm" fo:min-width="1.422cm" fo:padding-top="0cm" fo:padding-bottom="0cm" fo:padding-left="0cm" fo:padding-right="0cm" fo:wrap-option="wrap"/>
    </style:style>
    <style:style style:name="gr98" style:family="graphic" style:parent-style-name="standard" style:list-style-name="L2">
      <style:graphic-properties draw:stroke="none" svg:stroke-width="0cm" draw:fill="none" draw:textarea-vertical-align="top" draw:auto-grow-height="false" draw:fit-to-size="false" style:shrink-to-fit="false" fo:min-height="0.265cm" fo:min-width="1.422cm" fo:padding-top="0cm" fo:padding-bottom="0cm" fo:padding-left="0cm" fo:padding-right="0cm" fo:wrap-option="wrap"/>
    </style:style>
    <style:style style:name="gr99"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0" style:family="graphic" style:parent-style-name="standard" style:list-style-name="L2">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101"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2" style:family="graphic" style:parent-style-name="standard" style:list-style-name="L2">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03"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4"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5"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6"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7" style:family="graphic" style:parent-style-name="standard" style:list-style-name="L2">
      <style:graphic-properties draw:stroke="none" svg:stroke-width="0cm" draw:fill="none" draw:textarea-vertical-align="top" draw:auto-grow-height="false" draw:fit-to-size="false" style:shrink-to-fit="false" fo:min-height="0.266cm" fo:min-width="1.39cm" fo:padding-top="0cm" fo:padding-bottom="0cm" fo:padding-left="0cm" fo:padding-right="0cm" fo:wrap-option="wrap"/>
    </style:style>
    <style:style style:name="gr108"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09"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0"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1"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2"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13"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14" style:family="graphic" style:parent-style-name="standard" style:list-style-name="L2">
      <style:graphic-properties draw:stroke="none" svg:stroke-width="0cm" draw:fill="none" draw:textarea-vertical-align="top" draw:auto-grow-height="false" draw:fit-to-size="false" style:shrink-to-fit="false" fo:min-height="0.267cm" fo:min-width="1.422cm" fo:padding-top="0cm" fo:padding-bottom="0cm" fo:padding-left="0cm" fo:padding-right="0cm" fo:wrap-option="wrap"/>
    </style:style>
    <style:style style:name="gr115"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6"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7"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18" style:family="graphic" style:parent-style-name="standard" style:list-style-name="L2">
      <style:graphic-properties draw:stroke="none" svg:stroke-width="0cm" draw:fill="none" draw:textarea-vertical-align="top" draw:auto-grow-height="false" draw:fit-to-size="false" style:shrink-to-fit="false" fo:min-height="0.267cm" fo:min-width="1.422cm" fo:padding-top="0cm" fo:padding-bottom="0cm" fo:padding-left="0cm" fo:padding-right="0cm" fo:wrap-option="wrap"/>
    </style:style>
    <style:style style:name="gr119"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20" style:family="graphic" style:parent-style-name="standard" style:list-style-name="L2">
      <style:graphic-properties draw:stroke="none" svg:stroke-width="0cm" draw:fill="none" draw:textarea-vertical-align="top" draw:auto-grow-height="false" draw:fit-to-size="false" style:shrink-to-fit="false" fo:min-height="0.268cm" fo:min-width="1.421cm" fo:padding-top="0cm" fo:padding-bottom="0cm" fo:padding-left="0cm" fo:padding-right="0cm" fo:wrap-option="wrap"/>
    </style:style>
    <style:style style:name="gr121"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2" style:family="graphic" style:parent-style-name="standard" style:list-style-name="L2">
      <style:graphic-properties draw:stroke="none" svg:stroke-width="0cm" draw:fill="none" draw:textarea-vertical-align="top" draw:auto-grow-height="false" draw:fit-to-size="false" style:shrink-to-fit="false" fo:min-height="0.267cm" fo:min-width="1.404cm" fo:padding-top="0cm" fo:padding-bottom="0cm" fo:padding-left="0cm" fo:padding-right="0cm" fo:wrap-option="wrap"/>
    </style:style>
    <style:style style:name="gr123"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4" style:family="graphic" style:parent-style-name="standard" style:list-style-name="L2">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125"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6"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7" style:family="graphic" style:parent-style-name="standard" style:list-style-name="L2">
      <style:graphic-properties draw:stroke="none" svg:stroke-width="0cm" draw:fill="none" draw:textarea-vertical-align="top" draw:auto-grow-height="false" draw:fit-to-size="false" style:shrink-to-fit="false" fo:min-height="0.267cm" fo:min-width="1.422cm" fo:padding-top="0cm" fo:padding-bottom="0cm" fo:padding-left="0cm" fo:padding-right="0cm" fo:wrap-option="wrap"/>
    </style:style>
    <style:style style:name="gr128"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9" style:family="graphic" style:parent-style-name="standard" style:list-style-name="L2">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130"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31" style:family="graphic" style:parent-style-name="standard" style:list-style-name="L2">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32" style:family="graphic" style:parent-style-name="standard" style:list-style-name="L2">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33"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34" style:family="graphic" style:parent-style-name="standard" style:list-style-name="L2">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35"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36" style:family="graphic" style:parent-style-name="standard" style:list-style-name="L2">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37" style:family="graphic" style:parent-style-name="standard" style:list-style-name="L2">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38"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39" style:family="graphic" style:parent-style-name="standard" style:list-style-name="L2">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40" style:family="graphic" style:parent-style-name="standard" style:list-style-name="L2">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41" style:family="graphic" style:parent-style-name="standard" style:list-style-name="L2">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42"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43" style:family="graphic" style:parent-style-name="standard" style:list-style-name="L2">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44" style:family="graphic" style:parent-style-name="standard" style:list-style-name="L2">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45"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46" style:family="graphic" style:parent-style-name="standard" style:list-style-name="L2">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47"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48"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49"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50"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1"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52"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3"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4"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55"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6"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7" style:family="graphic" style:parent-style-name="standard" style:list-style-name="L2">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58"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59"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0"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61"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2"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63"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4" style:family="graphic" style:parent-style-name="standard" style:list-style-name="L2">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65"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6"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7"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8" style:family="graphic" style:parent-style-name="standard" style:list-style-name="L2">
      <style:graphic-properties draw:stroke="none" svg:stroke-width="0cm" draw:fill="none" draw:textarea-vertical-align="top" draw:auto-grow-height="false" draw:fit-to-size="false" style:shrink-to-fit="false" fo:min-height="0.267cm" fo:min-width="1.42cm" fo:padding-top="0cm" fo:padding-bottom="0cm" fo:padding-left="0cm" fo:padding-right="0cm" fo:wrap-option="wrap"/>
    </style:style>
    <style:style style:name="gr169"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0"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1"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2"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73"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74" style:family="graphic" style:parent-style-name="standard" style:list-style-name="L2">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75"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6"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7" style:family="graphic" style:parent-style-name="standard" style:list-style-name="L2">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78"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9" style:family="graphic" style:parent-style-name="standard" style:list-style-name="L2">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80" style:family="graphic" style:parent-style-name="standard" style:list-style-name="L2">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81" style:family="graphic" style:parent-style-name="standard" style:list-style-name="L2">
      <style:graphic-properties draw:stroke="none" svg:stroke-width="0cm" draw:fill="none" draw:textarea-vertical-align="top" draw:auto-grow-height="false" draw:fit-to-size="false" style:shrink-to-fit="false" fo:min-height="0.319cm" fo:min-width="1.421cm" fo:padding-top="0cm" fo:padding-bottom="0cm" fo:padding-left="0cm" fo:padding-right="0cm" fo:wrap-option="wrap"/>
    </style:style>
    <style:style style:name="gr182" style:family="graphic" style:parent-style-name="standard">
      <style:graphic-properties draw:stroke="solid" svg:stroke-width="0.079cm" svg:stroke-color="#1482ab"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gr183" style:family="graphic" style:parent-style-name="standard" style:list-style-name="L2">
      <style:graphic-properties draw:stroke="none" svg:stroke-width="0cm" draw:fill="none" draw:textarea-vertical-align="top" draw:auto-grow-height="false" draw:fit-to-size="false" style:shrink-to-fit="false" fo:min-height="0.264cm" fo:min-width="1.421cm" fo:padding-top="0cm" fo:padding-bottom="0cm" fo:padding-left="0cm" fo:padding-right="0cm" fo:wrap-option="wrap"/>
    </style:style>
    <style:style style:name="gr184" style:family="graphic" style:parent-style-name="standard">
      <style:graphic-properties draw:stroke="none" svg:stroke-width="0cm" draw:fill="solid" draw:fill-color="#ffffff" draw:textarea-vertical-align="top" draw:auto-grow-height="false" draw:fit-to-size="false" style:shrink-to-fit="false" fo:min-height="0.586cm" fo:min-width="0cm" fo:padding-top="0.127cm" fo:padding-bottom="0.127cm" fo:padding-left="0.254cm" fo:padding-right="0.254cm" fo:wrap-option="wrap"/>
    </style:style>
    <style:style style:name="gr185" style:family="graphic" style:parent-style-name="standard">
      <style:graphic-properties draw:stroke="none" svg:stroke-width="0.009cm" draw:stroke-linejoin="round" draw:fill="solid" draw:fill-color="#335b74" draw:textarea-vertical-align="top" draw:auto-grow-height="false" draw:fit-to-size="false" style:shrink-to-fit="false" fo:min-height="0.222cm" fo:min-width="0cm" fo:padding-top="0.127cm" fo:padding-bottom="0.127cm" fo:padding-left="0.254cm" fo:padding-right="0.254cm" fo:wrap-option="wrap"/>
    </style:style>
    <style:style style:name="gr186" style:family="graphic" style:parent-style-name="standard">
      <style:graphic-properties draw:stroke="none" svg:stroke-width="0.009cm" draw:stroke-linejoin="round" draw:fill="solid" draw:fill-color="#335b74" draw:textarea-vertical-align="top" draw:auto-grow-height="false" draw:fit-to-size="false" style:shrink-to-fit="false" fo:min-height="0.247cm" fo:min-width="0cm" fo:padding-top="0.127cm" fo:padding-bottom="0.127cm" fo:padding-left="0.254cm" fo:padding-right="0.254cm" fo:wrap-option="wrap"/>
    </style:style>
    <style:style style:name="gr187" style:family="graphic" style:parent-style-name="standard">
      <style:graphic-properties draw:stroke="none" svg:stroke-width="0.009cm" draw:stroke-linejoin="round" draw:fill="solid" draw:fill-color="#2086bc" draw:textarea-vertical-align="top" draw:auto-grow-height="false" draw:fit-to-size="false" style:shrink-to-fit="false" fo:min-height="3.856cm" fo:min-width="1.406cm" fo:padding-top="0.127cm" fo:padding-bottom="0.127cm" fo:padding-left="0.254cm" fo:padding-right="0.254cm" fo:wrap-option="wrap"/>
    </style:style>
    <style:style style:name="gr188" style:family="graphic" style:parent-style-name="standard">
      <style:graphic-properties draw:stroke="none" svg:stroke-width="0.009cm" draw:stroke-linejoin="round" draw:fill="solid" draw:fill-color="#2086bc" draw:textarea-vertical-align="top" draw:auto-grow-height="false" draw:fit-to-size="false" style:shrink-to-fit="false" fo:min-height="1.06cm" fo:min-width="0cm" fo:padding-top="0.127cm" fo:padding-bottom="0.127cm" fo:padding-left="0.254cm" fo:padding-right="0.254cm" fo:wrap-option="wrap"/>
    </style:style>
    <style:style style:name="gr189" style:family="graphic" style:parent-style-name="standard">
      <style:graphic-properties draw:stroke="none" svg:stroke-width="0.009cm" draw:stroke-linejoin="round" draw:fill="solid" draw:fill-color="#2086bc" draw:textarea-vertical-align="top" draw:auto-grow-height="false" draw:fit-to-size="false" style:shrink-to-fit="false" fo:min-height="1.347cm" fo:min-width="2.358cm" fo:padding-top="0.127cm" fo:padding-bottom="0.127cm" fo:padding-left="0.254cm" fo:padding-right="0.254cm" fo:wrap-option="wrap"/>
    </style:style>
    <style:style style:name="gr190" style:family="graphic" style:parent-style-name="standard">
      <style:graphic-properties draw:stroke="none" svg:stroke-width="0.009cm" draw:stroke-linejoin="round" draw:fill="solid" draw:fill-color="#335b74" draw:textarea-vertical-align="top" draw:auto-grow-height="false" draw:fit-to-size="false" style:shrink-to-fit="false" fo:min-height="14.629cm" fo:min-width="12.84cm" fo:padding-top="0.127cm" fo:padding-bottom="0.127cm" fo:padding-left="0.254cm" fo:padding-right="0.254cm" fo:wrap-option="wrap"/>
    </style:style>
    <style:style style:name="gr191" style:family="graphic" style:parent-style-name="standard">
      <style:graphic-properties draw:stroke="none" svg:stroke-width="0.009cm" draw:stroke-linejoin="round" draw:fill="solid" draw:fill-color="#2086bc" draw:textarea-vertical-align="top" draw:auto-grow-height="false" draw:fit-to-size="false" style:shrink-to-fit="false" fo:min-height="1.589cm" fo:min-width="0.123cm" fo:padding-top="0.127cm" fo:padding-bottom="0.127cm" fo:padding-left="0.254cm" fo:padding-right="0.254cm" fo:wrap-option="wrap"/>
    </style:style>
    <style:style style:name="gr192" style:family="graphic" style:parent-style-name="standard">
      <style:graphic-properties draw:stroke="none" svg:stroke-width="0.009cm" draw:stroke-linejoin="round" draw:fill="solid" draw:fill-color="#2086bc" draw:textarea-vertical-align="top" draw:auto-grow-height="false" draw:fit-to-size="false" style:shrink-to-fit="false" fo:min-height="1.229cm" fo:min-width="0.005cm" fo:padding-top="0.127cm" fo:padding-bottom="0.127cm" fo:padding-left="0.254cm" fo:padding-right="0.254cm" fo:wrap-option="wrap"/>
    </style:style>
    <style:style style:name="gr193" style:family="graphic" style:parent-style-name="standard">
      <style:graphic-properties draw:stroke="solid" svg:stroke-width="0.026cm" svg:stroke-color="#88979e" draw:fill="solid" draw:fill-color="#335b74" draw:textarea-vertical-align="middle" draw:auto-grow-height="false" draw:fit-to-size="false" style:shrink-to-fit="false" fo:min-height="0.249cm" fo:min-width="0cm" fo:padding-top="0.125cm" fo:padding-bottom="0.125cm" fo:padding-left="0.25cm" fo:padding-right="0.25cm" fo:wrap-option="wrap" draw:shadow="visible" draw:shadow-offset-x="0cm" draw:shadow-offset-y="0.064cm" draw:shadow-color="#000000" draw:shadow-opacity="35%"/>
    </style:style>
    <style:style style:name="gr194" style:family="graphic" style:parent-style-name="standard">
      <style:graphic-properties draw:stroke="solid" svg:stroke-width="0.026cm" svg:stroke-color="#88979e" draw:fill="solid" draw:fill-color="#2086bc" draw:textarea-vertical-align="middle" draw:auto-grow-height="false" draw:fit-to-size="false" style:shrink-to-fit="false" fo:min-height="0.249cm" fo:min-width="0cm" fo:padding-top="0.125cm" fo:padding-bottom="0.125cm" fo:padding-left="0.25cm" fo:padding-right="0.25cm" fo:wrap-option="wrap" draw:shadow="visible" draw:shadow-offset-x="0cm" draw:shadow-offset-y="0.064cm" draw:shadow-color="#000000" draw:shadow-opacity="35%"/>
    </style:style>
    <style:style style:name="gr19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7" style:family="graphic" style:parent-style-name="standard">
      <style:graphic-properties draw:stroke="solid" svg:stroke-width="0.035cm" svg:stroke-color="#808080" draw:stroke-linejoin="miter" draw:fill="none" draw:textarea-vertical-align="top" draw:auto-grow-height="false" draw:fit-to-size="false" style:shrink-to-fit="false" fo:min-height="1.292cm" fo:min-width="1.599cm" fo:padding-top="0.127cm" fo:padding-bottom="0.127cm" fo:padding-left="0.254cm" fo:padding-right="0.254cm" fo:wrap-option="wrap"/>
    </style:style>
    <style:style style:name="gr198" style:family="graphic" style:parent-style-name="standard">
      <style:graphic-properties draw:stroke="solid" svg:stroke-width="0.035cm" svg:stroke-color="#808080" draw:stroke-linejoin="miter" draw:fill="none" draw:textarea-vertical-align="top" draw:auto-grow-height="false" draw:fit-to-size="false" style:shrink-to-fit="false" fo:min-height="1.103cm" fo:min-width="0.127cm" fo:padding-top="0.127cm" fo:padding-bottom="0.127cm" fo:padding-left="0.254cm" fo:padding-right="0.254cm" fo:wrap-option="wrap"/>
    </style:style>
    <style:style style:name="gr199" style:family="graphic" style:parent-style-name="standard">
      <style:graphic-properties draw:stroke="solid" svg:stroke-width="0.035cm" svg:stroke-color="#808080" draw:stroke-linejoin="miter" draw:fill="none" draw:textarea-vertical-align="top" draw:auto-grow-height="false" draw:fit-to-size="false" style:shrink-to-fit="false" fo:min-height="0.347cm" fo:min-width="0.03cm" fo:padding-top="0.127cm" fo:padding-bottom="0.127cm" fo:padding-left="0.254cm" fo:padding-right="0.254cm" fo:wrap-option="wrap"/>
    </style:style>
    <style:style style:name="gr200" style:family="graphic" style:parent-style-name="standard">
      <style:graphic-properties draw:stroke="solid" svg:stroke-width="0.035cm" svg:stroke-color="#808080" draw:stroke-linejoin="miter" draw:fill="none" draw:textarea-vertical-align="top" draw:auto-grow-height="false" draw:fit-to-size="false" style:shrink-to-fit="false" fo:min-height="0.518cm" fo:min-width="1.3cm" fo:padding-top="0.127cm" fo:padding-bottom="0.127cm" fo:padding-left="0.254cm" fo:padding-right="0.254cm" fo:wrap-option="wrap"/>
    </style:style>
    <style:style style:name="gr201" style:family="graphic" style:parent-style-name="standard">
      <style:graphic-properties draw:stroke="solid" svg:stroke-width="0.035cm" svg:stroke-color="#808080" draw:stroke-linejoin="miter" draw:fill="none" draw:textarea-vertical-align="top" draw:auto-grow-height="false" draw:fit-to-size="false" style:shrink-to-fit="false" fo:min-height="1.395cm" fo:min-width="2.852cm" fo:padding-top="0.127cm" fo:padding-bottom="0.127cm" fo:padding-left="0.254cm" fo:padding-right="0.254cm" fo:wrap-option="wrap"/>
    </style:style>
    <style:style style:name="gr202" style:family="graphic" style:parent-style-name="standard">
      <style:graphic-properties draw:stroke="solid" svg:stroke-width="0.035cm" svg:stroke-color="#808080" draw:stroke-linejoin="miter" draw:fill="none" draw:textarea-vertical-align="top" draw:auto-grow-height="false" draw:fit-to-size="false" style:shrink-to-fit="false" fo:min-height="5.034cm" fo:min-width="1.49cm" fo:padding-top="0.127cm" fo:padding-bottom="0.127cm" fo:padding-left="0.254cm" fo:padding-right="0.254cm" fo:wrap-option="wrap"/>
    </style:style>
    <style:style style:name="gr203" style:family="graphic" style:parent-style-name="standard">
      <style:graphic-properties draw:stroke="solid" svg:stroke-width="0.035cm" svg:stroke-color="#808080" draw:stroke-linejoin="miter" draw:fill="none" draw:textarea-vertical-align="top" draw:auto-grow-height="false" draw:fit-to-size="false" style:shrink-to-fit="false" fo:min-height="3.453cm" fo:min-width="1.449cm" fo:padding-top="0.127cm" fo:padding-bottom="0.127cm" fo:padding-left="0.254cm" fo:padding-right="0.254cm" fo:wrap-option="wrap"/>
    </style:style>
    <style:style style:name="gr204" style:family="graphic" style:parent-style-name="standard">
      <style:graphic-properties draw:stroke="solid" svg:stroke-width="0.035cm" svg:stroke-color="#808080" draw:stroke-linejoin="miter" draw:fill="none" draw:textarea-vertical-align="top" draw:auto-grow-height="false" draw:fit-to-size="false" style:shrink-to-fit="false" fo:min-height="0.015cm" fo:min-width="1cm" fo:padding-top="0.127cm" fo:padding-bottom="0.127cm" fo:padding-left="0.254cm" fo:padding-right="0.254cm" fo:wrap-option="wrap"/>
    </style:style>
    <style:style style:name="gr205" style:family="graphic" style:parent-style-name="standard">
      <style:graphic-properties draw:stroke="solid" svg:stroke-width="0.035cm" svg:stroke-color="#808080"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206" style:family="graphic" style:parent-style-name="standard">
      <style:graphic-properties draw:stroke="solid" svg:stroke-width="0.035cm" svg:stroke-color="#808080" draw:stroke-linejoin="miter" draw:fill="none" draw:textarea-vertical-align="top" draw:auto-grow-height="false" draw:fit-to-size="false" style:shrink-to-fit="false" fo:min-height="0.524cm" fo:min-width="0cm" fo:padding-top="0.127cm" fo:padding-bottom="0.127cm" fo:padding-left="0.254cm" fo:padding-right="0.254cm" fo:wrap-option="wrap"/>
    </style:style>
    <style:style style:name="gr207" style:family="graphic" style:parent-style-name="standard">
      <style:graphic-properties draw:stroke="none" svg:stroke-color="#000000" draw:fill="none" draw:fill-color="#ffffff" draw:auto-grow-height="true" draw:auto-grow-width="false" fo:max-height="0cm" fo:min-height="1.423cm"/>
    </style:style>
    <style:style style:name="P1" style:family="paragraph">
      <loext:graphic-properties draw:fill-color="#ffffff"/>
      <style:paragraph-properties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background-color="#fff200" fo:hyphenate="false"/>
    </style:style>
    <style:style style:name="P7" style:family="paragraph">
      <style:paragraph-properties fo:margin-left="0cm" fo:margin-right="0cm" fo:margin-top="0cm" fo:margin-bottom="0cm" fo:line-height="100%" fo:text-align="end" fo:text-indent="0cm" style:punctuation-wrap="hanging" style:writing-mode="lr-tb"/>
      <style:text-properties fo:hyphenate="false"/>
    </style:style>
    <style:style style:name="P8"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9" style:family="paragraph">
      <loext:graphic-properties draw:fill="solid" draw:fill-color="#335b74"/>
      <style:paragraph-properties fo:text-align="start" style:font-independent-line-spacing="true"/>
      <style:text-properties fo:font-size="18pt"/>
    </style:style>
    <style:style style:name="P10" style:family="paragraph">
      <loext:graphic-properties draw:fill="solid" draw:fill-color="#2086bc"/>
      <style:paragraph-properties fo:text-align="start" style:font-independent-line-spacing="true"/>
      <style:text-properties fo:font-size="18pt"/>
    </style:style>
    <style:style style:name="P11" style:family="paragraph">
      <style:paragraph-properties fo:margin-left="0cm" fo:margin-right="0cm" fo:margin-top="0cm" fo:margin-bottom="0.423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423cm" fo:line-height="100%" fo:text-align="start" fo:text-indent="0cm" style:punctuation-wrap="hanging" style:writing-mode="lr-tb" style:font-independent-line-spacing="true"/>
      <style:text-properties fo:font-size="18pt" fo:hyphenate="false"/>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none" draw:fill-color="#ffffff"/>
      <style:text-properties fo:font-size="12pt" fo:font-style="italic" style:font-size-asian="12pt" style:font-style-asian="italic" style:font-size-complex="12pt" style:font-style-complex="italic"/>
    </style:style>
    <style:style style:name="T1"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normal" style:font-size-asian="4.5pt" style:font-style-asian="normal" style:font-weight-asian="normal" style:font-size-complex="4.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30% 58%"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8.619cm" svg:height="21.167cm" svg:x="-0.397cm" svg:y="0cm">
          <text:p/>
          <draw:enhanced-geometry svg:viewBox="0 0 21600 21600" draw:type="rectangle" draw:enhanced-path="M 0 0 L 21600 0 21600 21600 0 21600 0 0 Z N"/>
        </draw:custom-shape>
        <draw:custom-shape draw:name="AutoShape 3" draw:style-name="gr2" draw:text-style-name="P2" draw:layer="layout" svg:width="15.005cm" svg:height="14.882cm" svg:x="5.973cm" svg:y="3.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7" draw:style-name="gr3" draw:text-style-name="P2" draw:layer="layout" svg:x1="13.363cm" svg:y1="6.66cm" svg:x2="13.364cm" svg:y2="6.661cm">
          <text:p/>
        </draw:line>
        <draw:line draw:name="Line 188" draw:style-name="gr4" draw:text-style-name="P2" draw:layer="layout" svg:x1="13.363cm" svg:y1="6.66cm" svg:x2="13.364cm" svg:y2="6.661cm">
          <text:p/>
        </draw:line>
        <draw:g draw:name="Group 429">
          <draw:g draw:name="Group 5">
            <draw:custom-shape draw:name="Freeform 5" draw:style-name="gr5" draw:text-style-name="P2" draw:layer="layout" svg:width="0.272cm" svg:height="1.071cm" svg:x="13.363cm" svg:y="6.533cm">
              <text:p/>
              <draw:enhanced-geometry draw:mirror-horizontal="false" draw:mirror-vertical="false" svg:viewBox="0 0 0 0" drawooo:sub-view-size="27 106" draw:text-areas="0 0 ?f6 ?f7" draw:type="ooxml-non-primitive" draw:enhanced-path="M 0 13 C 0 13 0 83 13 99 19 106 27 0 27 0 N">
                <draw:equation draw:name="f0" draw:formula="0*logwidth/27"/>
                <draw:equation draw:name="f1" draw:formula="13*logheight/106"/>
                <draw:equation draw:name="f2" draw:formula="13*logwidth/27"/>
                <draw:equation draw:name="f3" draw:formula="99*logheight/106"/>
                <draw:equation draw:name="f4" draw:formula="27*logwidth/27"/>
                <draw:equation draw:name="f5" draw:formula="0*logheight/106"/>
                <draw:equation draw:name="f6" draw:formula="logwidth"/>
                <draw:equation draw:name="f7" draw:formula="logheight"/>
              </draw:enhanced-geometry>
            </draw:custom-shape>
            <draw:custom-shape draw:name="Freeform 6" draw:style-name="gr6" draw:text-style-name="P2" draw:layer="layout" svg:width="1.926cm" svg:height="0.96cm" svg:x="13.474cm" svg:y="7.534cm">
              <text:p/>
              <draw:enhanced-geometry draw:mirror-horizontal="false" draw:mirror-vertical="false" svg:viewBox="0 0 0 0" drawooo:sub-view-size="190 95" draw:text-areas="0 0 ?f16 ?f17" draw:type="ooxml-non-primitive" draw:enhanced-path="M 190 91 C 181 95 126 66 126 66 126 66 91 70 86 68 81 66 42 59 33 57 31 57 30 56 29 56 5 40 5 40 5 40 2 38 0 35 0 32 2 0 2 0 2 0 N">
                <draw:equation draw:name="f0" draw:formula="190*logwidth/190"/>
                <draw:equation draw:name="f1" draw:formula="91*logheight/95"/>
                <draw:equation draw:name="f2" draw:formula="126*logwidth/190"/>
                <draw:equation draw:name="f3" draw:formula="66*logheight/95"/>
                <draw:equation draw:name="f4" draw:formula="86*logwidth/190"/>
                <draw:equation draw:name="f5" draw:formula="68*logheight/95"/>
                <draw:equation draw:name="f6" draw:formula="33*logwidth/190"/>
                <draw:equation draw:name="f7" draw:formula="57*logheight/95"/>
                <draw:equation draw:name="f8" draw:formula="29*logwidth/190"/>
                <draw:equation draw:name="f9" draw:formula="56*logheight/95"/>
                <draw:equation draw:name="f10" draw:formula="5*logwidth/190"/>
                <draw:equation draw:name="f11" draw:formula="40*logheight/95"/>
                <draw:equation draw:name="f12" draw:formula="0*logwidth/190"/>
                <draw:equation draw:name="f13" draw:formula="32*logheight/95"/>
                <draw:equation draw:name="f14" draw:formula="2*logwidth/190"/>
                <draw:equation draw:name="f15" draw:formula="0*logheight/95"/>
                <draw:equation draw:name="f16" draw:formula="logwidth"/>
                <draw:equation draw:name="f17" draw:formula="logheight"/>
              </draw:enhanced-geometry>
            </draw:custom-shape>
            <draw:custom-shape draw:name="Freeform 7" draw:style-name="gr7" draw:text-style-name="P2" draw:layer="layout" svg:width="0.255cm" svg:height="0.255cm" svg:x="13.91cm" svg:y="6.66cm">
              <text:p/>
              <draw:enhanced-geometry draw:mirror-horizontal="false" draw:mirror-vertical="false" svg:viewBox="0 0 0 0" drawooo:sub-view-size="25 25" draw:text-areas="0 0 ?f8 ?f9" draw:type="ooxml-non-primitive" draw:enhanced-path="M 0 0 C 0 0 1 21 7 24 8 25 9 25 10 25 18 22 25 0 25 0 N">
                <draw:equation draw:name="f0" draw:formula="0*logwidth/25"/>
                <draw:equation draw:name="f1" draw:formula="0*logheight/25"/>
                <draw:equation draw:name="f2" draw:formula="7*logwidth/25"/>
                <draw:equation draw:name="f3" draw:formula="24*logheight/25"/>
                <draw:equation draw:name="f4" draw:formula="10*logwidth/25"/>
                <draw:equation draw:name="f5" draw:formula="25*logheight/25"/>
                <draw:equation draw:name="f6" draw:formula="25*logwidth/25"/>
                <draw:equation draw:name="f7" draw:formula="0*logheight/25"/>
                <draw:equation draw:name="f8" draw:formula="logwidth"/>
                <draw:equation draw:name="f9" draw:formula="logheight"/>
              </draw:enhanced-geometry>
            </draw:custom-shape>
            <draw:custom-shape draw:name="Freeform 8" draw:style-name="gr8" draw:text-style-name="P2" draw:layer="layout" svg:width="0.797cm" svg:height="1.185cm" svg:x="13.994cm" svg:y="6.409cm">
              <text:p/>
              <draw:enhanced-geometry draw:mirror-horizontal="false" draw:mirror-vertical="false" svg:viewBox="0 0 0 0" drawooo:sub-view-size="79 117" draw:text-areas="0 0 ?f12 ?f13" draw:type="ooxml-non-primitive" draw:enhanced-path="M 0 51 C 8 109 8 109 8 109 8 112 10 114 13 115 27 116 27 116 27 116 30 117 34 115 35 111 79 0 79 0 79 0 N">
                <draw:equation draw:name="f0" draw:formula="0*logwidth/79"/>
                <draw:equation draw:name="f1" draw:formula="51*logheight/117"/>
                <draw:equation draw:name="f2" draw:formula="8*logwidth/79"/>
                <draw:equation draw:name="f3" draw:formula="109*logheight/117"/>
                <draw:equation draw:name="f4" draw:formula="13*logwidth/79"/>
                <draw:equation draw:name="f5" draw:formula="115*logheight/117"/>
                <draw:equation draw:name="f6" draw:formula="27*logwidth/79"/>
                <draw:equation draw:name="f7" draw:formula="116*logheight/117"/>
                <draw:equation draw:name="f8" draw:formula="35*logwidth/79"/>
                <draw:equation draw:name="f9" draw:formula="111*logheight/117"/>
                <draw:equation draw:name="f10" draw:formula="79*logwidth/79"/>
                <draw:equation draw:name="f11" draw:formula="0*logheight/117"/>
                <draw:equation draw:name="f12" draw:formula="logwidth"/>
                <draw:equation draw:name="f13" draw:formula="logheight"/>
              </draw:enhanced-geometry>
            </draw:custom-shape>
            <draw:custom-shape draw:name="Freeform 9" draw:style-name="gr9" draw:text-style-name="P2" draw:layer="layout" svg:width="0.63cm" svg:height="0.625cm" svg:x="14.122cm" svg:y="7.573cm">
              <text:p/>
              <draw:enhanced-geometry draw:mirror-horizontal="false" draw:mirror-vertical="false" svg:viewBox="0 0 0 0" drawooo:sub-view-size="62 62" draw:text-areas="0 0 ?f8 ?f9" draw:type="ooxml-non-primitive" draw:enhanced-path="M 6 0 C 6 0 0 17 3 22 6 28 31 48 31 48 31 48 60 62 62 62 N">
                <draw:equation draw:name="f0" draw:formula="6*logwidth/62"/>
                <draw:equation draw:name="f1" draw:formula="0*logheight/62"/>
                <draw:equation draw:name="f2" draw:formula="3*logwidth/62"/>
                <draw:equation draw:name="f3" draw:formula="22*logheight/62"/>
                <draw:equation draw:name="f4" draw:formula="31*logwidth/62"/>
                <draw:equation draw:name="f5" draw:formula="48*logheight/62"/>
                <draw:equation draw:name="f6" draw:formula="62*logwidth/62"/>
                <draw:equation draw:name="f7" draw:formula="62*logheight/62"/>
                <draw:equation draw:name="f8" draw:formula="logwidth"/>
                <draw:equation draw:name="f9" draw:formula="logheight"/>
              </draw:enhanced-geometry>
            </draw:custom-shape>
            <draw:custom-shape draw:name="Freeform 10" draw:style-name="gr10" draw:text-style-name="P2" draw:layer="layout" svg:width="1.15cm" svg:height="0.383cm" svg:x="14.51cm" svg:y="6.299cm">
              <text:p/>
              <draw:enhanced-geometry draw:mirror-horizontal="false" draw:mirror-vertical="false" svg:viewBox="0 0 0 0" drawooo:sub-view-size="114 38" draw:text-areas="0 0 ?f14 ?f15" draw:type="ooxml-non-primitive" draw:enhanced-path="M 0 0 C 0 0 6 13 27 8 29 8 29 8 29 8 29 8 36 22 57 17 58 16 58 16 58 16 58 16 66 30 87 25 87 25 99 38 114 34 N">
                <draw:equation draw:name="f0" draw:formula="0*logwidth/114"/>
                <draw:equation draw:name="f1" draw:formula="0*logheight/38"/>
                <draw:equation draw:name="f2" draw:formula="27*logwidth/114"/>
                <draw:equation draw:name="f3" draw:formula="8*logheight/38"/>
                <draw:equation draw:name="f4" draw:formula="29*logwidth/114"/>
                <draw:equation draw:name="f5" draw:formula="8*logheight/38"/>
                <draw:equation draw:name="f6" draw:formula="57*logwidth/114"/>
                <draw:equation draw:name="f7" draw:formula="17*logheight/38"/>
                <draw:equation draw:name="f8" draw:formula="58*logwidth/114"/>
                <draw:equation draw:name="f9" draw:formula="16*logheight/38"/>
                <draw:equation draw:name="f10" draw:formula="87*logwidth/114"/>
                <draw:equation draw:name="f11" draw:formula="25*logheight/38"/>
                <draw:equation draw:name="f12" draw:formula="114*logwidth/114"/>
                <draw:equation draw:name="f13" draw:formula="34*logheight/38"/>
                <draw:equation draw:name="f14" draw:formula="logwidth"/>
                <draw:equation draw:name="f15" draw:formula="logheight"/>
              </draw:enhanced-geometry>
            </draw:custom-shape>
            <draw:custom-shape draw:name="Freeform 11" draw:style-name="gr11" draw:text-style-name="P2" draw:layer="layout" svg:width="0.585cm" svg:height="0.819cm" svg:x="15.339cm" svg:y="7.066cm">
              <text:p/>
              <draw:enhanced-geometry draw:mirror-horizontal="false" draw:mirror-vertical="false" svg:viewBox="0 0 0 0" drawooo:sub-view-size="58 81" draw:text-areas="0 0 ?f6 ?f7" draw:type="ooxml-non-primitive" draw:enhanced-path="M 43 0 C 43 0 0 77 10 79 21 81 58 26 58 26 N">
                <draw:equation draw:name="f0" draw:formula="43*logwidth/58"/>
                <draw:equation draw:name="f1" draw:formula="0*logheight/81"/>
                <draw:equation draw:name="f2" draw:formula="10*logwidth/58"/>
                <draw:equation draw:name="f3" draw:formula="79*logheight/81"/>
                <draw:equation draw:name="f4" draw:formula="58*logwidth/58"/>
                <draw:equation draw:name="f5" draw:formula="26*logheight/81"/>
                <draw:equation draw:name="f6" draw:formula="logwidth"/>
                <draw:equation draw:name="f7" draw:formula="logheight"/>
              </draw:enhanced-geometry>
            </draw:custom-shape>
            <draw:custom-shape draw:name="Freeform 12" draw:style-name="gr12" draw:text-style-name="P2" draw:layer="layout" svg:width="0.599cm" svg:height="1.071cm" svg:x="15.661cm" svg:y="7.626cm">
              <text:p/>
              <draw:enhanced-geometry draw:mirror-horizontal="false" draw:mirror-vertical="false" svg:viewBox="0 0 0 0" drawooo:sub-view-size="59 106" draw:text-areas="0 0 ?f10 ?f11" draw:type="ooxml-non-primitive" draw:enhanced-path="M 40 0 C 4 69 4 69 4 69 0 76 1 85 7 91 8 93 11 95 13 95 25 100 39 106 59 81 N">
                <draw:equation draw:name="f0" draw:formula="40*logwidth/59"/>
                <draw:equation draw:name="f1" draw:formula="0*logheight/106"/>
                <draw:equation draw:name="f2" draw:formula="4*logwidth/59"/>
                <draw:equation draw:name="f3" draw:formula="69*logheight/106"/>
                <draw:equation draw:name="f4" draw:formula="7*logwidth/59"/>
                <draw:equation draw:name="f5" draw:formula="91*logheight/106"/>
                <draw:equation draw:name="f6" draw:formula="13*logwidth/59"/>
                <draw:equation draw:name="f7" draw:formula="95*logheight/106"/>
                <draw:equation draw:name="f8" draw:formula="59*logwidth/59"/>
                <draw:equation draw:name="f9" draw:formula="81*logheight/106"/>
                <draw:equation draw:name="f10" draw:formula="logwidth"/>
                <draw:equation draw:name="f11" draw:formula="logheight"/>
              </draw:enhanced-geometry>
            </draw:custom-shape>
            <draw:line draw:name="Line 13" draw:style-name="gr13" draw:text-style-name="P2" draw:layer="layout" svg:x1="17.517cm" svg:y1="6.532cm" svg:x2="17.518cm" svg:y2="6.533cm">
              <text:p/>
            </draw:line>
            <draw:custom-shape draw:name="Freeform 14" draw:style-name="gr14" draw:text-style-name="P2" draw:layer="layout" svg:width="0.528cm" svg:height="0.696cm" svg:x="15.215cm" svg:y="7.869cm">
              <text:p/>
              <draw:enhanced-geometry draw:mirror-horizontal="false" draw:mirror-vertical="false" svg:viewBox="0 0 0 0" drawooo:sub-view-size="52 69" draw:text-areas="0 0 ?f12 ?f13" draw:type="ooxml-non-primitive" draw:enhanced-path="M 22 0 C 22 0 18 4 9 23 0 44 17 58 17 58 36 68 36 68 36 68 37 69 38 69 39 69 52 68 52 68 52 68 N">
                <draw:equation draw:name="f0" draw:formula="22*logwidth/52"/>
                <draw:equation draw:name="f1" draw:formula="0*logheight/69"/>
                <draw:equation draw:name="f2" draw:formula="9*logwidth/52"/>
                <draw:equation draw:name="f3" draw:formula="23*logheight/69"/>
                <draw:equation draw:name="f4" draw:formula="17*logwidth/52"/>
                <draw:equation draw:name="f5" draw:formula="58*logheight/69"/>
                <draw:equation draw:name="f6" draw:formula="36*logwidth/52"/>
                <draw:equation draw:name="f7" draw:formula="68*logheight/69"/>
                <draw:equation draw:name="f8" draw:formula="39*logwidth/52"/>
                <draw:equation draw:name="f9" draw:formula="69*logheight/69"/>
                <draw:equation draw:name="f10" draw:formula="52*logwidth/52"/>
                <draw:equation draw:name="f11" draw:formula="68*logheight/69"/>
                <draw:equation draw:name="f12" draw:formula="logwidth"/>
                <draw:equation draw:name="f13" draw:formula="logheight"/>
              </draw:enhanced-geometry>
            </draw:custom-shape>
            <draw:line draw:name="Line 15" draw:style-name="gr13" draw:text-style-name="P2" draw:layer="layout" svg:x1="17.393cm" svg:y1="6.409cm" svg:x2="17.649cm" svg:y2="6.633cm">
              <text:p/>
            </draw:line>
            <draw:custom-shape draw:name="Freeform 16" draw:style-name="gr15" draw:text-style-name="P2" draw:layer="layout" svg:width="1.397cm" svg:height="2.014cm" svg:x="16.119cm" svg:y="6.519cm">
              <text:p/>
              <draw:enhanced-geometry draw:mirror-horizontal="false" draw:mirror-vertical="false" svg:viewBox="0 0 0 0" drawooo:sub-view-size="138 199" draw:text-areas="0 0 ?f10 ?f11" draw:type="ooxml-non-primitive" draw:enhanced-path="M 138 0 C 138 0 0 170 11 184 22 197 21 194 21 194 21 194 26 199 38 194 51 189 100 154 100 154 N">
                <draw:equation draw:name="f0" draw:formula="138*logwidth/138"/>
                <draw:equation draw:name="f1" draw:formula="0*logheight/199"/>
                <draw:equation draw:name="f2" draw:formula="11*logwidth/138"/>
                <draw:equation draw:name="f3" draw:formula="184*logheight/199"/>
                <draw:equation draw:name="f4" draw:formula="21*logwidth/138"/>
                <draw:equation draw:name="f5" draw:formula="194*logheight/199"/>
                <draw:equation draw:name="f6" draw:formula="38*logwidth/138"/>
                <draw:equation draw:name="f7" draw:formula="194*logheight/199"/>
                <draw:equation draw:name="f8" draw:formula="100*logwidth/138"/>
                <draw:equation draw:name="f9" draw:formula="154*logheight/199"/>
                <draw:equation draw:name="f10" draw:formula="logwidth"/>
                <draw:equation draw:name="f11" draw:formula="logheight"/>
              </draw:enhanced-geometry>
            </draw:custom-shape>
            <draw:line draw:name="Line 17" draw:style-name="gr13" draw:text-style-name="P2" draw:layer="layout" svg:x1="16.939cm" svg:y1="7.868cm" svg:x2="16.94cm" svg:y2="7.869cm">
              <text:p/>
            </draw:line>
            <draw:custom-shape draw:name="Freeform 18" draw:style-name="gr16" draw:text-style-name="P2" draw:layer="layout" svg:width="1.318cm" svg:height="2.53cm" svg:x="16.926cm" svg:y="7.855cm">
              <text:p/>
              <draw:enhanced-geometry draw:mirror-horizontal="false" draw:mirror-vertical="false" svg:viewBox="0 0 0 0" drawooo:sub-view-size="130 250" draw:text-areas="0 0 ?f20 ?f21" draw:type="ooxml-non-primitive" draw:enhanced-path="M 0 0 C 0 0 5 18 14 25 24 32 29 37 38 47 46 56 56 67 57 70 58 74 77 97 77 103 78 108 92 121 96 136 100 152 105 164 105 164 105 164 116 186 117 193 118 201 124 221 124 221 124 221 130 247 129 250 N">
                <draw:equation draw:name="f0" draw:formula="0*logwidth/130"/>
                <draw:equation draw:name="f1" draw:formula="0*logheight/250"/>
                <draw:equation draw:name="f2" draw:formula="14*logwidth/130"/>
                <draw:equation draw:name="f3" draw:formula="25*logheight/250"/>
                <draw:equation draw:name="f4" draw:formula="38*logwidth/130"/>
                <draw:equation draw:name="f5" draw:formula="47*logheight/250"/>
                <draw:equation draw:name="f6" draw:formula="57*logwidth/130"/>
                <draw:equation draw:name="f7" draw:formula="70*logheight/250"/>
                <draw:equation draw:name="f8" draw:formula="77*logwidth/130"/>
                <draw:equation draw:name="f9" draw:formula="103*logheight/250"/>
                <draw:equation draw:name="f10" draw:formula="96*logwidth/130"/>
                <draw:equation draw:name="f11" draw:formula="136*logheight/250"/>
                <draw:equation draw:name="f12" draw:formula="105*logwidth/130"/>
                <draw:equation draw:name="f13" draw:formula="164*logheight/250"/>
                <draw:equation draw:name="f14" draw:formula="117*logwidth/130"/>
                <draw:equation draw:name="f15" draw:formula="193*logheight/250"/>
                <draw:equation draw:name="f16" draw:formula="124*logwidth/130"/>
                <draw:equation draw:name="f17" draw:formula="221*logheight/250"/>
                <draw:equation draw:name="f18" draw:formula="129*logwidth/130"/>
                <draw:equation draw:name="f19" draw:formula="250*logheight/250"/>
                <draw:equation draw:name="f20" draw:formula="logwidth"/>
                <draw:equation draw:name="f21" draw:formula="logheight"/>
              </draw:enhanced-geometry>
            </draw:custom-shape>
            <draw:custom-shape draw:name="Freeform 19" draw:style-name="gr17" draw:text-style-name="P2" draw:layer="layout" svg:width="3.148cm" svg:height="1.256cm" svg:x="12.675cm" svg:y="8.151cm">
              <text:p/>
              <draw:enhanced-geometry draw:mirror-horizontal="false" draw:mirror-vertical="false" svg:viewBox="0 0 0 0" drawooo:sub-view-size="311 124" draw:text-areas="0 0 ?f10 ?f11" draw:type="ooxml-non-primitive" draw:enhanced-path="M 134 0 C 134 0 311 107 302 124 302 124 245 115 223 94 201 72 154 61 154 61 154 61 23 33 0 38 N">
                <draw:equation draw:name="f0" draw:formula="134*logwidth/311"/>
                <draw:equation draw:name="f1" draw:formula="0*logheight/124"/>
                <draw:equation draw:name="f2" draw:formula="302*logwidth/311"/>
                <draw:equation draw:name="f3" draw:formula="124*logheight/124"/>
                <draw:equation draw:name="f4" draw:formula="223*logwidth/311"/>
                <draw:equation draw:name="f5" draw:formula="94*logheight/124"/>
                <draw:equation draw:name="f6" draw:formula="154*logwidth/311"/>
                <draw:equation draw:name="f7" draw:formula="61*logheight/124"/>
                <draw:equation draw:name="f8" draw:formula="0*logwidth/311"/>
                <draw:equation draw:name="f9" draw:formula="38*logheight/124"/>
                <draw:equation draw:name="f10" draw:formula="logwidth"/>
                <draw:equation draw:name="f11" draw:formula="logheight"/>
              </draw:enhanced-geometry>
            </draw:custom-shape>
            <draw:line draw:name="Line 20" draw:style-name="gr13" draw:text-style-name="P2" draw:layer="layout" svg:x1="11.855cm" svg:y1="7.119cm" svg:x2="12.088cm" svg:y2="7.048cm">
              <text:p/>
            </draw:line>
            <draw:custom-shape draw:name="Freeform 21" draw:style-name="gr18" draw:text-style-name="P2" draw:layer="layout" svg:width="2.583cm" svg:height="0.749cm" svg:x="11.692cm" svg:y="8.777cm">
              <text:p/>
              <draw:enhanced-geometry draw:mirror-horizontal="false" draw:mirror-vertical="false" svg:viewBox="0 0 0 0" drawooo:sub-view-size="255 74" draw:text-areas="0 0 ?f14 ?f15" draw:type="ooxml-non-primitive" draw:enhanced-path="M 255 0 C 251 5 251 5 251 5 250 7 248 8 246 9 236 13 203 26 187 27 169 28 130 31 130 31 130 31 28 74 20 70 12 65 0 55 0 55 N">
                <draw:equation draw:name="f0" draw:formula="255*logwidth/255"/>
                <draw:equation draw:name="f1" draw:formula="0*logheight/74"/>
                <draw:equation draw:name="f2" draw:formula="251*logwidth/255"/>
                <draw:equation draw:name="f3" draw:formula="5*logheight/74"/>
                <draw:equation draw:name="f4" draw:formula="246*logwidth/255"/>
                <draw:equation draw:name="f5" draw:formula="9*logheight/74"/>
                <draw:equation draw:name="f6" draw:formula="187*logwidth/255"/>
                <draw:equation draw:name="f7" draw:formula="27*logheight/74"/>
                <draw:equation draw:name="f8" draw:formula="130*logwidth/255"/>
                <draw:equation draw:name="f9" draw:formula="31*logheight/74"/>
                <draw:equation draw:name="f10" draw:formula="20*logwidth/255"/>
                <draw:equation draw:name="f11" draw:formula="70*logheight/74"/>
                <draw:equation draw:name="f12" draw:formula="0*logwidth/255"/>
                <draw:equation draw:name="f13" draw:formula="55*logheight/74"/>
                <draw:equation draw:name="f14" draw:formula="logwidth"/>
                <draw:equation draw:name="f15" draw:formula="logheight"/>
              </draw:enhanced-geometry>
            </draw:custom-shape>
            <draw:custom-shape draw:name="Freeform 22" draw:style-name="gr19" draw:text-style-name="P2" draw:layer="layout" svg:width="0.264cm" svg:height="0.546cm" svg:x="12.878cm" svg:y="7.198cm">
              <text:p/>
              <draw:enhanced-geometry draw:mirror-horizontal="false" draw:mirror-vertical="false" svg:viewBox="0 0 0 0" drawooo:sub-view-size="26 54" draw:text-areas="0 0 ?f6 ?f7" draw:type="ooxml-non-primitive" draw:enhanced-path="M 0 3 C 0 3 13 54 19 34 26 14 26 0 26 0 N">
                <draw:equation draw:name="f0" draw:formula="0*logwidth/26"/>
                <draw:equation draw:name="f1" draw:formula="3*logheight/54"/>
                <draw:equation draw:name="f2" draw:formula="19*logwidth/26"/>
                <draw:equation draw:name="f3" draw:formula="34*logheight/54"/>
                <draw:equation draw:name="f4" draw:formula="26*logwidth/26"/>
                <draw:equation draw:name="f5" draw:formula="0*logheight/54"/>
                <draw:equation draw:name="f6" draw:formula="logwidth"/>
                <draw:equation draw:name="f7" draw:formula="logheight"/>
              </draw:enhanced-geometry>
            </draw:custom-shape>
            <draw:custom-shape draw:name="Freeform 23" draw:style-name="gr20" draw:text-style-name="P2" draw:layer="layout" svg:width="0.506cm" svg:height="1.234cm" svg:x="12.552cm" svg:y="6.863cm">
              <text:p/>
              <draw:enhanced-geometry draw:mirror-horizontal="false" draw:mirror-vertical="false" svg:viewBox="0 0 0 0" drawooo:sub-view-size="50 122" draw:text-areas="0 0 ?f6 ?f7" draw:type="ooxml-non-primitive" draw:enhanced-path="M 0 0 C 0 0 31 122 40 115 50 109 49 72 49 72 N">
                <draw:equation draw:name="f0" draw:formula="0*logwidth/50"/>
                <draw:equation draw:name="f1" draw:formula="0*logheight/122"/>
                <draw:equation draw:name="f2" draw:formula="40*logwidth/50"/>
                <draw:equation draw:name="f3" draw:formula="115*logheight/122"/>
                <draw:equation draw:name="f4" draw:formula="49*logwidth/50"/>
                <draw:equation draw:name="f5" draw:formula="72*logheight/122"/>
                <draw:equation draw:name="f6" draw:formula="logwidth"/>
                <draw:equation draw:name="f7" draw:formula="logheight"/>
              </draw:enhanced-geometry>
            </draw:custom-shape>
            <draw:custom-shape draw:name="Freeform 24" draw:style-name="gr21" draw:text-style-name="P2" draw:layer="layout" svg:width="0.585cm" svg:height="1.123cm" svg:x="12.393cm" svg:y="7.168cm">
              <text:p/>
              <draw:enhanced-geometry draw:mirror-horizontal="false" draw:mirror-vertical="false" svg:viewBox="0 0 0 0" drawooo:sub-view-size="58 111" draw:text-areas="0 0 ?f10 ?f11" draw:type="ooxml-non-primitive" draw:enhanced-path="M 0 0 C 0 0 31 108 39 110 44 111 49 110 53 108 56 107 58 104 57 101 56 85 56 85 56 85 N">
                <draw:equation draw:name="f0" draw:formula="0*logwidth/58"/>
                <draw:equation draw:name="f1" draw:formula="0*logheight/111"/>
                <draw:equation draw:name="f2" draw:formula="39*logwidth/58"/>
                <draw:equation draw:name="f3" draw:formula="110*logheight/111"/>
                <draw:equation draw:name="f4" draw:formula="53*logwidth/58"/>
                <draw:equation draw:name="f5" draw:formula="108*logheight/111"/>
                <draw:equation draw:name="f6" draw:formula="57*logwidth/58"/>
                <draw:equation draw:name="f7" draw:formula="101*logheight/111"/>
                <draw:equation draw:name="f8" draw:formula="56*logwidth/58"/>
                <draw:equation draw:name="f9" draw:formula="85*logheight/111"/>
                <draw:equation draw:name="f10" draw:formula="logwidth"/>
                <draw:equation draw:name="f11" draw:formula="logheight"/>
              </draw:enhanced-geometry>
            </draw:custom-shape>
            <draw:custom-shape draw:name="Freeform 25" draw:style-name="gr22" draw:text-style-name="P2" draw:layer="layout" svg:width="0.912cm" svg:height="1.538cm" svg:x="11.965cm" svg:y="7.088cm">
              <text:p/>
              <draw:enhanced-geometry draw:mirror-horizontal="false" draw:mirror-vertical="false" svg:viewBox="0 0 0 0" drawooo:sub-view-size="90 152" draw:text-areas="0 0 ?f6 ?f7" draw:type="ooxml-non-primitive" draw:enhanced-path="M 0 0 C 0 0 55 152 70 143 85 135 90 126 89 119 N">
                <draw:equation draw:name="f0" draw:formula="0*logwidth/90"/>
                <draw:equation draw:name="f1" draw:formula="0*logheight/152"/>
                <draw:equation draw:name="f2" draw:formula="70*logwidth/90"/>
                <draw:equation draw:name="f3" draw:formula="143*logheight/152"/>
                <draw:equation draw:name="f4" draw:formula="89*logwidth/90"/>
                <draw:equation draw:name="f5" draw:formula="119*logheight/152"/>
                <draw:equation draw:name="f6" draw:formula="logwidth"/>
                <draw:equation draw:name="f7" draw:formula="logheight"/>
              </draw:enhanced-geometry>
            </draw:custom-shape>
            <draw:custom-shape draw:name="Freeform 26" draw:style-name="gr23" draw:text-style-name="P2" draw:layer="layout" svg:width="0.806cm" svg:height="0.321cm" svg:x="16.829cm" svg:y="11.705cm">
              <text:p/>
              <draw:enhanced-geometry draw:mirror-horizontal="false" draw:mirror-vertical="false" svg:viewBox="0 0 0 0" drawooo:sub-view-size="80 32" draw:text-areas="0 0 ?f10 ?f11" draw:type="ooxml-non-primitive" draw:enhanced-path="M 80 0 C 10 1 10 1 10 1 6 1 3 4 1 7 0 12 0 19 5 23 13 31 20 32 20 32 N">
                <draw:equation draw:name="f0" draw:formula="80*logwidth/80"/>
                <draw:equation draw:name="f1" draw:formula="0*logheight/32"/>
                <draw:equation draw:name="f2" draw:formula="10*logwidth/80"/>
                <draw:equation draw:name="f3" draw:formula="1*logheight/32"/>
                <draw:equation draw:name="f4" draw:formula="1*logwidth/80"/>
                <draw:equation draw:name="f5" draw:formula="7*logheight/32"/>
                <draw:equation draw:name="f6" draw:formula="5*logwidth/80"/>
                <draw:equation draw:name="f7" draw:formula="23*logheight/32"/>
                <draw:equation draw:name="f8" draw:formula="20*logwidth/80"/>
                <draw:equation draw:name="f9" draw:formula="32*logheight/32"/>
                <draw:equation draw:name="f10" draw:formula="logwidth"/>
                <draw:equation draw:name="f11" draw:formula="logheight"/>
              </draw:enhanced-geometry>
            </draw:custom-shape>
            <draw:custom-shape draw:name="Freeform 27" draw:style-name="gr24" draw:text-style-name="P2" draw:layer="layout" svg:width="0.427cm" svg:height="0.678cm" svg:x="16.41cm" svg:y="11.807cm">
              <text:p/>
              <draw:enhanced-geometry draw:mirror-horizontal="false" draw:mirror-vertical="false" svg:viewBox="0 0 0 0" drawooo:sub-view-size="42 67" draw:text-areas="0 0 ?f8 ?f9" draw:type="ooxml-non-primitive" draw:enhanced-path="M 0 67 C 31 5 31 5 31 5 32 3 35 1 37 1 42 0 42 0 42 0 N">
                <draw:equation draw:name="f0" draw:formula="0*logwidth/42"/>
                <draw:equation draw:name="f1" draw:formula="67*logheight/67"/>
                <draw:equation draw:name="f2" draw:formula="31*logwidth/42"/>
                <draw:equation draw:name="f3" draw:formula="5*logheight/67"/>
                <draw:equation draw:name="f4" draw:formula="37*logwidth/42"/>
                <draw:equation draw:name="f5" draw:formula="1*logheight/67"/>
                <draw:equation draw:name="f6" draw:formula="42*logwidth/42"/>
                <draw:equation draw:name="f7" draw:formula="0*logheight/67"/>
                <draw:equation draw:name="f8" draw:formula="logwidth"/>
                <draw:equation draw:name="f9" draw:formula="logheight"/>
              </draw:enhanced-geometry>
            </draw:custom-shape>
            <draw:custom-shape draw:name="Freeform 28" draw:style-name="gr25" draw:text-style-name="P2" draw:layer="layout" svg:width="0.647cm" svg:height="0.444cm" svg:x="17.019cm" svg:y="11.868cm">
              <text:p/>
              <draw:enhanced-geometry draw:mirror-horizontal="false" draw:mirror-vertical="false" svg:viewBox="0 0 0 0" drawooo:sub-view-size="64 44" draw:text-areas="0 0 ?f10 ?f11" draw:type="ooxml-non-primitive" draw:enhanced-path="M 64 7 C 64 7 2 0 1 13 0 20 0 25 1 28 1 30 3 32 5 34 10 37 20 44 24 44 N">
                <draw:equation draw:name="f0" draw:formula="64*logwidth/64"/>
                <draw:equation draw:name="f1" draw:formula="7*logheight/44"/>
                <draw:equation draw:name="f2" draw:formula="1*logwidth/64"/>
                <draw:equation draw:name="f3" draw:formula="13*logheight/44"/>
                <draw:equation draw:name="f4" draw:formula="1*logwidth/64"/>
                <draw:equation draw:name="f5" draw:formula="28*logheight/44"/>
                <draw:equation draw:name="f6" draw:formula="5*logwidth/64"/>
                <draw:equation draw:name="f7" draw:formula="34*logheight/44"/>
                <draw:equation draw:name="f8" draw:formula="24*logwidth/64"/>
                <draw:equation draw:name="f9" draw:formula="44*logheight/44"/>
                <draw:equation draw:name="f10" draw:formula="logwidth"/>
                <draw:equation draw:name="f11" draw:formula="logheight"/>
              </draw:enhanced-geometry>
            </draw:custom-shape>
            <draw:custom-shape draw:name="Freeform 29" draw:style-name="gr26" draw:text-style-name="P2" draw:layer="layout" svg:width="0.361cm" svg:height="0.427cm" svg:x="17.244cm" svg:y="12.159cm">
              <text:p/>
              <draw:enhanced-geometry draw:mirror-horizontal="false" draw:mirror-vertical="false" svg:viewBox="0 0 0 0" drawooo:sub-view-size="36 42" draw:text-areas="0 0 ?f6 ?f7" draw:type="ooxml-non-primitive" draw:enhanced-path="M 36 0 C 36 0 3 6 2 15 0 25 10 31 19 42 N">
                <draw:equation draw:name="f0" draw:formula="36*logwidth/36"/>
                <draw:equation draw:name="f1" draw:formula="0*logheight/42"/>
                <draw:equation draw:name="f2" draw:formula="2*logwidth/36"/>
                <draw:equation draw:name="f3" draw:formula="15*logheight/42"/>
                <draw:equation draw:name="f4" draw:formula="19*logwidth/36"/>
                <draw:equation draw:name="f5" draw:formula="42*logheight/42"/>
                <draw:equation draw:name="f6" draw:formula="logwidth"/>
                <draw:equation draw:name="f7" draw:formula="logheight"/>
              </draw:enhanced-geometry>
            </draw:custom-shape>
            <draw:custom-shape draw:name="Freeform 30" draw:style-name="gr27" draw:text-style-name="P2" draw:layer="layout" svg:width="0.149cm" svg:height="0.444cm" svg:x="17.376cm" svg:y="12.433cm">
              <text:p/>
              <draw:enhanced-geometry draw:mirror-horizontal="false" draw:mirror-vertical="false" svg:viewBox="0 0 0 0" drawooo:sub-view-size="15 44" draw:text-areas="0 0 ?f8 ?f9" draw:type="ooxml-non-primitive" draw:enhanced-path="M 15 0 C 15 0 5 17 7 23 8 28 8 28 8 28 8 28 1 39 0 44 N">
                <draw:equation draw:name="f0" draw:formula="15*logwidth/15"/>
                <draw:equation draw:name="f1" draw:formula="0*logheight/44"/>
                <draw:equation draw:name="f2" draw:formula="7*logwidth/15"/>
                <draw:equation draw:name="f3" draw:formula="23*logheight/44"/>
                <draw:equation draw:name="f4" draw:formula="8*logwidth/15"/>
                <draw:equation draw:name="f5" draw:formula="28*logheight/44"/>
                <draw:equation draw:name="f6" draw:formula="0*logwidth/15"/>
                <draw:equation draw:name="f7" draw:formula="44*logheight/44"/>
                <draw:equation draw:name="f8" draw:formula="logwidth"/>
                <draw:equation draw:name="f9" draw:formula="logheight"/>
              </draw:enhanced-geometry>
            </draw:custom-shape>
            <draw:custom-shape draw:name="Freeform 31" draw:style-name="gr28" draw:text-style-name="P2" draw:layer="layout" svg:width="1.04cm" svg:height="0.506cm" svg:x="16.463cm" svg:y="12.786cm">
              <text:p/>
              <draw:enhanced-geometry draw:mirror-horizontal="false" draw:mirror-vertical="false" svg:viewBox="0 0 0 0" drawooo:sub-view-size="103 50" draw:text-areas="0 0 ?f8 ?f9" draw:type="ooxml-non-primitive" draw:enhanced-path="M 103 50 C 103 50 13 0 7 8 0 17 1 18 1 18 1 18 0 36 29 47 N">
                <draw:equation draw:name="f0" draw:formula="103*logwidth/103"/>
                <draw:equation draw:name="f1" draw:formula="50*logheight/50"/>
                <draw:equation draw:name="f2" draw:formula="7*logwidth/103"/>
                <draw:equation draw:name="f3" draw:formula="8*logheight/50"/>
                <draw:equation draw:name="f4" draw:formula="1*logwidth/103"/>
                <draw:equation draw:name="f5" draw:formula="18*logheight/50"/>
                <draw:equation draw:name="f6" draw:formula="29*logwidth/103"/>
                <draw:equation draw:name="f7" draw:formula="47*logheight/50"/>
                <draw:equation draw:name="f8" draw:formula="logwidth"/>
                <draw:equation draw:name="f9" draw:formula="logheight"/>
              </draw:enhanced-geometry>
            </draw:custom-shape>
            <draw:custom-shape draw:name="Freeform 32" draw:style-name="gr29" draw:text-style-name="P2" draw:layer="layout" svg:width="0.749cm" svg:height="0.921cm" svg:x="15.753cm" svg:y="12.878cm">
              <text:p/>
              <draw:enhanced-geometry draw:mirror-horizontal="false" draw:mirror-vertical="false" svg:viewBox="0 0 0 0" drawooo:sub-view-size="74 91" draw:text-areas="0 0 ?f8 ?f9" draw:type="ooxml-non-primitive" draw:enhanced-path="M 74 3 C 74 3 70 0 65 3 60 6 9 68 9 68 9 68 0 85 8 91 N">
                <draw:equation draw:name="f0" draw:formula="74*logwidth/74"/>
                <draw:equation draw:name="f1" draw:formula="3*logheight/91"/>
                <draw:equation draw:name="f2" draw:formula="65*logwidth/74"/>
                <draw:equation draw:name="f3" draw:formula="3*logheight/91"/>
                <draw:equation draw:name="f4" draw:formula="9*logwidth/74"/>
                <draw:equation draw:name="f5" draw:formula="68*logheight/91"/>
                <draw:equation draw:name="f6" draw:formula="8*logwidth/74"/>
                <draw:equation draw:name="f7" draw:formula="91*logheight/91"/>
                <draw:equation draw:name="f8" draw:formula="logwidth"/>
                <draw:equation draw:name="f9" draw:formula="logheight"/>
              </draw:enhanced-geometry>
            </draw:custom-shape>
            <draw:custom-shape draw:name="Freeform 33" draw:style-name="gr30" draw:text-style-name="P2" draw:layer="layout" svg:width="0.705cm" svg:height="1.891cm" svg:x="15.736cm" svg:y="9.408cm">
              <text:p/>
              <draw:enhanced-geometry draw:mirror-horizontal="false" draw:mirror-vertical="false" svg:viewBox="0 0 0 0" drawooo:sub-view-size="70 187" draw:text-areas="0 0 ?f8 ?f9" draw:type="ooxml-non-primitive" draw:enhanced-path="M 0 0 C 0 0 33 38 54 102 58 114 57 131 59 144 62 159 69 170 70 187 N">
                <draw:equation draw:name="f0" draw:formula="0*logwidth/70"/>
                <draw:equation draw:name="f1" draw:formula="0*logheight/187"/>
                <draw:equation draw:name="f2" draw:formula="54*logwidth/70"/>
                <draw:equation draw:name="f3" draw:formula="102*logheight/187"/>
                <draw:equation draw:name="f4" draw:formula="59*logwidth/70"/>
                <draw:equation draw:name="f5" draw:formula="144*logheight/187"/>
                <draw:equation draw:name="f6" draw:formula="70*logwidth/70"/>
                <draw:equation draw:name="f7" draw:formula="187*logheight/187"/>
                <draw:equation draw:name="f8" draw:formula="logwidth"/>
                <draw:equation draw:name="f9" draw:formula="logheight"/>
              </draw:enhanced-geometry>
            </draw:custom-shape>
            <draw:custom-shape draw:name="Freeform 34" draw:style-name="gr31" draw:text-style-name="P2" draw:layer="layout" svg:width="1.185cm" svg:height="1.146cm" svg:x="16.41cm" svg:y="10.7cm">
              <text:p/>
              <draw:enhanced-geometry draw:mirror-horizontal="false" draw:mirror-vertical="false" svg:viewBox="0 0 0 0" drawooo:sub-view-size="117 113" draw:text-areas="0 0 ?f8 ?f9" draw:type="ooxml-non-primitive" draw:enhanced-path="M 117 0 C 117 0 14 33 7 36 0 40 3 59 3 59 3 59 6 110 10 113 N">
                <draw:equation draw:name="f0" draw:formula="117*logwidth/117"/>
                <draw:equation draw:name="f1" draw:formula="0*logheight/113"/>
                <draw:equation draw:name="f2" draw:formula="7*logwidth/117"/>
                <draw:equation draw:name="f3" draw:formula="36*logheight/113"/>
                <draw:equation draw:name="f4" draw:formula="3*logwidth/117"/>
                <draw:equation draw:name="f5" draw:formula="59*logheight/113"/>
                <draw:equation draw:name="f6" draw:formula="10*logwidth/117"/>
                <draw:equation draw:name="f7" draw:formula="113*logheight/113"/>
                <draw:equation draw:name="f8" draw:formula="logwidth"/>
                <draw:equation draw:name="f9" draw:formula="logheight"/>
              </draw:enhanced-geometry>
            </draw:custom-shape>
            <draw:custom-shape draw:name="Freeform 35" draw:style-name="gr32" draw:text-style-name="P2" draw:layer="layout" svg:width="0.982cm" svg:height="2.102cm" svg:x="16.097cm" svg:y="11.119cm">
              <text:p/>
              <draw:enhanced-geometry draw:mirror-horizontal="false" draw:mirror-vertical="false" svg:viewBox="0 0 0 0" drawooo:sub-view-size="97 208" draw:text-areas="0 0 ?f20 ?f21" draw:type="ooxml-non-primitive" draw:enhanced-path="M 97 3 C 97 3 90 0 85 4 79 7 50 33 47 35 44 38 41 68 42 69 42 71 34 95 33 99 33 104 28 131 30 134 33 136 31 142 31 142 1 196 1 196 1 196 1 196 1 196 1 197 1 199 0 205 2 208 N">
                <draw:equation draw:name="f0" draw:formula="97*logwidth/97"/>
                <draw:equation draw:name="f1" draw:formula="3*logheight/208"/>
                <draw:equation draw:name="f2" draw:formula="85*logwidth/97"/>
                <draw:equation draw:name="f3" draw:formula="4*logheight/208"/>
                <draw:equation draw:name="f4" draw:formula="47*logwidth/97"/>
                <draw:equation draw:name="f5" draw:formula="35*logheight/208"/>
                <draw:equation draw:name="f6" draw:formula="42*logwidth/97"/>
                <draw:equation draw:name="f7" draw:formula="69*logheight/208"/>
                <draw:equation draw:name="f8" draw:formula="33*logwidth/97"/>
                <draw:equation draw:name="f9" draw:formula="99*logheight/208"/>
                <draw:equation draw:name="f10" draw:formula="30*logwidth/97"/>
                <draw:equation draw:name="f11" draw:formula="134*logheight/208"/>
                <draw:equation draw:name="f12" draw:formula="31*logwidth/97"/>
                <draw:equation draw:name="f13" draw:formula="142*logheight/208"/>
                <draw:equation draw:name="f14" draw:formula="1*logwidth/97"/>
                <draw:equation draw:name="f15" draw:formula="196*logheight/208"/>
                <draw:equation draw:name="f16" draw:formula="1*logwidth/97"/>
                <draw:equation draw:name="f17" draw:formula="197*logheight/208"/>
                <draw:equation draw:name="f18" draw:formula="2*logwidth/97"/>
                <draw:equation draw:name="f19" draw:formula="208*logheight/208"/>
                <draw:equation draw:name="f20" draw:formula="logwidth"/>
                <draw:equation draw:name="f21" draw:formula="logheight"/>
              </draw:enhanced-geometry>
            </draw:custom-shape>
            <draw:custom-shape draw:name="Freeform 36" draw:style-name="gr33" draw:text-style-name="P2" draw:layer="layout" svg:width="0.899cm" svg:height="0.383cm" svg:x="17.081cm" svg:y="10.925cm">
              <text:p/>
              <draw:enhanced-geometry draw:mirror-horizontal="false" draw:mirror-vertical="false" svg:viewBox="0 0 0 0" drawooo:sub-view-size="89 38" draw:text-areas="0 0 ?f12 ?f13" draw:type="ooxml-non-primitive" draw:enhanced-path="M 89 0 C 85 3 13 10 6 14 4 15 2 17 1 19 0 21 0 24 1 26 2 27 2 27 3 28 12 35 30 38 42 38 N">
                <draw:equation draw:name="f0" draw:formula="89*logwidth/89"/>
                <draw:equation draw:name="f1" draw:formula="0*logheight/38"/>
                <draw:equation draw:name="f2" draw:formula="6*logwidth/89"/>
                <draw:equation draw:name="f3" draw:formula="14*logheight/38"/>
                <draw:equation draw:name="f4" draw:formula="1*logwidth/89"/>
                <draw:equation draw:name="f5" draw:formula="19*logheight/38"/>
                <draw:equation draw:name="f6" draw:formula="1*logwidth/89"/>
                <draw:equation draw:name="f7" draw:formula="26*logheight/38"/>
                <draw:equation draw:name="f8" draw:formula="3*logwidth/89"/>
                <draw:equation draw:name="f9" draw:formula="28*logheight/38"/>
                <draw:equation draw:name="f10" draw:formula="42*logwidth/89"/>
                <draw:equation draw:name="f11" draw:formula="38*logheight/38"/>
                <draw:equation draw:name="f12" draw:formula="logwidth"/>
                <draw:equation draw:name="f13" draw:formula="logheight"/>
              </draw:enhanced-geometry>
            </draw:custom-shape>
            <draw:custom-shape draw:name="Freeform 37" draw:style-name="gr34" draw:text-style-name="P2" draw:layer="layout" svg:width="0.436cm" svg:height="0.264cm" svg:x="17.486cm" svg:y="11.207cm">
              <text:p/>
              <draw:enhanced-geometry draw:mirror-horizontal="false" draw:mirror-vertical="false" svg:viewBox="0 0 0 0" drawooo:sub-view-size="43 26" draw:text-areas="0 0 ?f8 ?f9" draw:type="ooxml-non-primitive" draw:enhanced-path="M 32 0 C 32 0 2 0 2 7 2 14 0 14 8 18 15 22 43 26 43 26 N">
                <draw:equation draw:name="f0" draw:formula="32*logwidth/43"/>
                <draw:equation draw:name="f1" draw:formula="0*logheight/26"/>
                <draw:equation draw:name="f2" draw:formula="2*logwidth/43"/>
                <draw:equation draw:name="f3" draw:formula="7*logheight/26"/>
                <draw:equation draw:name="f4" draw:formula="8*logwidth/43"/>
                <draw:equation draw:name="f5" draw:formula="18*logheight/26"/>
                <draw:equation draw:name="f6" draw:formula="43*logwidth/43"/>
                <draw:equation draw:name="f7" draw:formula="26*logheight/26"/>
                <draw:equation draw:name="f8" draw:formula="logwidth"/>
                <draw:equation draw:name="f9" draw:formula="logheight"/>
              </draw:enhanced-geometry>
            </draw:custom-shape>
            <draw:custom-shape draw:name="Freeform 38" draw:style-name="gr35" draw:text-style-name="P2" draw:layer="layout" svg:width="0.797cm" svg:height="0.656cm" svg:x="15.603cm" svg:y="13.659cm">
              <text:p/>
              <draw:enhanced-geometry draw:mirror-horizontal="false" draw:mirror-vertical="false" svg:viewBox="0 0 0 0" drawooo:sub-view-size="79 65" draw:text-areas="0 0 ?f10 ?f11" draw:type="ooxml-non-primitive" draw:enhanced-path="M 0 65 C 0 65 1 44 5 34 8 26 33 6 40 1 41 0 42 0 44 0 79 1 79 1 79 1 N">
                <draw:equation draw:name="f0" draw:formula="0*logwidth/79"/>
                <draw:equation draw:name="f1" draw:formula="65*logheight/65"/>
                <draw:equation draw:name="f2" draw:formula="5*logwidth/79"/>
                <draw:equation draw:name="f3" draw:formula="34*logheight/65"/>
                <draw:equation draw:name="f4" draw:formula="40*logwidth/79"/>
                <draw:equation draw:name="f5" draw:formula="1*logheight/65"/>
                <draw:equation draw:name="f6" draw:formula="44*logwidth/79"/>
                <draw:equation draw:name="f7" draw:formula="0*logheight/65"/>
                <draw:equation draw:name="f8" draw:formula="79*logwidth/79"/>
                <draw:equation draw:name="f9" draw:formula="1*logheight/65"/>
                <draw:equation draw:name="f10" draw:formula="logwidth"/>
                <draw:equation draw:name="f11" draw:formula="logheight"/>
              </draw:enhanced-geometry>
            </draw:custom-shape>
            <draw:custom-shape draw:name="Freeform 39" draw:style-name="gr36" draw:text-style-name="P2" draw:layer="layout" svg:width="0.625cm" svg:height="0.484cm" svg:x="16.706cm" svg:y="13.244cm">
              <text:p/>
              <draw:enhanced-geometry draw:mirror-horizontal="false" draw:mirror-vertical="false" svg:viewBox="0 0 0 0" drawooo:sub-view-size="62 48" draw:text-areas="0 0 ?f12 ?f13" draw:type="ooxml-non-primitive" draw:enhanced-path="M 56 48 C 6 11 6 11 6 11 6 11 0 5 5 2 9 0 13 0 15 0 16 0 16 1 17 1 22 4 57 22 62 24 N">
                <draw:equation draw:name="f0" draw:formula="56*logwidth/62"/>
                <draw:equation draw:name="f1" draw:formula="48*logheight/48"/>
                <draw:equation draw:name="f2" draw:formula="6*logwidth/62"/>
                <draw:equation draw:name="f3" draw:formula="11*logheight/48"/>
                <draw:equation draw:name="f4" draw:formula="5*logwidth/62"/>
                <draw:equation draw:name="f5" draw:formula="2*logheight/48"/>
                <draw:equation draw:name="f6" draw:formula="15*logwidth/62"/>
                <draw:equation draw:name="f7" draw:formula="0*logheight/48"/>
                <draw:equation draw:name="f8" draw:formula="17*logwidth/62"/>
                <draw:equation draw:name="f9" draw:formula="1*logheight/48"/>
                <draw:equation draw:name="f10" draw:formula="62*logwidth/62"/>
                <draw:equation draw:name="f11" draw:formula="24*logheight/48"/>
                <draw:equation draw:name="f12" draw:formula="logwidth"/>
                <draw:equation draw:name="f13" draw:formula="logheight"/>
              </draw:enhanced-geometry>
            </draw:custom-shape>
            <draw:custom-shape draw:name="Freeform 40" draw:style-name="gr37" draw:text-style-name="P2" draw:layer="layout" svg:width="0.577cm" svg:height="0.343cm" svg:x="16.371cm" svg:y="13.597cm">
              <text:p/>
              <draw:enhanced-geometry draw:mirror-horizontal="false" draw:mirror-vertical="false" svg:viewBox="0 0 0 0" drawooo:sub-view-size="57 34" draw:text-areas="0 0 ?f8 ?f9" draw:type="ooxml-non-primitive" draw:enhanced-path="M 57 28 C 16 3 16 3 16 3 16 3 6 0 3 7 0 15 2 29 7 34 N">
                <draw:equation draw:name="f0" draw:formula="57*logwidth/57"/>
                <draw:equation draw:name="f1" draw:formula="28*logheight/34"/>
                <draw:equation draw:name="f2" draw:formula="16*logwidth/57"/>
                <draw:equation draw:name="f3" draw:formula="3*logheight/34"/>
                <draw:equation draw:name="f4" draw:formula="3*logwidth/57"/>
                <draw:equation draw:name="f5" draw:formula="7*logheight/34"/>
                <draw:equation draw:name="f6" draw:formula="7*logwidth/57"/>
                <draw:equation draw:name="f7" draw:formula="34*logheight/34"/>
                <draw:equation draw:name="f8" draw:formula="logwidth"/>
                <draw:equation draw:name="f9" draw:formula="logheight"/>
              </draw:enhanced-geometry>
            </draw:custom-shape>
            <draw:custom-shape draw:name="Freeform 41" draw:style-name="gr38" draw:text-style-name="P2" draw:layer="layout" svg:width="0.462cm" svg:height="0.374cm" svg:x="16.393cm" svg:y="13.91cm">
              <text:p/>
              <draw:enhanced-geometry draw:mirror-horizontal="false" draw:mirror-vertical="false" svg:viewBox="0 0 0 0" drawooo:sub-view-size="46 37" draw:text-areas="0 0 ?f8 ?f9" draw:type="ooxml-non-primitive" draw:enhanced-path="M 27 37 C 5 10 5 10 5 10 5 10 0 3 7 2 15 0 46 20 46 20 N">
                <draw:equation draw:name="f0" draw:formula="27*logwidth/46"/>
                <draw:equation draw:name="f1" draw:formula="37*logheight/37"/>
                <draw:equation draw:name="f2" draw:formula="5*logwidth/46"/>
                <draw:equation draw:name="f3" draw:formula="10*logheight/37"/>
                <draw:equation draw:name="f4" draw:formula="7*logwidth/46"/>
                <draw:equation draw:name="f5" draw:formula="2*logheight/37"/>
                <draw:equation draw:name="f6" draw:formula="46*logwidth/46"/>
                <draw:equation draw:name="f7" draw:formula="20*logheight/37"/>
                <draw:equation draw:name="f8" draw:formula="logwidth"/>
                <draw:equation draw:name="f9" draw:formula="logheight"/>
              </draw:enhanced-geometry>
            </draw:custom-shape>
            <draw:custom-shape draw:name="Freeform 42" draw:style-name="gr39" draw:text-style-name="P2" draw:layer="layout" svg:width="0.912cm" svg:height="0.436cm" svg:x="15.339cm" svg:y="14.236cm">
              <text:p/>
              <draw:enhanced-geometry draw:mirror-horizontal="false" draw:mirror-vertical="false" svg:viewBox="0 0 0 0" drawooo:sub-view-size="90 43" draw:text-areas="0 0 ?f12 ?f13" draw:type="ooxml-non-primitive" draw:enhanced-path="M 90 36 C 82 25 82 25 82 25 82 24 81 23 80 23 75 19 48 0 42 1 38 1 1 20 1 32 0 43 0 43 0 43 N">
                <draw:equation draw:name="f0" draw:formula="90*logwidth/90"/>
                <draw:equation draw:name="f1" draw:formula="36*logheight/43"/>
                <draw:equation draw:name="f2" draw:formula="82*logwidth/90"/>
                <draw:equation draw:name="f3" draw:formula="25*logheight/43"/>
                <draw:equation draw:name="f4" draw:formula="80*logwidth/90"/>
                <draw:equation draw:name="f5" draw:formula="23*logheight/43"/>
                <draw:equation draw:name="f6" draw:formula="42*logwidth/90"/>
                <draw:equation draw:name="f7" draw:formula="1*logheight/43"/>
                <draw:equation draw:name="f8" draw:formula="1*logwidth/90"/>
                <draw:equation draw:name="f9" draw:formula="32*logheight/43"/>
                <draw:equation draw:name="f10" draw:formula="0*logwidth/90"/>
                <draw:equation draw:name="f11" draw:formula="43*logheight/43"/>
                <draw:equation draw:name="f12" draw:formula="logwidth"/>
                <draw:equation draw:name="f13" draw:formula="logheight"/>
              </draw:enhanced-geometry>
            </draw:custom-shape>
            <draw:custom-shape draw:name="Freeform 43" draw:style-name="gr40" draw:text-style-name="P2" draw:layer="layout" svg:width="0.656cm" svg:height="0.616cm" svg:x="15.268cm" svg:y="14.642cm">
              <text:p/>
              <draw:enhanced-geometry draw:mirror-horizontal="false" draw:mirror-vertical="false" svg:viewBox="0 0 0 0" drawooo:sub-view-size="65 61" draw:text-areas="0 0 ?f20 ?f21" draw:type="ooxml-non-primitive" draw:enhanced-path="M 10 61 C 9 59 5 48 4 46 3 40 2 33 1 27 0 23 0 19 1 15 1 11 3 7 6 4 9 3 11 2 14 1 16 0 19 0 21 0 23 0 26 1 28 2 34 5 40 10 44 16 49 21 61 37 65 43 N">
                <draw:equation draw:name="f0" draw:formula="10*logwidth/65"/>
                <draw:equation draw:name="f1" draw:formula="61*logheight/61"/>
                <draw:equation draw:name="f2" draw:formula="4*logwidth/65"/>
                <draw:equation draw:name="f3" draw:formula="46*logheight/61"/>
                <draw:equation draw:name="f4" draw:formula="1*logwidth/65"/>
                <draw:equation draw:name="f5" draw:formula="27*logheight/61"/>
                <draw:equation draw:name="f6" draw:formula="1*logwidth/65"/>
                <draw:equation draw:name="f7" draw:formula="15*logheight/61"/>
                <draw:equation draw:name="f8" draw:formula="6*logwidth/65"/>
                <draw:equation draw:name="f9" draw:formula="4*logheight/61"/>
                <draw:equation draw:name="f10" draw:formula="14*logwidth/65"/>
                <draw:equation draw:name="f11" draw:formula="1*logheight/61"/>
                <draw:equation draw:name="f12" draw:formula="21*logwidth/65"/>
                <draw:equation draw:name="f13" draw:formula="0*logheight/61"/>
                <draw:equation draw:name="f14" draw:formula="28*logwidth/65"/>
                <draw:equation draw:name="f15" draw:formula="2*logheight/61"/>
                <draw:equation draw:name="f16" draw:formula="44*logwidth/65"/>
                <draw:equation draw:name="f17" draw:formula="16*logheight/61"/>
                <draw:equation draw:name="f18" draw:formula="65*logwidth/65"/>
                <draw:equation draw:name="f19" draw:formula="43*logheight/61"/>
                <draw:equation draw:name="f20" draw:formula="logwidth"/>
                <draw:equation draw:name="f21" draw:formula="logheight"/>
              </draw:enhanced-geometry>
            </draw:custom-shape>
            <draw:line draw:name="Line 44" draw:style-name="gr13" draw:text-style-name="P2" draw:layer="layout" svg:x1="15.682cm" svg:y1="15.197cm" svg:x2="15.683cm" svg:y2="15.198cm">
              <text:p/>
            </draw:line>
            <draw:line draw:name="Line 45" draw:style-name="gr13" draw:text-style-name="P2" draw:layer="layout" svg:x1="10.439cm" svg:y1="8.534cm" svg:x2="10.44cm" svg:y2="8.535cm">
              <text:p/>
            </draw:line>
            <draw:custom-shape draw:name="Freeform 46" draw:style-name="gr41" draw:text-style-name="P2" draw:layer="layout" svg:width="0.537cm" svg:height="0.563cm" svg:x="11.145cm" svg:y="7.362cm">
              <text:p/>
              <draw:enhanced-geometry draw:mirror-horizontal="false" draw:mirror-vertical="false" svg:viewBox="0 0 0 0" drawooo:sub-view-size="53 56" draw:text-areas="0 0 ?f10 ?f11" draw:type="ooxml-non-primitive" draw:enhanced-path="M 0 4 C 0 4 33 56 41 55 42 55 43 55 44 55 50 52 53 46 51 39 39 0 39 0 39 0 N">
                <draw:equation draw:name="f0" draw:formula="0*logwidth/53"/>
                <draw:equation draw:name="f1" draw:formula="4*logheight/56"/>
                <draw:equation draw:name="f2" draw:formula="41*logwidth/53"/>
                <draw:equation draw:name="f3" draw:formula="55*logheight/56"/>
                <draw:equation draw:name="f4" draw:formula="44*logwidth/53"/>
                <draw:equation draw:name="f5" draw:formula="55*logheight/56"/>
                <draw:equation draw:name="f6" draw:formula="51*logwidth/53"/>
                <draw:equation draw:name="f7" draw:formula="39*logheight/56"/>
                <draw:equation draw:name="f8" draw:formula="39*logwidth/53"/>
                <draw:equation draw:name="f9" draw:formula="0*logheight/56"/>
                <draw:equation draw:name="f10" draw:formula="logwidth"/>
                <draw:equation draw:name="f11" draw:formula="logheight"/>
              </draw:enhanced-geometry>
            </draw:custom-shape>
            <draw:custom-shape draw:name="Freeform 47" draw:style-name="gr42" draw:text-style-name="P2" draw:layer="layout" svg:width="0.519cm" svg:height="0.458cm" svg:x="11.185cm" svg:y="7.895cm">
              <text:p/>
              <draw:enhanced-geometry draw:mirror-horizontal="false" draw:mirror-vertical="false" svg:viewBox="0 0 0 0" drawooo:sub-view-size="51 45" draw:text-areas="0 0 ?f10 ?f11" draw:type="ooxml-non-primitive" draw:enhanced-path="M 0 6 C 0 6 32 45 40 43 41 43 42 42 43 42 49 39 51 32 50 26 44 0 44 0 44 0 N">
                <draw:equation draw:name="f0" draw:formula="0*logwidth/51"/>
                <draw:equation draw:name="f1" draw:formula="6*logheight/45"/>
                <draw:equation draw:name="f2" draw:formula="40*logwidth/51"/>
                <draw:equation draw:name="f3" draw:formula="43*logheight/45"/>
                <draw:equation draw:name="f4" draw:formula="43*logwidth/51"/>
                <draw:equation draw:name="f5" draw:formula="42*logheight/45"/>
                <draw:equation draw:name="f6" draw:formula="50*logwidth/51"/>
                <draw:equation draw:name="f7" draw:formula="26*logheight/45"/>
                <draw:equation draw:name="f8" draw:formula="44*logwidth/51"/>
                <draw:equation draw:name="f9" draw:formula="0*logheight/45"/>
                <draw:equation draw:name="f10" draw:formula="logwidth"/>
                <draw:equation draw:name="f11" draw:formula="logheight"/>
              </draw:enhanced-geometry>
            </draw:custom-shape>
            <draw:custom-shape draw:name="Freeform 48" draw:style-name="gr43" draw:text-style-name="P2" draw:layer="layout" svg:width="0.365cm" svg:height="0.365cm" svg:x="10.669cm" svg:y="7.957cm">
              <text:p/>
              <draw:enhanced-geometry draw:mirror-horizontal="false" draw:mirror-vertical="false" svg:viewBox="0 0 0 0" drawooo:sub-view-size="36 36" draw:text-areas="0 0 ?f6 ?f7" draw:type="ooxml-non-primitive" draw:enhanced-path="M 0 18 C 0 18 23 36 30 29 36 22 22 0 22 0 N">
                <draw:equation draw:name="f0" draw:formula="0*logwidth/36"/>
                <draw:equation draw:name="f1" draw:formula="18*logheight/36"/>
                <draw:equation draw:name="f2" draw:formula="30*logwidth/36"/>
                <draw:equation draw:name="f3" draw:formula="29*logheight/36"/>
                <draw:equation draw:name="f4" draw:formula="22*logwidth/36"/>
                <draw:equation draw:name="f5" draw:formula="0*logheight/36"/>
                <draw:equation draw:name="f6" draw:formula="logwidth"/>
                <draw:equation draw:name="f7" draw:formula="logheight"/>
              </draw:enhanced-geometry>
            </draw:custom-shape>
            <draw:custom-shape draw:name="Freeform 49" draw:style-name="gr44" draw:text-style-name="P2" draw:layer="layout" svg:width="0.616cm" svg:height="0.462cm" svg:x="10.59cm" svg:y="8.252cm">
              <text:p/>
              <draw:enhanced-geometry draw:mirror-horizontal="false" draw:mirror-vertical="false" svg:viewBox="0 0 0 0" drawooo:sub-view-size="61 46" draw:text-areas="0 0 ?f6 ?f7" draw:type="ooxml-non-primitive" draw:enhanced-path="M 38 0 C 38 0 61 35 53 40 46 46 0 12 0 12 N">
                <draw:equation draw:name="f0" draw:formula="38*logwidth/61"/>
                <draw:equation draw:name="f1" draw:formula="0*logheight/46"/>
                <draw:equation draw:name="f2" draw:formula="53*logwidth/61"/>
                <draw:equation draw:name="f3" draw:formula="40*logheight/46"/>
                <draw:equation draw:name="f4" draw:formula="0*logwidth/61"/>
                <draw:equation draw:name="f5" draw:formula="12*logheight/46"/>
                <draw:equation draw:name="f6" draw:formula="logwidth"/>
                <draw:equation draw:name="f7" draw:formula="logheight"/>
              </draw:enhanced-geometry>
            </draw:custom-shape>
            <draw:custom-shape draw:name="Freeform 50" draw:style-name="gr45" draw:text-style-name="P2" draw:layer="layout" svg:width="0.546cm" svg:height="0.422cm" svg:x="11.128cm" svg:y="8.314cm">
              <text:p/>
              <draw:enhanced-geometry draw:mirror-horizontal="false" draw:mirror-vertical="false" svg:viewBox="0 0 0 0" drawooo:sub-view-size="54 42" draw:text-areas="0 0 ?f10 ?f11" draw:type="ooxml-non-primitive" draw:enhanced-path="M 51 0 C 51 0 54 16 47 25 42 32 34 36 31 38 30 39 28 40 26 41 21 42 9 42 0 35 N">
                <draw:equation draw:name="f0" draw:formula="51*logwidth/54"/>
                <draw:equation draw:name="f1" draw:formula="0*logheight/42"/>
                <draw:equation draw:name="f2" draw:formula="47*logwidth/54"/>
                <draw:equation draw:name="f3" draw:formula="25*logheight/42"/>
                <draw:equation draw:name="f4" draw:formula="31*logwidth/54"/>
                <draw:equation draw:name="f5" draw:formula="38*logheight/42"/>
                <draw:equation draw:name="f6" draw:formula="26*logwidth/54"/>
                <draw:equation draw:name="f7" draw:formula="41*logheight/42"/>
                <draw:equation draw:name="f8" draw:formula="0*logwidth/54"/>
                <draw:equation draw:name="f9" draw:formula="35*logheight/42"/>
                <draw:equation draw:name="f10" draw:formula="logwidth"/>
                <draw:equation draw:name="f11" draw:formula="logheight"/>
              </draw:enhanced-geometry>
            </draw:custom-shape>
            <draw:custom-shape draw:name="Freeform 51" draw:style-name="gr46" draw:text-style-name="P2" draw:layer="layout" svg:width="1.366cm" svg:height="0.872cm" svg:x="10.409cm" svg:y="8.535cm">
              <text:p/>
              <draw:enhanced-geometry draw:mirror-horizontal="false" draw:mirror-vertical="false" svg:viewBox="0 0 0 0" drawooo:sub-view-size="135 86" draw:text-areas="0 0 ?f16 ?f17" draw:type="ooxml-non-primitive" draw:enhanced-path="M 0 0 C 109 79 109 79 109 79 109 79 115 86 125 80 128 78 130 76 131 75 134 72 135 68 135 65 133 56 133 56 133 56 132 55 132 54 132 53 108 12 108 12 108 12 N">
                <draw:equation draw:name="f0" draw:formula="0*logwidth/135"/>
                <draw:equation draw:name="f1" draw:formula="0*logheight/86"/>
                <draw:equation draw:name="f2" draw:formula="109*logwidth/135"/>
                <draw:equation draw:name="f3" draw:formula="79*logheight/86"/>
                <draw:equation draw:name="f4" draw:formula="125*logwidth/135"/>
                <draw:equation draw:name="f5" draw:formula="80*logheight/86"/>
                <draw:equation draw:name="f6" draw:formula="131*logwidth/135"/>
                <draw:equation draw:name="f7" draw:formula="75*logheight/86"/>
                <draw:equation draw:name="f8" draw:formula="135*logwidth/135"/>
                <draw:equation draw:name="f9" draw:formula="65*logheight/86"/>
                <draw:equation draw:name="f10" draw:formula="133*logwidth/135"/>
                <draw:equation draw:name="f11" draw:formula="56*logheight/86"/>
                <draw:equation draw:name="f12" draw:formula="132*logwidth/135"/>
                <draw:equation draw:name="f13" draw:formula="53*logheight/86"/>
                <draw:equation draw:name="f14" draw:formula="108*logwidth/135"/>
                <draw:equation draw:name="f15" draw:formula="12*logheight/86"/>
                <draw:equation draw:name="f16" draw:formula="logwidth"/>
                <draw:equation draw:name="f17" draw:formula="logheight"/>
              </draw:enhanced-geometry>
            </draw:custom-shape>
            <draw:custom-shape draw:name="Freeform 52" draw:style-name="gr47" draw:text-style-name="P2" draw:layer="layout" svg:width="2.429cm" svg:height="0.819cm" svg:x="10.598cm" svg:y="8.989cm">
              <text:p/>
              <draw:enhanced-geometry draw:mirror-horizontal="false" draw:mirror-vertical="false" svg:viewBox="0 0 0 0" drawooo:sub-view-size="240 81" draw:text-areas="0 0 ?f14 ?f15" draw:type="ooxml-non-primitive" draw:enhanced-path="M 0 0 C 150 78 150 78 150 78 157 81 164 81 171 78 183 72 202 61 214 52 227 41 234 30 237 24 238 23 239 21 239 19 240 10 240 10 240 10 N">
                <draw:equation draw:name="f0" draw:formula="0*logwidth/240"/>
                <draw:equation draw:name="f1" draw:formula="0*logheight/81"/>
                <draw:equation draw:name="f2" draw:formula="150*logwidth/240"/>
                <draw:equation draw:name="f3" draw:formula="78*logheight/81"/>
                <draw:equation draw:name="f4" draw:formula="171*logwidth/240"/>
                <draw:equation draw:name="f5" draw:formula="78*logheight/81"/>
                <draw:equation draw:name="f6" draw:formula="214*logwidth/240"/>
                <draw:equation draw:name="f7" draw:formula="52*logheight/81"/>
                <draw:equation draw:name="f8" draw:formula="237*logwidth/240"/>
                <draw:equation draw:name="f9" draw:formula="24*logheight/81"/>
                <draw:equation draw:name="f10" draw:formula="239*logwidth/240"/>
                <draw:equation draw:name="f11" draw:formula="19*logheight/81"/>
                <draw:equation draw:name="f12" draw:formula="240*logwidth/240"/>
                <draw:equation draw:name="f13" draw:formula="10*logheight/81"/>
                <draw:equation draw:name="f14" draw:formula="logwidth"/>
                <draw:equation draw:name="f15" draw:formula="logheight"/>
              </draw:enhanced-geometry>
            </draw:custom-shape>
            <draw:custom-shape draw:name="Freeform 53" draw:style-name="gr48" draw:text-style-name="P2" draw:layer="layout" svg:width="0.625cm" svg:height="1.018cm" svg:x="11.908cm" svg:y="9.681cm">
              <text:p/>
              <draw:enhanced-geometry draw:mirror-horizontal="false" draw:mirror-vertical="false" svg:viewBox="0 0 0 0" drawooo:sub-view-size="62 101" draw:text-areas="0 0 ?f8 ?f9" draw:type="ooxml-non-primitive" draw:enhanced-path="M 61 0 C 61 0 61 0 61 0 62 6 61 11 58 15 43 34 1 89 0 101 N">
                <draw:equation draw:name="f0" draw:formula="61*logwidth/62"/>
                <draw:equation draw:name="f1" draw:formula="0*logheight/101"/>
                <draw:equation draw:name="f2" draw:formula="61*logwidth/62"/>
                <draw:equation draw:name="f3" draw:formula="0*logheight/101"/>
                <draw:equation draw:name="f4" draw:formula="58*logwidth/62"/>
                <draw:equation draw:name="f5" draw:formula="15*logheight/101"/>
                <draw:equation draw:name="f6" draw:formula="0*logwidth/62"/>
                <draw:equation draw:name="f7" draw:formula="101*logheight/101"/>
                <draw:equation draw:name="f8" draw:formula="logwidth"/>
                <draw:equation draw:name="f9" draw:formula="logheight"/>
              </draw:enhanced-geometry>
            </draw:custom-shape>
            <draw:custom-shape draw:name="Freeform 54" draw:style-name="gr49" draw:text-style-name="P2" draw:layer="layout" svg:width="0.797cm" svg:height="2.045cm" svg:x="11.776cm" svg:y="10.7cm">
              <text:p/>
              <draw:enhanced-geometry draw:mirror-horizontal="false" draw:mirror-vertical="false" svg:viewBox="0 0 0 0" drawooo:sub-view-size="79 202" draw:text-areas="0 0 ?f12 ?f13" draw:type="ooxml-non-primitive" draw:enhanced-path="M 0 115 C 0 115 7 1 13 0 19 0 20 50 22 66 23 77 32 108 32 108 32 108 79 176 75 186 72 195 63 202 63 202 N">
                <draw:equation draw:name="f0" draw:formula="0*logwidth/79"/>
                <draw:equation draw:name="f1" draw:formula="115*logheight/202"/>
                <draw:equation draw:name="f2" draw:formula="13*logwidth/79"/>
                <draw:equation draw:name="f3" draw:formula="0*logheight/202"/>
                <draw:equation draw:name="f4" draw:formula="22*logwidth/79"/>
                <draw:equation draw:name="f5" draw:formula="66*logheight/202"/>
                <draw:equation draw:name="f6" draw:formula="32*logwidth/79"/>
                <draw:equation draw:name="f7" draw:formula="108*logheight/202"/>
                <draw:equation draw:name="f8" draw:formula="75*logwidth/79"/>
                <draw:equation draw:name="f9" draw:formula="186*logheight/202"/>
                <draw:equation draw:name="f10" draw:formula="63*logwidth/79"/>
                <draw:equation draw:name="f11" draw:formula="202*logheight/202"/>
                <draw:equation draw:name="f12" draw:formula="logwidth"/>
                <draw:equation draw:name="f13" draw:formula="logheight"/>
              </draw:enhanced-geometry>
            </draw:custom-shape>
            <draw:custom-shape draw:name="Freeform 55" draw:style-name="gr50" draw:text-style-name="P2" draw:layer="layout" svg:width="1.15cm" svg:height="1.163cm" svg:x="12.049cm" svg:y="11.471cm">
              <text:p/>
              <draw:enhanced-geometry draw:mirror-horizontal="false" draw:mirror-vertical="false" svg:viewBox="0 0 0 0" drawooo:sub-view-size="114 115" draw:text-areas="0 0 ?f12 ?f13" draw:type="ooxml-non-primitive" draw:enhanced-path="M 0 17 C 85 1 85 1 85 1 92 0 98 2 103 6 103 6 103 6 103 6 110 12 114 21 112 29 93 115 93 115 93 115 N">
                <draw:equation draw:name="f0" draw:formula="0*logwidth/114"/>
                <draw:equation draw:name="f1" draw:formula="17*logheight/115"/>
                <draw:equation draw:name="f2" draw:formula="85*logwidth/114"/>
                <draw:equation draw:name="f3" draw:formula="1*logheight/115"/>
                <draw:equation draw:name="f4" draw:formula="103*logwidth/114"/>
                <draw:equation draw:name="f5" draw:formula="6*logheight/115"/>
                <draw:equation draw:name="f6" draw:formula="103*logwidth/114"/>
                <draw:equation draw:name="f7" draw:formula="6*logheight/115"/>
                <draw:equation draw:name="f8" draw:formula="112*logwidth/114"/>
                <draw:equation draw:name="f9" draw:formula="29*logheight/115"/>
                <draw:equation draw:name="f10" draw:formula="93*logwidth/114"/>
                <draw:equation draw:name="f11" draw:formula="115*logheight/115"/>
                <draw:equation draw:name="f12" draw:formula="logwidth"/>
                <draw:equation draw:name="f13" draw:formula="logheight"/>
              </draw:enhanced-geometry>
            </draw:custom-shape>
            <draw:custom-shape draw:name="Freeform 56" draw:style-name="gr51" draw:text-style-name="P2" draw:layer="layout" svg:width="0.718cm" svg:height="3.514cm" svg:x="12.737cm" svg:y="11.198cm">
              <text:p/>
              <draw:enhanced-geometry draw:mirror-horizontal="false" draw:mirror-vertical="false" svg:viewBox="0 0 0 0" drawooo:sub-view-size="163 797" draw:text-areas="0 0 ?f6 ?f7" draw:type="ooxml-non-primitive" draw:enhanced-path="M 87 80 L 163 0 0 797 N">
                <draw:equation draw:name="f0" draw:formula="87*logwidth/163"/>
                <draw:equation draw:name="f1" draw:formula="80*logheight/797"/>
                <draw:equation draw:name="f2" draw:formula="163*logwidth/163"/>
                <draw:equation draw:name="f3" draw:formula="0*logheight/797"/>
                <draw:equation draw:name="f4" draw:formula="0*logwidth/163"/>
                <draw:equation draw:name="f5" draw:formula="797*logheight/797"/>
                <draw:equation draw:name="f6" draw:formula="logwidth"/>
                <draw:equation draw:name="f7" draw:formula="logheight"/>
              </draw:enhanced-geometry>
            </draw:custom-shape>
            <draw:custom-shape draw:name="Freeform 57" draw:style-name="gr52" draw:text-style-name="P2" draw:layer="layout" svg:width="0.881cm" svg:height="1.419cm" svg:x="11.582cm" svg:y="12.605cm">
              <text:p/>
              <draw:enhanced-geometry draw:mirror-horizontal="false" draw:mirror-vertical="false" svg:viewBox="0 0 0 0" drawooo:sub-view-size="87 140" draw:text-areas="0 0 ?f6 ?f7" draw:type="ooxml-non-primitive" draw:enhanced-path="M 0 124 C 0 124 87 0 82 15 77 29 9 140 9 140 N">
                <draw:equation draw:name="f0" draw:formula="0*logwidth/87"/>
                <draw:equation draw:name="f1" draw:formula="124*logheight/140"/>
                <draw:equation draw:name="f2" draw:formula="82*logwidth/87"/>
                <draw:equation draw:name="f3" draw:formula="15*logheight/140"/>
                <draw:equation draw:name="f4" draw:formula="9*logwidth/87"/>
                <draw:equation draw:name="f5" draw:formula="140*logheight/140"/>
                <draw:equation draw:name="f6" draw:formula="logwidth"/>
                <draw:equation draw:name="f7" draw:formula="logheight"/>
              </draw:enhanced-geometry>
            </draw:custom-shape>
            <draw:custom-shape draw:name="Freeform 58" draw:style-name="gr53" draw:text-style-name="P2" draw:layer="layout" svg:width="0.272cm" svg:height="0.78cm" svg:x="12.746cm" svg:y="12.614cm">
              <text:p/>
              <draw:enhanced-geometry draw:mirror-horizontal="false" draw:mirror-vertical="false" svg:viewBox="0 0 0 0" drawooo:sub-view-size="27 77" draw:text-areas="0 0 ?f10 ?f11" draw:type="ooxml-non-primitive" draw:enhanced-path="M 0 38 C 18 4 18 4 18 4 18 4 21 0 24 2 27 4 27 13 27 13 13 77 13 77 13 77 N">
                <draw:equation draw:name="f0" draw:formula="0*logwidth/27"/>
                <draw:equation draw:name="f1" draw:formula="38*logheight/77"/>
                <draw:equation draw:name="f2" draw:formula="18*logwidth/27"/>
                <draw:equation draw:name="f3" draw:formula="4*logheight/77"/>
                <draw:equation draw:name="f4" draw:formula="24*logwidth/27"/>
                <draw:equation draw:name="f5" draw:formula="2*logheight/77"/>
                <draw:equation draw:name="f6" draw:formula="27*logwidth/27"/>
                <draw:equation draw:name="f7" draw:formula="13*logheight/77"/>
                <draw:equation draw:name="f8" draw:formula="13*logwidth/27"/>
                <draw:equation draw:name="f9" draw:formula="77*logheight/77"/>
                <draw:equation draw:name="f10" draw:formula="logwidth"/>
                <draw:equation draw:name="f11" draw:formula="logheight"/>
              </draw:enhanced-geometry>
            </draw:custom-shape>
            <draw:custom-shape draw:name="Freeform 59" draw:style-name="gr19" draw:text-style-name="P2" draw:layer="layout" svg:width="0.405cm" svg:height="0.546cm" svg:x="12.38cm" svg:y="12.958cm">
              <text:p/>
              <draw:enhanced-geometry draw:mirror-horizontal="false" draw:mirror-vertical="false" svg:viewBox="0 0 0 0" drawooo:sub-view-size="40 54" draw:text-areas="0 0 ?f10 ?f11" draw:type="ooxml-non-primitive" draw:enhanced-path="M 0 54 C 28 8 28 8 28 8 28 8 34 0 37 4 40 9 39 15 39 15 31 51 31 51 31 51 N">
                <draw:equation draw:name="f0" draw:formula="0*logwidth/40"/>
                <draw:equation draw:name="f1" draw:formula="54*logheight/54"/>
                <draw:equation draw:name="f2" draw:formula="28*logwidth/40"/>
                <draw:equation draw:name="f3" draw:formula="8*logheight/54"/>
                <draw:equation draw:name="f4" draw:formula="37*logwidth/40"/>
                <draw:equation draw:name="f5" draw:formula="4*logheight/54"/>
                <draw:equation draw:name="f6" draw:formula="39*logwidth/40"/>
                <draw:equation draw:name="f7" draw:formula="15*logheight/54"/>
                <draw:equation draw:name="f8" draw:formula="31*logwidth/40"/>
                <draw:equation draw:name="f9" draw:formula="51*logheight/54"/>
                <draw:equation draw:name="f10" draw:formula="logwidth"/>
                <draw:equation draw:name="f11" draw:formula="logheight"/>
              </draw:enhanced-geometry>
            </draw:custom-shape>
            <draw:custom-shape draw:name="Freeform 60" draw:style-name="gr54" draw:text-style-name="P2" draw:layer="layout" svg:width="0.325cm" svg:height="0.171cm" svg:x="12.199cm" svg:y="13.447cm">
              <text:p/>
              <draw:enhanced-geometry draw:mirror-horizontal="false" draw:mirror-vertical="false" svg:viewBox="0 0 0 0" drawooo:sub-view-size="32 17" draw:text-areas="0 0 ?f6 ?f7" draw:type="ooxml-non-primitive" draw:enhanced-path="M 0 2 C 22 0 22 0 22 0 22 0 32 14 31 17 N">
                <draw:equation draw:name="f0" draw:formula="0*logwidth/32"/>
                <draw:equation draw:name="f1" draw:formula="2*logheight/17"/>
                <draw:equation draw:name="f2" draw:formula="22*logwidth/32"/>
                <draw:equation draw:name="f3" draw:formula="0*logheight/17"/>
                <draw:equation draw:name="f4" draw:formula="31*logwidth/32"/>
                <draw:equation draw:name="f5" draw:formula="17*logheight/17"/>
                <draw:equation draw:name="f6" draw:formula="logwidth"/>
                <draw:equation draw:name="f7" draw:formula="logheight"/>
              </draw:enhanced-geometry>
            </draw:custom-shape>
            <draw:custom-shape draw:name="Freeform 61" draw:style-name="gr55" draw:text-style-name="P2" draw:layer="layout" svg:width="0.453cm" svg:height="0.405cm" svg:x="9.862cm" svg:y="12.371cm">
              <text:p/>
              <draw:enhanced-geometry draw:mirror-horizontal="false" draw:mirror-vertical="false" svg:viewBox="0 0 0 0" drawooo:sub-view-size="45 40" draw:text-areas="0 0 ?f6 ?f7" draw:type="ooxml-non-primitive" draw:enhanced-path="M 0 15 C 0 15 45 0 42 10 39 19 1 40 1 40 N">
                <draw:equation draw:name="f0" draw:formula="0*logwidth/45"/>
                <draw:equation draw:name="f1" draw:formula="15*logheight/40"/>
                <draw:equation draw:name="f2" draw:formula="42*logwidth/45"/>
                <draw:equation draw:name="f3" draw:formula="10*logheight/40"/>
                <draw:equation draw:name="f4" draw:formula="1*logwidth/45"/>
                <draw:equation draw:name="f5" draw:formula="40*logheight/40"/>
                <draw:equation draw:name="f6" draw:formula="logwidth"/>
                <draw:equation draw:name="f7" draw:formula="logheight"/>
              </draw:enhanced-geometry>
            </draw:custom-shape>
            <draw:custom-shape draw:name="Freeform 62" draw:style-name="gr56" draw:text-style-name="P2" draw:layer="layout" svg:width="0.502cm" svg:height="0.616cm" svg:x="10.166cm" svg:y="12.393cm">
              <text:p/>
              <draw:enhanced-geometry draw:mirror-horizontal="false" draw:mirror-vertical="false" svg:viewBox="0 0 0 0" drawooo:sub-view-size="50 61" draw:text-areas="0 0 ?f8 ?f9" draw:type="ooxml-non-primitive" draw:enhanced-path="M 12 8 C 12 8 41 0 45 13 49 26 50 32 46 36 41 40 0 61 0 61 N">
                <draw:equation draw:name="f0" draw:formula="12*logwidth/50"/>
                <draw:equation draw:name="f1" draw:formula="8*logheight/61"/>
                <draw:equation draw:name="f2" draw:formula="45*logwidth/50"/>
                <draw:equation draw:name="f3" draw:formula="13*logheight/61"/>
                <draw:equation draw:name="f4" draw:formula="46*logwidth/50"/>
                <draw:equation draw:name="f5" draw:formula="36*logheight/61"/>
                <draw:equation draw:name="f6" draw:formula="0*logwidth/50"/>
                <draw:equation draw:name="f7" draw:formula="61*logheight/61"/>
                <draw:equation draw:name="f8" draw:formula="logwidth"/>
                <draw:equation draw:name="f9" draw:formula="logheight"/>
              </draw:enhanced-geometry>
            </draw:custom-shape>
            <draw:custom-shape draw:name="Freeform 63" draw:style-name="gr57" draw:text-style-name="P2" draw:layer="layout" svg:width="0.859cm" svg:height="1.062cm" svg:x="10.338cm" svg:y="12.384cm">
              <text:p/>
              <draw:enhanced-geometry draw:mirror-horizontal="false" draw:mirror-vertical="false" svg:viewBox="0 0 0 0" drawooo:sub-view-size="85 105" draw:text-areas="0 0 ?f8 ?f9" draw:type="ooxml-non-primitive" draw:enhanced-path="M 0 105 C 0 105 79 38 82 33 85 27 85 28 79 14 73 0 28 14 28 14 N">
                <draw:equation draw:name="f0" draw:formula="0*logwidth/85"/>
                <draw:equation draw:name="f1" draw:formula="105*logheight/105"/>
                <draw:equation draw:name="f2" draw:formula="82*logwidth/85"/>
                <draw:equation draw:name="f3" draw:formula="33*logheight/105"/>
                <draw:equation draw:name="f4" draw:formula="79*logwidth/85"/>
                <draw:equation draw:name="f5" draw:formula="14*logheight/105"/>
                <draw:equation draw:name="f6" draw:formula="28*logwidth/85"/>
                <draw:equation draw:name="f7" draw:formula="14*logheight/105"/>
                <draw:equation draw:name="f8" draw:formula="logwidth"/>
                <draw:equation draw:name="f9" draw:formula="logheight"/>
              </draw:enhanced-geometry>
            </draw:custom-shape>
            <draw:custom-shape draw:name="Freeform 64" draw:style-name="gr58" draw:text-style-name="P2" draw:layer="layout" svg:width="0.484cm" svg:height="0.749cm" svg:x="11.158cm" svg:y="12.393cm">
              <text:p/>
              <draw:enhanced-geometry draw:mirror-horizontal="false" draw:mirror-vertical="false" svg:viewBox="0 0 0 0" drawooo:sub-view-size="48 74" draw:text-areas="0 0 ?f10 ?f11" draw:type="ooxml-non-primitive" draw:enhanced-path="M 0 16 C 0 16 17 0 30 11 33 14 35 17 37 20 45 31 48 45 41 54 32 66 20 74 20 74 N">
                <draw:equation draw:name="f0" draw:formula="0*logwidth/48"/>
                <draw:equation draw:name="f1" draw:formula="16*logheight/74"/>
                <draw:equation draw:name="f2" draw:formula="30*logwidth/48"/>
                <draw:equation draw:name="f3" draw:formula="11*logheight/74"/>
                <draw:equation draw:name="f4" draw:formula="37*logwidth/48"/>
                <draw:equation draw:name="f5" draw:formula="20*logheight/74"/>
                <draw:equation draw:name="f6" draw:formula="41*logwidth/48"/>
                <draw:equation draw:name="f7" draw:formula="54*logheight/74"/>
                <draw:equation draw:name="f8" draw:formula="20*logwidth/48"/>
                <draw:equation draw:name="f9" draw:formula="74*logheight/74"/>
                <draw:equation draw:name="f10" draw:formula="logwidth"/>
                <draw:equation draw:name="f11" draw:formula="logheight"/>
              </draw:enhanced-geometry>
            </draw:custom-shape>
            <draw:custom-shape draw:name="Freeform 65" draw:style-name="gr58" draw:text-style-name="P2" draw:layer="layout" svg:width="0.484cm" svg:height="0.749cm" svg:x="11.533cm" svg:y="12.442cm">
              <text:p/>
              <draw:enhanced-geometry draw:mirror-horizontal="false" draw:mirror-vertical="false" svg:viewBox="0 0 0 0" drawooo:sub-view-size="48 74" draw:text-areas="0 0 ?f10 ?f11" draw:type="ooxml-non-primitive" draw:enhanced-path="M 0 15 C 0 15 34 0 42 15 45 21 47 28 47 33 48 40 46 47 41 52 22 74 22 74 22 74 N">
                <draw:equation draw:name="f0" draw:formula="0*logwidth/48"/>
                <draw:equation draw:name="f1" draw:formula="15*logheight/74"/>
                <draw:equation draw:name="f2" draw:formula="42*logwidth/48"/>
                <draw:equation draw:name="f3" draw:formula="15*logheight/74"/>
                <draw:equation draw:name="f4" draw:formula="47*logwidth/48"/>
                <draw:equation draw:name="f5" draw:formula="33*logheight/74"/>
                <draw:equation draw:name="f6" draw:formula="41*logwidth/48"/>
                <draw:equation draw:name="f7" draw:formula="52*logheight/74"/>
                <draw:equation draw:name="f8" draw:formula="22*logwidth/48"/>
                <draw:equation draw:name="f9" draw:formula="74*logheight/74"/>
                <draw:equation draw:name="f10" draw:formula="logwidth"/>
                <draw:equation draw:name="f11" draw:formula="logheight"/>
              </draw:enhanced-geometry>
            </draw:custom-shape>
            <draw:custom-shape draw:name="Freeform 66" draw:style-name="gr59" draw:text-style-name="P2" draw:layer="layout" svg:width="0.696cm" svg:height="0.78cm" svg:x="10.753cm" svg:y="13.01cm">
              <text:p/>
              <draw:enhanced-geometry draw:mirror-horizontal="false" draw:mirror-vertical="false" svg:viewBox="0 0 0 0" drawooo:sub-view-size="69 77" draw:text-areas="0 0 ?f6 ?f7" draw:type="ooxml-non-primitive" draw:enhanced-path="M 0 52 C 0 52 69 0 61 13 53 27 6 77 6 77 N">
                <draw:equation draw:name="f0" draw:formula="0*logwidth/69"/>
                <draw:equation draw:name="f1" draw:formula="52*logheight/77"/>
                <draw:equation draw:name="f2" draw:formula="61*logwidth/69"/>
                <draw:equation draw:name="f3" draw:formula="13*logheight/77"/>
                <draw:equation draw:name="f4" draw:formula="6*logwidth/69"/>
                <draw:equation draw:name="f5" draw:formula="77*logheight/77"/>
                <draw:equation draw:name="f6" draw:formula="logwidth"/>
                <draw:equation draw:name="f7" draw:formula="logheight"/>
              </draw:enhanced-geometry>
            </draw:custom-shape>
            <draw:custom-shape draw:name="Freeform 67" draw:style-name="gr60" draw:text-style-name="P2" draw:layer="layout" svg:width="0.837cm" svg:height="1.234cm" svg:x="11.026cm" svg:y="12.98cm">
              <text:p/>
              <draw:enhanced-geometry draw:mirror-horizontal="false" draw:mirror-vertical="false" svg:viewBox="0 0 0 0" drawooo:sub-view-size="83 122" draw:text-areas="0 0 ?f6 ?f7" draw:type="ooxml-non-primitive" draw:enhanced-path="M 0 86 C 0 86 83 0 70 26 58 52 2 122 2 122 N">
                <draw:equation draw:name="f0" draw:formula="0*logwidth/83"/>
                <draw:equation draw:name="f1" draw:formula="86*logheight/122"/>
                <draw:equation draw:name="f2" draw:formula="70*logwidth/83"/>
                <draw:equation draw:name="f3" draw:formula="26*logheight/122"/>
                <draw:equation draw:name="f4" draw:formula="2*logwidth/83"/>
                <draw:equation draw:name="f5" draw:formula="122*logheight/122"/>
                <draw:equation draw:name="f6" draw:formula="logwidth"/>
                <draw:equation draw:name="f7" draw:formula="logheight"/>
              </draw:enhanced-geometry>
            </draw:custom-shape>
            <draw:custom-shape draw:name="Freeform 68" draw:style-name="gr61" draw:text-style-name="P2" draw:layer="layout" svg:width="0.555cm" svg:height="1.498cm" svg:x="11.48cm" svg:y="11.105cm">
              <text:p/>
              <draw:enhanced-geometry draw:mirror-horizontal="false" draw:mirror-vertical="false" svg:viewBox="0 0 0 0" drawooo:sub-view-size="55 148" draw:text-areas="0 0 ?f8 ?f9" draw:type="ooxml-non-primitive" draw:enhanced-path="M 0 0 C 36 94 36 94 36 94 53 132 53 132 53 132 53 132 55 148 46 145 N">
                <draw:equation draw:name="f0" draw:formula="0*logwidth/55"/>
                <draw:equation draw:name="f1" draw:formula="0*logheight/148"/>
                <draw:equation draw:name="f2" draw:formula="36*logwidth/55"/>
                <draw:equation draw:name="f3" draw:formula="94*logheight/148"/>
                <draw:equation draw:name="f4" draw:formula="53*logwidth/55"/>
                <draw:equation draw:name="f5" draw:formula="132*logheight/148"/>
                <draw:equation draw:name="f6" draw:formula="46*logwidth/55"/>
                <draw:equation draw:name="f7" draw:formula="145*logheight/148"/>
                <draw:equation draw:name="f8" draw:formula="logwidth"/>
                <draw:equation draw:name="f9" draw:formula="logheight"/>
              </draw:enhanced-geometry>
            </draw:custom-shape>
            <draw:custom-shape draw:name="Freeform 69" draw:style-name="gr54" draw:text-style-name="P2" draw:layer="layout" svg:width="0.118cm" svg:height="0.242cm" svg:x="10.065cm" svg:y="12.949cm">
              <text:p/>
              <draw:enhanced-geometry draw:mirror-horizontal="false" draw:mirror-vertical="false" svg:viewBox="0 0 0 0" drawooo:sub-view-size="12 24" draw:text-areas="0 0 ?f6 ?f7" draw:type="ooxml-non-primitive" draw:enhanced-path="M 0 0 C 0 0 12 5 10 11 7 16 2 24 2 24 N">
                <draw:equation draw:name="f0" draw:formula="0*logwidth/12"/>
                <draw:equation draw:name="f1" draw:formula="0*logheight/24"/>
                <draw:equation draw:name="f2" draw:formula="10*logwidth/12"/>
                <draw:equation draw:name="f3" draw:formula="11*logheight/24"/>
                <draw:equation draw:name="f4" draw:formula="2*logwidth/12"/>
                <draw:equation draw:name="f5" draw:formula="24*logheight/24"/>
                <draw:equation draw:name="f6" draw:formula="logwidth"/>
                <draw:equation draw:name="f7" draw:formula="logheight"/>
              </draw:enhanced-geometry>
            </draw:custom-shape>
            <draw:custom-shape draw:name="Freeform 70" draw:style-name="gr62" draw:text-style-name="P2" draw:layer="layout" svg:width="0.233cm" svg:height="0.272cm" svg:x="10.122cm" svg:y="13.363cm">
              <text:p/>
              <draw:enhanced-geometry draw:mirror-horizontal="false" draw:mirror-vertical="false" svg:viewBox="0 0 0 0" drawooo:sub-view-size="23 27" draw:text-areas="0 0 ?f6 ?f7" draw:type="ooxml-non-primitive" draw:enhanced-path="M 0 6 C 0 6 20 0 21 10 23 19 7 27 7 27 N">
                <draw:equation draw:name="f0" draw:formula="0*logwidth/23"/>
                <draw:equation draw:name="f1" draw:formula="6*logheight/27"/>
                <draw:equation draw:name="f2" draw:formula="21*logwidth/23"/>
                <draw:equation draw:name="f3" draw:formula="10*logheight/27"/>
                <draw:equation draw:name="f4" draw:formula="7*logwidth/23"/>
                <draw:equation draw:name="f5" draw:formula="27*logheight/27"/>
                <draw:equation draw:name="f6" draw:formula="logwidth"/>
                <draw:equation draw:name="f7" draw:formula="logheight"/>
              </draw:enhanced-geometry>
            </draw:custom-shape>
            <draw:custom-shape draw:name="Freeform 71" draw:style-name="gr63" draw:text-style-name="P2" draw:layer="layout" svg:width="0.832cm" svg:height="0.383cm" svg:x="9.271cm" svg:y="11.785cm">
              <text:p/>
              <draw:enhanced-geometry draw:mirror-horizontal="false" draw:mirror-vertical="false" svg:viewBox="0 0 0 0" drawooo:sub-view-size="82 38" draw:text-areas="0 0 ?f6 ?f7" draw:type="ooxml-non-primitive" draw:enhanced-path="M 0 12 C 0 12 82 0 79 10 76 19 19 38 19 38 N">
                <draw:equation draw:name="f0" draw:formula="0*logwidth/82"/>
                <draw:equation draw:name="f1" draw:formula="12*logheight/38"/>
                <draw:equation draw:name="f2" draw:formula="79*logwidth/82"/>
                <draw:equation draw:name="f3" draw:formula="10*logheight/38"/>
                <draw:equation draw:name="f4" draw:formula="19*logwidth/82"/>
                <draw:equation draw:name="f5" draw:formula="38*logheight/38"/>
                <draw:equation draw:name="f6" draw:formula="logwidth"/>
                <draw:equation draw:name="f7" draw:formula="logheight"/>
              </draw:enhanced-geometry>
            </draw:custom-shape>
            <draw:custom-shape draw:name="Freeform 72" draw:style-name="gr64" draw:text-style-name="P2" draw:layer="layout" svg:width="1.212cm" svg:height="0.577cm" svg:x="9.721cm" svg:y="11.754cm">
              <text:p/>
              <draw:enhanced-geometry draw:mirror-horizontal="false" draw:mirror-vertical="false" svg:viewBox="0 0 0 0" drawooo:sub-view-size="120 57" draw:text-areas="0 0 ?f6 ?f7" draw:type="ooxml-non-primitive" draw:enhanced-path="M 35 13 C 35 13 105 0 112 12 120 25 0 57 0 57 N">
                <draw:equation draw:name="f0" draw:formula="35*logwidth/120"/>
                <draw:equation draw:name="f1" draw:formula="13*logheight/57"/>
                <draw:equation draw:name="f2" draw:formula="112*logwidth/120"/>
                <draw:equation draw:name="f3" draw:formula="12*logheight/57"/>
                <draw:equation draw:name="f4" draw:formula="0*logwidth/120"/>
                <draw:equation draw:name="f5" draw:formula="57*logheight/57"/>
                <draw:equation draw:name="f6" draw:formula="logwidth"/>
                <draw:equation draw:name="f7" draw:formula="logheight"/>
              </draw:enhanced-geometry>
            </draw:custom-shape>
            <draw:custom-shape draw:name="Freeform 73" draw:style-name="gr65" draw:text-style-name="P2" draw:layer="layout" svg:width="0.493cm" svg:height="0.524cm" svg:x="10.854cm" svg:y="11.33cm">
              <text:p/>
              <draw:enhanced-geometry draw:mirror-horizontal="false" draw:mirror-vertical="false" svg:viewBox="0 0 0 0" drawooo:sub-view-size="49 52" draw:text-areas="0 0 ?f10 ?f11" draw:type="ooxml-non-primitive" draw:enhanced-path="M 0 52 C 0 52 43 39 47 30 48 28 49 25 48 22 48 14 44 8 38 4 33 2 26 0 24 1 N">
                <draw:equation draw:name="f0" draw:formula="0*logwidth/49"/>
                <draw:equation draw:name="f1" draw:formula="52*logheight/52"/>
                <draw:equation draw:name="f2" draw:formula="47*logwidth/49"/>
                <draw:equation draw:name="f3" draw:formula="30*logheight/52"/>
                <draw:equation draw:name="f4" draw:formula="48*logwidth/49"/>
                <draw:equation draw:name="f5" draw:formula="22*logheight/52"/>
                <draw:equation draw:name="f6" draw:formula="38*logwidth/49"/>
                <draw:equation draw:name="f7" draw:formula="4*logheight/52"/>
                <draw:equation draw:name="f8" draw:formula="24*logwidth/49"/>
                <draw:equation draw:name="f9" draw:formula="1*logheight/52"/>
                <draw:equation draw:name="f10" draw:formula="logwidth"/>
                <draw:equation draw:name="f11" draw:formula="logheight"/>
              </draw:enhanced-geometry>
            </draw:custom-shape>
            <draw:custom-shape draw:name="Freeform 74" draw:style-name="gr66" draw:text-style-name="P2" draw:layer="layout" svg:width="0.18cm" svg:height="0.907cm" svg:x="11.308cm" svg:y="10.642cm">
              <text:p/>
              <draw:enhanced-geometry draw:mirror-horizontal="false" draw:mirror-vertical="false" svg:viewBox="0 0 0 0" drawooo:sub-view-size="18 90" draw:text-areas="0 0 ?f10 ?f11" draw:type="ooxml-non-primitive" draw:enhanced-path="M 0 1 C 0 1 14 0 16 12 18 21 15 57 14 72 14 77 13 82 10 86 8 88 5 90 3 90 N">
                <draw:equation draw:name="f0" draw:formula="0*logwidth/18"/>
                <draw:equation draw:name="f1" draw:formula="1*logheight/90"/>
                <draw:equation draw:name="f2" draw:formula="16*logwidth/18"/>
                <draw:equation draw:name="f3" draw:formula="12*logheight/90"/>
                <draw:equation draw:name="f4" draw:formula="14*logwidth/18"/>
                <draw:equation draw:name="f5" draw:formula="72*logheight/90"/>
                <draw:equation draw:name="f6" draw:formula="10*logwidth/18"/>
                <draw:equation draw:name="f7" draw:formula="86*logheight/90"/>
                <draw:equation draw:name="f8" draw:formula="3*logwidth/18"/>
                <draw:equation draw:name="f9" draw:formula="90*logheight/90"/>
                <draw:equation draw:name="f10" draw:formula="logwidth"/>
                <draw:equation draw:name="f11" draw:formula="logheight"/>
              </draw:enhanced-geometry>
            </draw:custom-shape>
            <draw:custom-shape draw:name="Freeform 75" draw:style-name="gr67" draw:text-style-name="P2" draw:layer="layout" svg:width="0.991cm" svg:height="0.361cm" svg:x="10.113cm" svg:y="11.189cm">
              <text:p/>
              <draw:enhanced-geometry draw:mirror-horizontal="false" draw:mirror-vertical="false" svg:viewBox="0 0 0 0" drawooo:sub-view-size="98 36" draw:text-areas="0 0 ?f6 ?f7" draw:type="ooxml-non-primitive" draw:enhanced-path="M 0 36 C 0 36 95 30 97 17 98 0 36 6 36 6 N">
                <draw:equation draw:name="f0" draw:formula="0*logwidth/98"/>
                <draw:equation draw:name="f1" draw:formula="36*logheight/36"/>
                <draw:equation draw:name="f2" draw:formula="97*logwidth/98"/>
                <draw:equation draw:name="f3" draw:formula="17*logheight/36"/>
                <draw:equation draw:name="f4" draw:formula="36*logwidth/98"/>
                <draw:equation draw:name="f5" draw:formula="6*logheight/36"/>
                <draw:equation draw:name="f6" draw:formula="logwidth"/>
                <draw:equation draw:name="f7" draw:formula="logheight"/>
              </draw:enhanced-geometry>
            </draw:custom-shape>
            <draw:custom-shape draw:name="Freeform 76" draw:style-name="gr68" draw:text-style-name="P2" draw:layer="layout" svg:width="1.203cm" svg:height="0.25cm" svg:x="9.293cm" svg:y="11.158cm">
              <text:p/>
              <draw:enhanced-geometry draw:mirror-horizontal="false" draw:mirror-vertical="false" svg:viewBox="0 0 0 0" drawooo:sub-view-size="119 25" draw:text-areas="0 0 ?f6 ?f7" draw:type="ooxml-non-primitive" draw:enhanced-path="M 0 0 C 0 0 115 3 117 9 119 15 30 25 30 25 N">
                <draw:equation draw:name="f0" draw:formula="0*logwidth/119"/>
                <draw:equation draw:name="f1" draw:formula="0*logheight/25"/>
                <draw:equation draw:name="f2" draw:formula="117*logwidth/119"/>
                <draw:equation draw:name="f3" draw:formula="9*logheight/25"/>
                <draw:equation draw:name="f4" draw:formula="30*logwidth/119"/>
                <draw:equation draw:name="f5" draw:formula="25*logheight/25"/>
                <draw:equation draw:name="f6" draw:formula="logwidth"/>
                <draw:equation draw:name="f7" draw:formula="logheight"/>
              </draw:enhanced-geometry>
            </draw:custom-shape>
            <draw:custom-shape draw:name="Freeform 77" draw:style-name="gr69" draw:text-style-name="P2" draw:layer="layout" svg:width="1.062cm" svg:height="0.585cm" svg:x="10.268cm" svg:y="10.237cm">
              <text:p/>
              <draw:enhanced-geometry draw:mirror-horizontal="false" draw:mirror-vertical="false" svg:viewBox="0 0 0 0" drawooo:sub-view-size="105 58" draw:text-areas="0 0 ?f12 ?f13" draw:type="ooxml-non-primitive" draw:enhanced-path="M 81 0 C 99 19 99 19 99 19 103 25 105 32 104 39 104 39 104 39 104 39 102 48 95 54 86 55 0 58 0 58 0 58 N">
                <draw:equation draw:name="f0" draw:formula="81*logwidth/105"/>
                <draw:equation draw:name="f1" draw:formula="0*logheight/58"/>
                <draw:equation draw:name="f2" draw:formula="99*logwidth/105"/>
                <draw:equation draw:name="f3" draw:formula="19*logheight/58"/>
                <draw:equation draw:name="f4" draw:formula="104*logwidth/105"/>
                <draw:equation draw:name="f5" draw:formula="39*logheight/58"/>
                <draw:equation draw:name="f6" draw:formula="104*logwidth/105"/>
                <draw:equation draw:name="f7" draw:formula="39*logheight/58"/>
                <draw:equation draw:name="f8" draw:formula="86*logwidth/105"/>
                <draw:equation draw:name="f9" draw:formula="55*logheight/58"/>
                <draw:equation draw:name="f10" draw:formula="0*logwidth/105"/>
                <draw:equation draw:name="f11" draw:formula="58*logheight/58"/>
                <draw:equation draw:name="f12" draw:formula="logwidth"/>
                <draw:equation draw:name="f13" draw:formula="logheight"/>
              </draw:enhanced-geometry>
            </draw:custom-shape>
            <draw:custom-shape draw:name="Freeform 78" draw:style-name="gr70" draw:text-style-name="P2" draw:layer="layout" svg:width="0.788cm" svg:height="0.365cm" svg:x="9.505cm" svg:y="10.581cm">
              <text:p/>
              <draw:enhanced-geometry draw:mirror-horizontal="false" draw:mirror-vertical="false" svg:viewBox="0 0 0 0" drawooo:sub-view-size="78 36" draw:text-areas="0 0 ?f8 ?f9" draw:type="ooxml-non-primitive" draw:enhanced-path="M 0 36 C 0 36 63 35 71 29 78 24 77 19 65 11 54 2 40 0 40 0 N">
                <draw:equation draw:name="f0" draw:formula="0*logwidth/78"/>
                <draw:equation draw:name="f1" draw:formula="36*logheight/36"/>
                <draw:equation draw:name="f2" draw:formula="71*logwidth/78"/>
                <draw:equation draw:name="f3" draw:formula="29*logheight/36"/>
                <draw:equation draw:name="f4" draw:formula="65*logwidth/78"/>
                <draw:equation draw:name="f5" draw:formula="11*logheight/36"/>
                <draw:equation draw:name="f6" draw:formula="40*logwidth/78"/>
                <draw:equation draw:name="f7" draw:formula="0*logheight/36"/>
                <draw:equation draw:name="f8" draw:formula="logwidth"/>
                <draw:equation draw:name="f9" draw:formula="logheight"/>
              </draw:enhanced-geometry>
            </draw:custom-shape>
            <draw:custom-shape draw:name="Freeform 79" draw:style-name="gr71" draw:text-style-name="P2" draw:layer="layout" svg:width="1.013cm" svg:height="0.585cm" svg:x="9.646cm" svg:y="9.051cm">
              <text:p/>
              <draw:enhanced-geometry draw:mirror-horizontal="false" draw:mirror-vertical="false" svg:viewBox="0 0 0 0" drawooo:sub-view-size="100 58" draw:text-areas="0 0 ?f8 ?f9" draw:type="ooxml-non-primitive" draw:enhanced-path="M 0 17 C 0 17 89 58 94 51 100 43 90 33 85 29 80 25 44 0 44 0 N">
                <draw:equation draw:name="f0" draw:formula="0*logwidth/100"/>
                <draw:equation draw:name="f1" draw:formula="17*logheight/58"/>
                <draw:equation draw:name="f2" draw:formula="94*logwidth/100"/>
                <draw:equation draw:name="f3" draw:formula="51*logheight/58"/>
                <draw:equation draw:name="f4" draw:formula="85*logwidth/100"/>
                <draw:equation draw:name="f5" draw:formula="29*logheight/58"/>
                <draw:equation draw:name="f6" draw:formula="44*logwidth/100"/>
                <draw:equation draw:name="f7" draw:formula="0*logheight/58"/>
                <draw:equation draw:name="f8" draw:formula="logwidth"/>
                <draw:equation draw:name="f9" draw:formula="logheight"/>
              </draw:enhanced-geometry>
            </draw:custom-shape>
            <draw:custom-shape draw:name="Freeform 80" draw:style-name="gr72" draw:text-style-name="P2" draw:layer="layout" svg:width="0.718cm" svg:height="0.369cm" svg:x="9.871cm" svg:y="9.611cm">
              <text:p/>
              <draw:enhanced-geometry draw:mirror-horizontal="false" draw:mirror-vertical="false" svg:viewBox="0 0 0 0" drawooo:sub-view-size="71 37" draw:text-areas="0 0 ?f6 ?f7" draw:type="ooxml-non-primitive" draw:enhanced-path="M 7 0 C 7 0 71 32 60 35 50 37 0 25 0 25 N">
                <draw:equation draw:name="f0" draw:formula="7*logwidth/71"/>
                <draw:equation draw:name="f1" draw:formula="0*logheight/37"/>
                <draw:equation draw:name="f2" draw:formula="60*logwidth/71"/>
                <draw:equation draw:name="f3" draw:formula="35*logheight/37"/>
                <draw:equation draw:name="f4" draw:formula="0*logwidth/71"/>
                <draw:equation draw:name="f5" draw:formula="25*logheight/37"/>
                <draw:equation draw:name="f6" draw:formula="logwidth"/>
                <draw:equation draw:name="f7" draw:formula="logheight"/>
              </draw:enhanced-geometry>
            </draw:custom-shape>
            <draw:custom-shape draw:name="Freeform 81" draw:style-name="gr73" draw:text-style-name="P2" draw:layer="layout" svg:width="0.493cm" svg:height="0.63cm" svg:x="10.479cm" svg:y="9.536cm">
              <text:p/>
              <draw:enhanced-geometry draw:mirror-horizontal="false" draw:mirror-vertical="false" svg:viewBox="0 0 0 0" drawooo:sub-view-size="49 62" draw:text-areas="0 0 ?f6 ?f7" draw:type="ooxml-non-primitive" draw:enhanced-path="M 0 42 C 0 42 43 62 46 42 49 22 14 0 14 0 N">
                <draw:equation draw:name="f0" draw:formula="0*logwidth/49"/>
                <draw:equation draw:name="f1" draw:formula="42*logheight/62"/>
                <draw:equation draw:name="f2" draw:formula="46*logwidth/49"/>
                <draw:equation draw:name="f3" draw:formula="42*logheight/62"/>
                <draw:equation draw:name="f4" draw:formula="14*logwidth/49"/>
                <draw:equation draw:name="f5" draw:formula="0*logheight/62"/>
                <draw:equation draw:name="f6" draw:formula="logwidth"/>
                <draw:equation draw:name="f7" draw:formula="logheight"/>
              </draw:enhanced-geometry>
            </draw:custom-shape>
            <draw:custom-shape draw:name="Freeform 82" draw:style-name="gr74" draw:text-style-name="P2" draw:layer="layout" svg:width="1.146cm" svg:height="0.414cm" svg:x="9.95cm" svg:y="9.932cm">
              <text:p/>
              <draw:enhanced-geometry draw:mirror-horizontal="false" draw:mirror-vertical="false" svg:viewBox="0 0 0 0" drawooo:sub-view-size="113 41" draw:text-areas="0 0 ?f10 ?f11" draw:type="ooxml-non-primitive" draw:enhanced-path="M 0 14 C 0 14 97 41 106 38 111 36 112 31 113 26 113 23 113 19 111 17 99 0 99 0 99 0 N">
                <draw:equation draw:name="f0" draw:formula="0*logwidth/113"/>
                <draw:equation draw:name="f1" draw:formula="14*logheight/41"/>
                <draw:equation draw:name="f2" draw:formula="106*logwidth/113"/>
                <draw:equation draw:name="f3" draw:formula="38*logheight/41"/>
                <draw:equation draw:name="f4" draw:formula="113*logwidth/113"/>
                <draw:equation draw:name="f5" draw:formula="26*logheight/41"/>
                <draw:equation draw:name="f6" draw:formula="111*logwidth/113"/>
                <draw:equation draw:name="f7" draw:formula="17*logheight/41"/>
                <draw:equation draw:name="f8" draw:formula="99*logwidth/113"/>
                <draw:equation draw:name="f9" draw:formula="0*logheight/41"/>
                <draw:equation draw:name="f10" draw:formula="logwidth"/>
                <draw:equation draw:name="f11" draw:formula="logheight"/>
              </draw:enhanced-geometry>
            </draw:custom-shape>
            <draw:custom-shape draw:name="Freeform 83" draw:style-name="gr75" draw:text-style-name="P2" draw:layer="layout" svg:width="0.061cm" svg:height="0.383cm" svg:x="9.871cm" svg:y="10.338cm">
              <text:p/>
              <draw:enhanced-geometry draw:mirror-horizontal="false" draw:mirror-vertical="false" svg:viewBox="0 0 0 0" drawooo:sub-view-size="6 38" draw:text-areas="0 0 ?f6 ?f7" draw:type="ooxml-non-primitive" draw:enhanced-path="M 6 0 C 6 0 1 18 0 22 0 26 5 34 0 38 N">
                <draw:equation draw:name="f0" draw:formula="6*logwidth/6"/>
                <draw:equation draw:name="f1" draw:formula="0*logheight/38"/>
                <draw:equation draw:name="f2" draw:formula="0*logwidth/6"/>
                <draw:equation draw:name="f3" draw:formula="22*logheight/38"/>
                <draw:equation draw:name="f4" draw:formula="0*logwidth/6"/>
                <draw:equation draw:name="f5" draw:formula="38*logheight/38"/>
                <draw:equation draw:name="f6" draw:formula="logwidth"/>
                <draw:equation draw:name="f7" draw:formula="logheight"/>
              </draw:enhanced-geometry>
            </draw:custom-shape>
            <draw:custom-shape draw:name="Freeform 84" draw:style-name="gr54" draw:text-style-name="P2" draw:layer="layout" svg:width="0.131cm" svg:height="0.184cm" svg:x="10.003cm" svg:y="8.918cm">
              <text:p/>
              <draw:enhanced-geometry draw:mirror-horizontal="false" draw:mirror-vertical="false" svg:viewBox="0 0 0 0" drawooo:sub-view-size="13 18" draw:text-areas="0 0 ?f6 ?f7" draw:type="ooxml-non-primitive" draw:enhanced-path="M 13 0 C 13 0 13 9 9 12 5 15 0 18 0 18 N">
                <draw:equation draw:name="f0" draw:formula="13*logwidth/13"/>
                <draw:equation draw:name="f1" draw:formula="0*logheight/18"/>
                <draw:equation draw:name="f2" draw:formula="9*logwidth/13"/>
                <draw:equation draw:name="f3" draw:formula="12*logheight/18"/>
                <draw:equation draw:name="f4" draw:formula="0*logwidth/13"/>
                <draw:equation draw:name="f5" draw:formula="18*logheight/18"/>
                <draw:equation draw:name="f6" draw:formula="logwidth"/>
                <draw:equation draw:name="f7" draw:formula="logheight"/>
              </draw:enhanced-geometry>
            </draw:custom-shape>
            <draw:custom-shape draw:name="Freeform 85" draw:style-name="gr76" draw:text-style-name="P2" draw:layer="layout" svg:width="0.405cm" svg:height="0.294cm" svg:x="16.036cm" svg:y="14.488cm">
              <text:p/>
              <draw:enhanced-geometry draw:mirror-horizontal="false" draw:mirror-vertical="false" svg:viewBox="0 0 0 0" drawooo:sub-view-size="92 67" draw:text-areas="0 0 ?f6 ?f7" draw:type="ooxml-non-primitive" draw:enhanced-path="M 0 67 L 60 37 92 0 N">
                <draw:equation draw:name="f0" draw:formula="0*logwidth/92"/>
                <draw:equation draw:name="f1" draw:formula="67*logheight/67"/>
                <draw:equation draw:name="f2" draw:formula="60*logwidth/92"/>
                <draw:equation draw:name="f3" draw:formula="37*logheight/67"/>
                <draw:equation draw:name="f4" draw:formula="92*logwidth/92"/>
                <draw:equation draw:name="f5" draw:formula="0*logheight/67"/>
                <draw:equation draw:name="f6" draw:formula="logwidth"/>
                <draw:equation draw:name="f7" draw:formula="logheight"/>
              </draw:enhanced-geometry>
            </draw:custom-shape>
            <draw:custom-shape draw:name="Freeform 86" draw:style-name="gr77" draw:text-style-name="P2" draw:layer="layout" svg:width="1.273cm" svg:height="0.537cm" svg:x="14.386cm" svg:y="15.206cm">
              <text:p/>
              <draw:enhanced-geometry draw:mirror-horizontal="false" draw:mirror-vertical="false" svg:viewBox="0 0 0 0" drawooo:sub-view-size="126 53" draw:text-areas="0 0 ?f12 ?f13" draw:type="ooxml-non-primitive" draw:enhanced-path="M 126 0 C 126 0 100 0 85 11 76 18 66 25 60 30 56 33 54 35 54 35 54 35 33 44 29 44 25 45 2 53 0 51 N">
                <draw:equation draw:name="f0" draw:formula="126*logwidth/126"/>
                <draw:equation draw:name="f1" draw:formula="0*logheight/53"/>
                <draw:equation draw:name="f2" draw:formula="85*logwidth/126"/>
                <draw:equation draw:name="f3" draw:formula="11*logheight/53"/>
                <draw:equation draw:name="f4" draw:formula="60*logwidth/126"/>
                <draw:equation draw:name="f5" draw:formula="30*logheight/53"/>
                <draw:equation draw:name="f6" draw:formula="54*logwidth/126"/>
                <draw:equation draw:name="f7" draw:formula="35*logheight/53"/>
                <draw:equation draw:name="f8" draw:formula="29*logwidth/126"/>
                <draw:equation draw:name="f9" draw:formula="44*logheight/53"/>
                <draw:equation draw:name="f10" draw:formula="0*logwidth/126"/>
                <draw:equation draw:name="f11" draw:formula="51*logheight/53"/>
                <draw:equation draw:name="f12" draw:formula="logwidth"/>
                <draw:equation draw:name="f13" draw:formula="logheight"/>
              </draw:enhanced-geometry>
            </draw:custom-shape>
            <draw:custom-shape draw:name="Freeform 87" draw:style-name="gr54" draw:text-style-name="P2" draw:layer="layout" svg:width="0.233cm" svg:height="0.052cm" svg:x="14.964cm" svg:y="15.511cm">
              <text:p/>
              <draw:enhanced-geometry draw:mirror-horizontal="false" draw:mirror-vertical="false" svg:viewBox="0 0 0 0" drawooo:sub-view-size="23 5" draw:text-areas="0 0 ?f4 ?f5" draw:type="ooxml-non-primitive" draw:enhanced-path="M 23 0 C 23 0 0 5 2 1 N">
                <draw:equation draw:name="f0" draw:formula="23*logwidth/23"/>
                <draw:equation draw:name="f1" draw:formula="0*logheight/5"/>
                <draw:equation draw:name="f2" draw:formula="2*logwidth/23"/>
                <draw:equation draw:name="f3" draw:formula="1*logheight/5"/>
                <draw:equation draw:name="f4" draw:formula="logwidth"/>
                <draw:equation draw:name="f5" draw:formula="logheight"/>
              </draw:enhanced-geometry>
            </draw:custom-shape>
            <draw:custom-shape draw:name="Freeform 88" draw:style-name="gr54" draw:text-style-name="P2" draw:layer="layout" svg:width="0.281cm" svg:height="0.052cm" svg:x="15.189cm" svg:y="15.348cm">
              <text:p/>
              <draw:enhanced-geometry draw:mirror-horizontal="false" draw:mirror-vertical="false" svg:viewBox="0 0 0 0" drawooo:sub-view-size="28 5" draw:text-areas="0 0 ?f4 ?f5" draw:type="ooxml-non-primitive" draw:enhanced-path="M 28 0 C 28 0 0 5 0 2 N">
                <draw:equation draw:name="f0" draw:formula="28*logwidth/28"/>
                <draw:equation draw:name="f1" draw:formula="0*logheight/5"/>
                <draw:equation draw:name="f2" draw:formula="0*logwidth/28"/>
                <draw:equation draw:name="f3" draw:formula="2*logheight/5"/>
                <draw:equation draw:name="f4" draw:formula="logwidth"/>
                <draw:equation draw:name="f5" draw:formula="logheight"/>
              </draw:enhanced-geometry>
            </draw:custom-shape>
            <draw:custom-shape draw:name="Freeform 189" draw:style-name="gr7" draw:text-style-name="P2" draw:layer="layout" svg:width="0.242cm" svg:height="0.255cm" svg:x="11.348cm" svg:y="7.137cm">
              <text:p/>
              <draw:enhanced-geometry draw:mirror-horizontal="false" draw:mirror-vertical="false" svg:viewBox="0 0 0 0" drawooo:sub-view-size="24 25" draw:text-areas="0 0 ?f8 ?f9" draw:type="ooxml-non-primitive" draw:enhanced-path="M 0 17 C 0 17 13 25 17 24 20 22 23 20 23 16 24 12 21 0 21 0 N">
                <draw:equation draw:name="f0" draw:formula="0*logwidth/24"/>
                <draw:equation draw:name="f1" draw:formula="17*logheight/25"/>
                <draw:equation draw:name="f2" draw:formula="17*logwidth/24"/>
                <draw:equation draw:name="f3" draw:formula="24*logheight/25"/>
                <draw:equation draw:name="f4" draw:formula="23*logwidth/24"/>
                <draw:equation draw:name="f5" draw:formula="16*logheight/25"/>
                <draw:equation draw:name="f6" draw:formula="21*logwidth/24"/>
                <draw:equation draw:name="f7" draw:formula="0*logheight/25"/>
                <draw:equation draw:name="f8" draw:formula="logwidth"/>
                <draw:equation draw:name="f9" draw:formula="logheight"/>
              </draw:enhanced-geometry>
            </draw:custom-shape>
          </draw:g>
          <draw:g draw:name="Group 1">
            <draw:custom-shape draw:name="Oval 89" draw:style-name="gr78" draw:text-style-name="P3" draw:layer="layout" svg:width="0.14cm" svg:height="0.14cm" svg:x="10.66cm" svg:y="13.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78" draw:text-style-name="P3" draw:layer="layout" svg:width="0.14cm" svg:height="0.14cm" svg:x="10.7cm" svg:y="13.7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78" draw:text-style-name="P3" draw:layer="layout" svg:width="0.145cm" svg:height="0.145cm" svg:x="10.942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78" draw:text-style-name="P3" draw:layer="layout" svg:width="0.145cm" svg:height="0.14cm" svg:x="10.942cm" svg:y="14.1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78" draw:text-style-name="P3" draw:layer="layout" svg:width="0.14cm" svg:height="0.145cm" svg:x="11.472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4" draw:style-name="gr78" draw:text-style-name="P3" draw:layer="layout" svg:width="0.14cm" svg:height="0.14cm" svg:x="11.591cm" svg:y="13.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5" draw:style-name="gr78" draw:text-style-name="P3" draw:layer="layout" svg:width="0.14cm" svg:height="0.14cm" svg:x="12.12cm" svg:y="13.4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6" draw:style-name="gr78" draw:text-style-name="P3" draw:layer="layout" svg:width="0.145cm" svg:height="0.14cm" svg:x="12.279cm" svg:y="13.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7" draw:style-name="gr78" draw:text-style-name="P3" draw:layer="layout" svg:width="0.14cm" svg:height="0.14cm" svg:x="12.442cm" svg:y="13.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8" draw:style-name="gr78" draw:text-style-name="P3" draw:layer="layout" svg:width="0.14cm" svg:height="0.14cm" svg:x="12.605cm" svg:y="13.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9" draw:style-name="gr78" draw:text-style-name="P3" draw:layer="layout" svg:width="0.14cm" svg:height="0.14cm" svg:x="12.808cm" svg:y="13.4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0" draw:style-name="gr78" draw:text-style-name="P3" draw:layer="layout" svg:width="0.14cm" svg:height="0.14cm" svg:x="12.645cm" svg:y="14.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1" draw:style-name="gr78" draw:text-style-name="P3" draw:layer="layout" svg:width="0.14cm" svg:height="0.14cm" svg:x="10.135cm" svg:y="13.5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78" draw:text-style-name="P3" draw:layer="layout" svg:width="0.14cm" svg:height="0.14cm" svg:x="10.052cm" svg:y="13.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78" draw:text-style-name="P3" draw:layer="layout" svg:width="0.14cm" svg:height="0.14cm" svg:x="9.972cm" svg:y="13.1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78" draw:text-style-name="P3" draw:layer="layout" svg:width="0.14cm" svg:height="0.14cm" svg:x="9.972cm" svg:y="12.8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 draw:style-name="gr78" draw:text-style-name="P3" draw:layer="layout" svg:width="0.14cm" svg:height="0.145cm" svg:x="9.769cm" svg:y="12.71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 draw:style-name="gr78" draw:text-style-name="P3" draw:layer="layout" svg:width="0.14cm" svg:height="0.14cm" svg:x="9.769cm" svg:y="12.4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78" draw:text-style-name="P3" draw:layer="layout" svg:width="0.14cm" svg:height="0.145cm" svg:x="9.606cm" svg:y="1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 draw:style-name="gr78" draw:text-style-name="P3" draw:layer="layout" svg:width="0.14cm" svg:height="0.14cm" svg:x="9.364cm" svg:y="12.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9" draw:style-name="gr78" draw:text-style-name="P3" draw:layer="layout" svg:width="0.145cm" svg:height="0.14cm" svg:x="9.201cm" svg:y="11.8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0" draw:style-name="gr78" draw:text-style-name="P3" draw:layer="layout" svg:width="0.14cm" svg:height="0.14cm" svg:x="10.012cm" svg:y="11.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1" draw:style-name="gr78" draw:text-style-name="P3" draw:layer="layout" svg:width="0.14cm" svg:height="0.14cm" svg:x="9.487cm" svg:y="11.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2" draw:style-name="gr78" draw:text-style-name="P3" draw:layer="layout" svg:width="0.145cm" svg:height="0.14cm" svg:x="9.201cm" svg:y="11.0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78" draw:text-style-name="P3" draw:layer="layout" svg:width="0.14cm" svg:height="0.14cm" svg:x="9.403cm" svg:y="10.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4" draw:style-name="gr78" draw:text-style-name="P3" draw:layer="layout" svg:width="0.14cm" svg:height="0.14cm" svg:x="9.769cm" svg:y="10.6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 draw:style-name="gr78" draw:text-style-name="P3" draw:layer="layout" svg:width="0.14cm" svg:height="0.14cm" svg:x="9.769cm" svg:y="10.4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6" draw:style-name="gr78" draw:text-style-name="P3" draw:layer="layout" svg:width="0.145cm" svg:height="0.14cm" svg:x="9.849cm" svg:y="10.2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7" draw:style-name="gr78" draw:text-style-name="P3" draw:layer="layout" svg:width="0.145cm" svg:height="0.14cm" svg:x="9.849cm" svg:y="10.0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8" draw:style-name="gr78" draw:text-style-name="P3" draw:layer="layout" svg:width="0.14cm" svg:height="0.14cm" svg:x="9.769cm" svg:y="9.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9" draw:style-name="gr78" draw:text-style-name="P3" draw:layer="layout" svg:width="0.145cm" svg:height="0.14cm" svg:x="9.849cm" svg:y="9.5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gr78" draw:text-style-name="P3" draw:layer="layout" svg:width="0.14cm" svg:height="0.14cm" svg:x="9.567cm" svg:y="9.1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1" draw:style-name="gr78" draw:text-style-name="P3" draw:layer="layout" svg:width="0.14cm" svg:height="0.14cm" svg:x="9.893cm" svg:y="9.0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2" draw:style-name="gr78" draw:text-style-name="P3" draw:layer="layout" svg:width="0.14cm" svg:height="0.14cm" svg:x="10.052cm" svg:y="8.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3" draw:style-name="gr78" draw:text-style-name="P3" draw:layer="layout" svg:width="0.14cm" svg:height="0.14cm" svg:x="10.497cm" svg:y="8.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4" draw:style-name="gr78" draw:text-style-name="P3" draw:layer="layout" svg:width="0.14cm" svg:height="0.14cm" svg:x="10.338cm" svg:y="8.4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5" draw:style-name="gr78" draw:text-style-name="P3" draw:layer="layout" svg:width="0.14cm" svg:height="0.14cm" svg:x="10.497cm" svg:y="8.3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6" draw:style-name="gr78" draw:text-style-name="P3" draw:layer="layout" svg:width="0.14cm" svg:height="0.14cm" svg:x="10.581cm" svg:y="8.0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7" draw:style-name="gr78" draw:text-style-name="P3" draw:layer="layout" svg:width="0.14cm" svg:height="0.145cm" svg:x="10.823cm" svg:y="7.8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8" draw:style-name="gr78" draw:text-style-name="P3" draw:layer="layout" svg:width="0.14cm" svg:height="0.14cm" svg:x="11.106cm" svg:y="7.8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9" draw:style-name="gr78" draw:text-style-name="P3" draw:layer="layout" svg:width="0.14cm" svg:height="0.14cm" svg:x="11.066cm" svg:y="7.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0" draw:style-name="gr78" draw:text-style-name="P3" draw:layer="layout" svg:width="0.14cm" svg:height="0.14cm" svg:x="11.754cm" svg:y="7.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1" draw:style-name="gr78" draw:text-style-name="P3" draw:layer="layout" svg:width="0.145cm" svg:height="0.14cm" svg:x="12.036cm" svg:y="6.9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2" draw:style-name="gr78" draw:text-style-name="P3" draw:layer="layout" svg:width="0.14cm" svg:height="0.14cm" svg:x="12.323cm" svg:y="7.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3" draw:style-name="gr78" draw:text-style-name="P3" draw:layer="layout" svg:width="0.145cm" svg:height="0.14cm" svg:x="12.481cm" svg:y="6.76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78" draw:text-style-name="P3" draw:layer="layout" svg:width="0.14cm" svg:height="0.14cm" svg:x="12.808cm" svg:y="7.1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 draw:style-name="gr78" draw:text-style-name="P3" draw:layer="layout" svg:width="0.14cm" svg:height="0.14cm" svg:x="13.05cm" svg:y="7.1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 draw:style-name="gr78" draw:text-style-name="P3" draw:layer="layout" svg:width="0.14cm" svg:height="0.14cm" svg:x="13.293cm" svg:y="6.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 draw:style-name="gr78" draw:text-style-name="P3" draw:layer="layout" svg:width="0.145cm" svg:height="0.14cm" svg:x="13.575cm" svg:y="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 draw:style-name="gr78" draw:text-style-name="P3" draw:layer="layout" svg:width="0.14cm" svg:height="0.14cm" svg:x="13.822cm" svg:y="6.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 draw:style-name="gr78" draw:text-style-name="P3" draw:layer="layout" svg:width="0.14cm" svg:height="0.14cm" svg:x="14.104cm" svg:y="6.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 draw:style-name="gr78" draw:text-style-name="P3" draw:layer="layout" svg:width="0.14cm" svg:height="0.14cm" svg:x="14.426cm" svg:y="6.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 draw:style-name="gr78" draw:text-style-name="P3" draw:layer="layout" svg:width="0.14cm" svg:height="0.14cm" svg:x="14.752cm" svg:y="6.2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 draw:style-name="gr78" draw:text-style-name="P3" draw:layer="layout" svg:width="0.14cm" svg:height="0.14cm" svg:x="15.035cm" svg:y="6.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3" draw:style-name="gr78" draw:text-style-name="P3" draw:layer="layout" svg:width="0.14cm" svg:height="0.14cm" svg:x="15.277cm" svg:y="6.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4" draw:style-name="gr78" draw:text-style-name="P3" draw:layer="layout" svg:width="0.14cm" svg:height="0.145cm" svg:x="15.603cm" svg:y="6.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5" draw:style-name="gr78" draw:text-style-name="P3" draw:layer="layout" svg:width="0.14cm" svg:height="0.14cm" svg:x="15.723cm" svg:y="6.9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78" draw:text-style-name="P3" draw:layer="layout" svg:width="0.14cm" svg:height="0.145cm" svg:x="15.886cm" svg:y="7.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7" draw:style-name="gr78" draw:text-style-name="P3" draw:layer="layout" svg:width="0.14cm" svg:height="0.14cm" svg:x="16.049cm" svg:y="7.4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8" draw:style-name="gr78" draw:text-style-name="P3" draw:layer="layout" svg:width="0.14cm" svg:height="0.145cm" svg:x="17.588cm" svg:y="6.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9" draw:style-name="gr78" draw:text-style-name="P3" draw:layer="layout" svg:width="0.145cm" svg:height="0.14cm" svg:x="16.856cm" svg:y="7.7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0" draw:style-name="gr78" draw:text-style-name="P3" draw:layer="layout" svg:width="0.14cm" svg:height="0.14cm" svg:x="17.059cm" svg:y="7.9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1" draw:style-name="gr78" draw:text-style-name="P3" draw:layer="layout" svg:width="0.14cm" svg:height="0.14cm" svg:x="17.222cm" svg:y="8.1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2" draw:style-name="gr78" draw:text-style-name="P3" draw:layer="layout" svg:width="0.14cm" svg:height="0.14cm" svg:x="17.425cm" svg:y="8.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3" draw:style-name="gr78" draw:text-style-name="P3" draw:layer="layout" svg:width="0.14cm" svg:height="0.14cm" svg:x="17.548cm" svg:y="8.6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4" draw:style-name="gr78" draw:text-style-name="P3" draw:layer="layout" svg:width="0.14cm" svg:height="0.14cm" svg:x="17.707cm" svg:y="8.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5" draw:style-name="gr78" draw:text-style-name="P3" draw:layer="layout" svg:width="0.14cm" svg:height="0.145cm" svg:x="17.83cm" svg:y="9.19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6" draw:style-name="gr78" draw:text-style-name="P3" draw:layer="layout" svg:width="0.14cm" svg:height="0.145cm" svg:x="17.91cm" svg:y="9.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7" draw:style-name="gr78" draw:text-style-name="P3" draw:layer="layout" svg:width="0.14cm" svg:height="0.14cm" svg:x="18.033cm" svg:y="9.7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8" draw:style-name="gr78" draw:text-style-name="P3" draw:layer="layout" svg:width="0.14cm" svg:height="0.14cm" svg:x="18.113cm" svg:y="10.0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9" draw:style-name="gr78" draw:text-style-name="P3" draw:layer="layout" svg:width="0.14cm" svg:height="0.14cm" svg:x="18.152cm" svg:y="10.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0" draw:style-name="gr78" draw:text-style-name="P3" draw:layer="layout" svg:width="0.14cm" svg:height="0.14cm" svg:x="17.548cm" svg:y="10.6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1" draw:style-name="gr78" draw:text-style-name="P3" draw:layer="layout" svg:width="0.14cm" svg:height="0.14cm" svg:x="17.994cm" svg:y="10.8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2" draw:style-name="gr78" draw:text-style-name="P3" draw:layer="layout" svg:width="0.14cm" svg:height="0.14cm" svg:x="17.791cm" svg:y="11.1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3" draw:style-name="gr78" draw:text-style-name="P3" draw:layer="layout" svg:width="0.14cm" svg:height="0.14cm" svg:x="17.87cm" svg:y="11.4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4" draw:style-name="gr78" draw:text-style-name="P3" draw:layer="layout" svg:width="0.14cm" svg:height="0.145cm" svg:x="17.628cm" svg:y="11.6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5" draw:style-name="gr78" draw:text-style-name="P3" draw:layer="layout" svg:width="0.14cm" svg:height="0.14cm" svg:x="17.628cm" svg:y="11.8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6" draw:style-name="gr78" draw:text-style-name="P3" draw:layer="layout" svg:width="0.14cm" svg:height="0.14cm" svg:x="17.548cm" svg:y="12.1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7" draw:style-name="gr78" draw:text-style-name="P3" draw:layer="layout" svg:width="0.14cm" svg:height="0.14cm" svg:x="17.464cm" svg:y="12.3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78" draw:text-style-name="P3" draw:layer="layout" svg:width="0.14cm" svg:height="0.14cm" svg:x="17.425cm" svg:y="12.6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9" draw:style-name="gr78" draw:text-style-name="P3" draw:layer="layout" svg:width="0.145cm" svg:height="0.14cm" svg:x="17.301cm" svg:y="12.8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0" draw:style-name="gr78" draw:text-style-name="P3" draw:layer="layout" svg:width="0.14cm" svg:height="0.14cm" svg:x="17.464cm" svg:y="13.2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1" draw:style-name="gr78" draw:text-style-name="P3" draw:layer="layout" svg:width="0.14cm" svg:height="0.14cm" svg:x="17.345cm" svg:y="13.4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2" draw:style-name="gr78" draw:text-style-name="P3" draw:layer="layout" svg:width="0.14cm" svg:height="0.14cm" svg:x="17.222cm" svg:y="13.6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3" draw:style-name="gr78" draw:text-style-name="P3" draw:layer="layout" svg:width="0.14cm" svg:height="0.145cm" svg:x="16.9cm" svg:y="13.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4" draw:style-name="gr78" draw:text-style-name="P3" draw:layer="layout" svg:width="0.14cm" svg:height="0.145cm" svg:x="16.816cm" svg:y="14.0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5" draw:style-name="gr78" draw:text-style-name="P3" draw:layer="layout" svg:width="0.14cm" svg:height="0.145cm" svg:x="16.613cm" svg:y="14.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6" draw:style-name="gr78" draw:text-style-name="P3" draw:layer="layout" svg:width="0.14cm" svg:height="0.14cm" svg:x="16.371cm" svg:y="14.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7" draw:style-name="gr78" draw:text-style-name="P3" draw:layer="layout" svg:width="0.145cm" svg:height="0.14cm" svg:x="16.208cm" svg:y="14.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8" draw:style-name="gr78" draw:text-style-name="P3" draw:layer="layout" svg:width="0.14cm" svg:height="0.14cm" svg:x="15.965cm" svg:y="14.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9" draw:style-name="gr78" draw:text-style-name="P3" draw:layer="layout" svg:width="0.14cm" svg:height="0.14cm" svg:x="15.886cm" svg:y="15.0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78" draw:text-style-name="P3" draw:layer="layout" svg:width="0.14cm" svg:height="0.145cm" svg:x="15.603cm" svg:y="15.1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1" draw:style-name="gr78" draw:text-style-name="P3" draw:layer="layout" svg:width="0.14cm" svg:height="0.14cm" svg:x="15.401cm" svg:y="15.2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2" draw:style-name="gr78" draw:text-style-name="P3" draw:layer="layout" svg:width="0.14cm" svg:height="0.14cm" svg:x="15.158cm" svg:y="15.4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3" draw:style-name="gr78" draw:text-style-name="P3" draw:layer="layout" svg:width="0.14cm" svg:height="0.14cm" svg:x="14.871cm" svg:y="15.5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4" draw:style-name="gr78" draw:text-style-name="P3" draw:layer="layout" svg:width="0.14cm" svg:height="0.145cm" svg:x="14.629cm" svg:y="15.5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5" draw:style-name="gr78" draw:text-style-name="P3" draw:layer="layout" svg:width="0.14cm" svg:height="0.14cm" svg:x="14.347cm" svg:y="15.6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6" draw:style-name="gr78" draw:text-style-name="P3" draw:layer="layout" svg:width="0.145cm" svg:height="0.14cm" svg:x="17.301cm" svg:y="6.3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0" draw:style-name="gr78" draw:text-style-name="P3" draw:layer="layout" svg:width="0.14cm" svg:height="0.145cm" svg:x="11.269cm" svg:y="7.20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1" draw:style-name="gr78" draw:text-style-name="P3" draw:layer="layout" svg:width="0.14cm" svg:height="0.14cm" svg:x="11.472cm" svg:y="7.0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line draw:name="Line 203" draw:style-name="gr79" draw:text-style-name="P2" draw:layer="layout" svg:x1="13.142cm" svg:y1="4.799cm" svg:x2="13.253cm" svg:y2="6.885cm">
          <text:p/>
        </draw:line>
        <draw:line draw:name="Line 204" draw:style-name="gr79" draw:text-style-name="P2" draw:layer="layout" svg:x1="13.486cm" svg:y1="4.777cm" svg:x2="13.495cm" svg:y2="6.863cm">
          <text:p/>
        </draw:line>
        <draw:line draw:name="Line 206" draw:style-name="gr79" draw:text-style-name="P2" draw:layer="layout" svg:x1="13.839cm" svg:y1="4.79cm" svg:x2="13.729cm" svg:y2="6.832cm">
          <text:p/>
        </draw:line>
        <draw:line draw:name="Line 207" draw:style-name="gr79" draw:text-style-name="P2" draw:layer="layout" svg:x1="14.183cm" svg:y1="4.808cm" svg:x2="14.011cm" svg:y2="6.744cm">
          <text:p/>
        </draw:line>
        <draw:line draw:name="Line 208" draw:style-name="gr79" draw:text-style-name="P2" draw:layer="layout" svg:x1="14.598cm" svg:y1="4.87cm" svg:x2="14.254cm" svg:y2="6.845cm">
          <text:p/>
        </draw:line>
        <draw:line draw:name="Line 209" draw:style-name="gr79" draw:text-style-name="P2" draw:layer="layout" svg:x1="15.003cm" svg:y1="4.95cm" svg:x2="14.527cm" svg:y2="6.59cm">
          <text:p/>
        </draw:line>
        <draw:line draw:name="Line 210" draw:style-name="gr79" draw:text-style-name="P2" draw:layer="layout" svg:x1="15.33cm" svg:y1="5.043cm" svg:x2="14.84cm" svg:y2="6.723cm">
          <text:p/>
        </draw:line>
        <draw:line draw:name="Line 211" draw:style-name="gr79" draw:text-style-name="P2" draw:layer="layout" svg:x1="15.691cm" svg:y1="5.153cm" svg:x2="15.114cm" svg:y2="6.833cm">
          <text:p/>
        </draw:line>
        <draw:line draw:name="Line 212" draw:style-name="gr79" draw:text-style-name="P2" draw:layer="layout" svg:x1="16.035cm" svg:y1="5.307cm" svg:x2="15.347cm" svg:y2="6.934cm">
          <text:p/>
        </draw:line>
        <draw:line draw:name="Line 213" draw:style-name="gr79" draw:text-style-name="P2" draw:layer="layout" svg:x1="16.392cm" svg:y1="5.466cm" svg:x2="15.541cm" svg:y2="7.089cm">
          <text:p/>
        </draw:line>
        <draw:line draw:name="Line 214" draw:style-name="gr79" draw:text-style-name="P2" draw:layer="layout" svg:x1="16.714cm" svg:y1="5.668cm" svg:x2="15.722cm" svg:y2="7.299cm">
          <text:p/>
        </draw:line>
        <draw:line draw:name="Line 215" draw:style-name="gr79" draw:text-style-name="P2" draw:layer="layout" svg:x1="17.027cm" svg:y1="5.872cm" svg:x2="16.009cm" svg:y2="7.402cm">
          <text:p/>
        </draw:line>
        <draw:line draw:name="Line 216" draw:style-name="gr79" draw:text-style-name="P2" draw:layer="layout" svg:x1="17.345cm" svg:y1="6.073cm" svg:x2="16.159cm" svg:y2="7.714cm">
          <text:p/>
        </draw:line>
        <draw:line draw:name="Line 217" draw:style-name="gr79" draw:text-style-name="P2" draw:layer="layout" svg:x1="17.878cm" svg:y1="6.603cm" svg:x2="16.604cm" svg:y2="7.939cm">
          <text:p/>
        </draw:line>
        <draw:line draw:name="Line 218" draw:style-name="gr79" draw:text-style-name="P2" draw:layer="layout" svg:x1="18.196cm" svg:y1="6.846cm" svg:x2="16.886cm" svg:y2="8.09cm">
          <text:p/>
        </draw:line>
        <draw:line draw:name="Line 219" draw:style-name="gr79" draw:text-style-name="P2" draw:layer="layout" svg:x1="18.438cm" svg:y1="7.137cm" svg:x2="17.08cm" svg:y2="8.284cm">
          <text:p/>
        </draw:line>
        <draw:line draw:name="Line 220" draw:style-name="gr79" draw:text-style-name="P2" draw:layer="layout" svg:x1="18.659cm" svg:y1="7.449cm" svg:x2="17.301cm" svg:y2="8.455cm">
          <text:p/>
        </draw:line>
        <draw:line draw:name="Line 221" draw:style-name="gr79" draw:text-style-name="P2" draw:layer="layout" svg:x1="18.893cm" svg:y1="7.745cm" svg:x2="17.495cm" svg:y2="8.658cm">
          <text:p/>
        </draw:line>
        <draw:line draw:name="Line 222" draw:style-name="gr79" draw:text-style-name="P2" draw:layer="layout" svg:x1="19.095cm" svg:y1="8.071cm" svg:x2="17.649cm" svg:y2="8.878cm">
          <text:p/>
        </draw:line>
        <draw:line draw:name="Line 223" draw:style-name="gr79" draw:text-style-name="P2" draw:layer="layout" svg:x1="19.228cm" svg:y1="8.393cm" svg:x2="17.79cm" svg:y2="9.134cm">
          <text:p/>
        </draw:line>
        <draw:line draw:name="Line 224" draw:style-name="gr79" draw:text-style-name="P2" draw:layer="layout" svg:x1="19.409cm" svg:y1="8.706cm" svg:x2="17.87cm" svg:y2="9.385cm">
          <text:p/>
        </draw:line>
        <draw:line draw:name="Line 225" draw:style-name="gr79" draw:text-style-name="P2" draw:layer="layout" svg:x1="19.55cm" svg:y1="9.122cm" svg:x2="18.002cm" svg:y2="9.637cm">
          <text:p/>
        </draw:line>
        <draw:custom-shape draw:name="Freeform 226" draw:style-name="gr80" draw:text-style-name="P2" draw:layer="layout" svg:width="1.556cm" svg:height="0.466cm" svg:x="18.104cm" svg:y="9.465cm">
          <text:p/>
          <draw:enhanced-geometry draw:mirror-horizontal="false" draw:mirror-vertical="false" svg:viewBox="0 0 0 0" drawooo:sub-view-size="154 46" draw:text-areas="0 0 ?f4 ?f5" draw:type="ooxml-non-primitive" draw:enhanced-path="M 154 0 C 151 1 0 46 0 46 N">
            <draw:equation draw:name="f0" draw:formula="154*logwidth/154"/>
            <draw:equation draw:name="f1" draw:formula="0*logheight/46"/>
            <draw:equation draw:name="f2" draw:formula="0*logwidth/154"/>
            <draw:equation draw:name="f3" draw:formula="46*logheight/46"/>
            <draw:equation draw:name="f4" draw:formula="logwidth"/>
            <draw:equation draw:name="f5" draw:formula="logheight"/>
          </draw:enhanced-geometry>
        </draw:custom-shape>
        <draw:line draw:name="Line 227" draw:style-name="gr79" draw:text-style-name="P2" draw:layer="layout" svg:x1="19.735cm" svg:y1="9.8cm" svg:x2="18.134cm" svg:y2="10.183cm">
          <text:p/>
        </draw:line>
        <draw:line draw:name="Line 228" draw:style-name="gr79" draw:text-style-name="P2" draw:layer="layout" svg:x1="19.792cm" svg:y1="10.184cm" svg:x2="18.222cm" svg:y2="10.48cm">
          <text:p/>
        </draw:line>
        <draw:line draw:name="Line 229" draw:style-name="gr79" draw:text-style-name="P2" draw:layer="layout" svg:x1="17.565cm" svg:y1="10.802cm" svg:x2="19.836cm" svg:y2="10.572cm">
          <text:p/>
        </draw:line>
        <draw:line draw:name="Line 230" draw:style-name="gr79" draw:text-style-name="P2" draw:layer="layout" svg:x1="19.823cm" svg:y1="10.956cm" svg:x2="18.072cm" svg:y2="11.027cm">
          <text:p/>
        </draw:line>
        <draw:custom-shape draw:name="Freeform 231" draw:style-name="gr81" draw:text-style-name="P2" draw:layer="layout" svg:width="1.983cm" svg:height="0.052cm" svg:x="17.861cm" svg:y="11.308cm">
          <text:p/>
          <draw:enhanced-geometry draw:mirror-horizontal="false" draw:mirror-vertical="false" svg:viewBox="0 0 0 0" drawooo:sub-view-size="196 5" draw:text-areas="0 0 ?f4 ?f5" draw:type="ooxml-non-primitive" draw:enhanced-path="M 196 5 C 190 5 0 0 0 0 N">
            <draw:equation draw:name="f0" draw:formula="196*logwidth/196"/>
            <draw:equation draw:name="f1" draw:formula="5*logheight/5"/>
            <draw:equation draw:name="f2" draw:formula="0*logwidth/196"/>
            <draw:equation draw:name="f3" draw:formula="0*logheight/5"/>
            <draw:equation draw:name="f4" draw:formula="logwidth"/>
            <draw:equation draw:name="f5" draw:formula="logheight"/>
          </draw:enhanced-geometry>
        </draw:custom-shape>
        <draw:line draw:name="Line 232" draw:style-name="gr79" draw:text-style-name="P2" draw:layer="layout" svg:x1="19.783cm" svg:y1="11.714cm" svg:x2="17.993cm" svg:y2="11.573cm">
          <text:p/>
        </draw:line>
        <draw:line draw:name="Line 233" draw:style-name="gr79" draw:text-style-name="P2" draw:layer="layout" svg:x1="17.698cm" svg:y1="11.807cm" svg:x2="19.735cm" svg:y2="12.098cm">
          <text:p/>
        </draw:line>
        <draw:line draw:name="Line 234" draw:style-name="gr79" draw:text-style-name="P2" draw:layer="layout" svg:x1="17.728cm" svg:y1="12.066cm" svg:x2="19.722cm" svg:y2="12.463cm">
          <text:p/>
        </draw:line>
        <draw:line draw:name="Line 235" draw:style-name="gr79" draw:text-style-name="P2" draw:layer="layout" svg:x1="17.676cm" svg:y1="12.323cm" svg:x2="19.589cm" svg:y2="12.817cm">
          <text:p/>
        </draw:line>
        <draw:line draw:name="Line 236" draw:style-name="gr79" draw:text-style-name="P2" draw:layer="layout" svg:x1="17.587cm" svg:y1="12.534cm" svg:x2="19.488cm" svg:y2="13.204cm">
          <text:p/>
        </draw:line>
        <draw:line draw:name="Line 237" draw:style-name="gr79" draw:text-style-name="P2" draw:layer="layout" svg:x1="17.486cm" svg:y1="12.83cm" svg:x2="19.347cm" svg:y2="13.549cm">
          <text:p/>
        </draw:line>
        <draw:line draw:name="Line 238" draw:style-name="gr79" draw:text-style-name="P2" draw:layer="layout" svg:x1="17.385cm" svg:y1="13.01cm" svg:x2="19.206cm" svg:y2="13.91cm">
          <text:p/>
        </draw:line>
        <draw:line draw:name="Line 239" draw:style-name="gr79" draw:text-style-name="P2" draw:layer="layout" svg:x1="17.517cm" svg:y1="13.394cm" svg:x2="19.003cm" svg:y2="14.196cm">
          <text:p/>
        </draw:line>
        <draw:line draw:name="Line 240" draw:style-name="gr79" draw:text-style-name="P2" draw:layer="layout" svg:x1="17.354cm" svg:y1="13.627cm" svg:x2="18.822cm" svg:y2="14.527cm">
          <text:p/>
        </draw:line>
        <draw:line draw:name="Line 241" draw:style-name="gr79" draw:text-style-name="P2" draw:layer="layout" svg:x1="17.221cm" svg:y1="13.892cm" svg:x2="18.597cm" svg:y2="14.844cm">
          <text:p/>
        </draw:line>
        <draw:line draw:name="Line 242" draw:style-name="gr79" draw:text-style-name="P2" draw:layer="layout" svg:x1="16.988cm" svg:y1="14.011cm" svg:x2="18.368cm" svg:y2="15.135cm">
          <text:p/>
        </draw:line>
        <draw:line draw:name="Line 243" draw:style-name="gr79" draw:text-style-name="P2" draw:layer="layout" svg:x1="16.807cm" svg:y1="14.245cm" svg:x2="18.134cm" svg:y2="15.44cm">
          <text:p/>
        </draw:line>
        <draw:line draw:name="Line 244" draw:style-name="gr79" draw:text-style-name="P2" draw:layer="layout" svg:x1="16.582cm" svg:y1="14.408cm" svg:x2="17.83cm" svg:y2="15.704cm">
          <text:p/>
        </draw:line>
        <draw:line draw:name="Line 245" draw:style-name="gr79" draw:text-style-name="P2" draw:layer="layout" svg:x1="16.41cm" svg:y1="14.612cm" svg:x2="17.574cm" svg:y2="15.926cm">
          <text:p/>
        </draw:line>
        <draw:line draw:name="Line 246" draw:style-name="gr79" draw:text-style-name="P2" draw:layer="layout" svg:x1="16.251cm" svg:y1="14.801cm" svg:x2="17.301cm" svg:y2="16.168cm">
          <text:p/>
        </draw:line>
        <draw:line draw:name="Line 247" draw:style-name="gr79" draw:text-style-name="P2" draw:layer="layout" svg:x1="16.009cm" svg:y1="14.947cm" svg:x2="16.97cm" svg:y2="16.362cm">
          <text:p/>
        </draw:line>
        <draw:line draw:name="Line 248" draw:style-name="gr79" draw:text-style-name="P2" draw:layer="layout" svg:x1="15.854cm" svg:y1="15.22cm" svg:x2="16.683cm" svg:y2="16.583cm">
          <text:p/>
        </draw:line>
        <draw:line draw:name="Line 249" draw:style-name="gr79" draw:text-style-name="P2" draw:layer="layout" svg:x1="15.581cm" svg:y1="15.291cm" svg:x2="16.322cm" svg:y2="16.697cm">
          <text:p/>
        </draw:line>
        <draw:line draw:name="Line 250" draw:style-name="gr79" draw:text-style-name="P2" draw:layer="layout" svg:x1="15.36cm" svg:y1="15.441cm" svg:x2="15.978cm" svg:y2="16.869cm">
          <text:p/>
        </draw:line>
        <draw:line draw:name="Line 251" draw:style-name="gr79" draw:text-style-name="P2" draw:layer="layout" svg:x1="15.114cm" svg:y1="15.612cm" svg:x2="15.674cm" svg:y2="17.027cm">
          <text:p/>
        </draw:line>
        <draw:line draw:name="Line 252" draw:style-name="gr79" draw:text-style-name="P2" draw:layer="layout" svg:x1="14.862cm" svg:y1="15.666cm" svg:x2="15.33cm" svg:y2="17.174cm">
          <text:p/>
        </draw:line>
        <draw:line draw:name="Line 253" draw:style-name="gr79" draw:text-style-name="P2" draw:layer="layout" svg:x1="14.558cm" svg:y1="15.753cm" svg:x2="14.942cm" svg:y2="17.252cm">
          <text:p/>
        </draw:line>
        <draw:line draw:name="Line 254" draw:style-name="gr79" draw:text-style-name="P2" draw:layer="layout" svg:x1="14.293cm" svg:y1="15.854cm" svg:x2="14.549cm" svg:y2="17.283cm">
          <text:p/>
        </draw:line>
        <draw:line draw:name="Line 255" draw:style-name="gr79" draw:text-style-name="P2" draw:layer="layout" svg:x1="12.856cm" svg:y1="14.651cm" svg:x2="12.353cm" svg:y2="17.363cm">
          <text:p/>
        </draw:line>
        <draw:line draw:name="Line 256" draw:style-name="gr79" draw:text-style-name="P2" draw:layer="layout" svg:x1="12.926cm" svg:y1="13.558cm" svg:x2="12.027cm" svg:y2="17.275cm">
          <text:p/>
        </draw:line>
        <draw:line draw:name="Line 257" draw:style-name="gr79" draw:text-style-name="P2" draw:layer="layout" svg:x1="12.768cm" svg:y1="13.58cm" svg:x2="11.661cm" svg:y2="17.112cm">
          <text:p/>
        </draw:line>
        <draw:line draw:name="Line 258" draw:style-name="gr79" draw:text-style-name="P2" draw:layer="layout" svg:x1="12.534cm" svg:y1="13.739cm" svg:x2="11.299cm" svg:y2="16.98cm">
          <text:p/>
        </draw:line>
        <draw:line draw:name="Line 259" draw:style-name="gr79" draw:text-style-name="P2" draw:layer="layout" svg:x1="12.393cm" svg:y1="13.659cm" svg:x2="10.964cm" svg:y2="16.817cm">
          <text:p/>
        </draw:line>
        <draw:line draw:name="Line 260" draw:style-name="gr79" draw:text-style-name="P2" draw:layer="layout" svg:x1="12.23cm" svg:y1="13.597cm" svg:x2="10.62cm" svg:y2="16.667cm">
          <text:p/>
        </draw:line>
        <draw:line draw:name="Line 261" draw:style-name="gr79" draw:text-style-name="P2" draw:layer="layout" svg:x1="11.533cm" svg:y1="14.011cm" svg:x2="9.994cm" svg:y2="16.353cm">
          <text:p/>
        </draw:line>
        <draw:line draw:name="Line 262" draw:style-name="gr79" draw:text-style-name="P2" draw:layer="layout" svg:x1="11.105cm" svg:y1="14.267cm" svg:x2="9.72cm" svg:y2="16.079cm">
          <text:p/>
        </draw:line>
        <draw:line draw:name="Line 263" draw:style-name="gr79" draw:text-style-name="P2" draw:layer="layout" svg:x1="11.057cm" svg:y1="13.994cm" svg:x2="9.385cm" svg:y2="15.895cm">
          <text:p/>
        </draw:line>
        <draw:line draw:name="Line 264" draw:style-name="gr79" draw:text-style-name="P2" draw:layer="layout" svg:x1="10.832cm" svg:y1="13.871cm" svg:x2="9.174cm" svg:y2="15.621cm">
          <text:p/>
        </draw:line>
        <draw:line draw:name="Line 265" draw:style-name="gr79" draw:text-style-name="P2" draw:layer="layout" svg:x1="10.691cm" svg:y1="13.668cm" svg:x2="8.878cm" svg:y2="15.379cm">
          <text:p/>
        </draw:line>
        <draw:line draw:name="Line 266" draw:style-name="gr79" draw:text-style-name="P2" draw:layer="layout" svg:x1="10.783cm" svg:y1="13.377cm" svg:x2="8.644cm" svg:y2="15.066cm">
          <text:p/>
        </draw:line>
        <draw:line draw:name="Line 267" draw:style-name="gr79" draw:text-style-name="P2" draw:layer="layout" svg:x1="8.411cm" svg:y1="14.762cm" svg:x2="10.153cm" svg:y2="13.536cm">
          <text:p/>
        </draw:line>
        <draw:line draw:name="Line 268" draw:style-name="gr79" draw:text-style-name="P2" draw:layer="layout" svg:x1="8.159cm" svg:y1="14.488cm" svg:x2="10.153cm" svg:y2="13.276cm">
          <text:p/>
        </draw:line>
        <draw:line draw:name="Line 269" draw:style-name="gr79" draw:text-style-name="P2" draw:layer="layout" svg:x1="10.051cm" svg:y1="13.058cm" svg:x2="8.027cm" svg:y2="14.143cm">
          <text:p/>
        </draw:line>
        <draw:line draw:name="Line 270" draw:style-name="gr79" draw:text-style-name="P2" draw:layer="layout" svg:x1="7.855cm" svg:y1="13.822cm" svg:x2="9.981cm" svg:y2="12.83cm">
          <text:p/>
        </draw:line>
        <draw:line draw:name="Line 271" draw:style-name="gr79" draw:text-style-name="P2" draw:layer="layout" svg:x1="7.591cm" svg:y1="13.517cm" svg:x2="9.862cm" svg:y2="12.657cm">
          <text:p/>
        </draw:line>
        <draw:line draw:name="Line 272" draw:style-name="gr79" draw:text-style-name="P2" draw:layer="layout" svg:x1="7.458cm" svg:y1="13.151cm" svg:x2="9.769cm" svg:y2="12.423cm">
          <text:p/>
        </draw:line>
        <draw:line draw:name="Line 273" draw:style-name="gr79" draw:text-style-name="P2" draw:layer="layout" svg:x1="7.37cm" svg:y1="12.807cm" svg:x2="9.535cm" svg:y2="12.251cm">
          <text:p/>
        </draw:line>
        <draw:line draw:name="Line 274" draw:style-name="gr79" draw:text-style-name="P2" draw:layer="layout" svg:x1="7.348cm" svg:y1="12.441cm" svg:x2="9.447cm" svg:y2="12.009cm">
          <text:p/>
        </draw:line>
        <draw:line draw:name="Line 275" draw:style-name="gr79" draw:text-style-name="P2" draw:layer="layout" svg:x1="7.299cm" svg:y1="12.058cm" svg:x2="10.135cm" svg:y2="11.675cm">
          <text:p/>
        </draw:line>
        <draw:line draw:name="Line 276" draw:style-name="gr79" draw:text-style-name="P2" draw:layer="layout" svg:x1="7.229cm" svg:y1="11.691cm" svg:x2="9.76cm" svg:y2="11.511cm">
          <text:p/>
        </draw:line>
        <draw:line draw:name="Line 277" draw:style-name="gr79" draw:text-style-name="P2" draw:layer="layout" svg:x1="7.247cm" svg:y1="11.308cm" svg:x2="9.557cm" svg:y2="11.277cm">
          <text:p/>
        </draw:line>
        <draw:line draw:name="Line 278" draw:style-name="gr79" draw:text-style-name="P2" draw:layer="layout" svg:x1="7.26cm" svg:y1="10.934cm" svg:x2="9.535cm" svg:y2="11.027cm">
          <text:p/>
        </draw:line>
        <draw:line draw:name="Line 279" draw:style-name="gr79" draw:text-style-name="P2" draw:layer="layout" svg:x1="7.26cm" svg:y1="10.559cm" svg:x2="9.817cm" svg:y2="10.846cm">
          <text:p/>
        </draw:line>
        <draw:line draw:name="Line 280" draw:style-name="gr79" draw:text-style-name="P2" draw:layer="layout" svg:x1="7.317cm" svg:y1="10.206cm" svg:x2="9.791cm" svg:y2="10.63cm">
          <text:p/>
        </draw:line>
        <draw:line draw:name="Line 281" draw:style-name="gr79" draw:text-style-name="P2" draw:layer="layout" svg:x1="7.388cm" svg:y1="9.854cm" svg:x2="9.839cm" svg:y2="10.387cm">
          <text:p/>
        </draw:line>
        <draw:line draw:name="Line 282" draw:style-name="gr79" draw:text-style-name="P2" draw:layer="layout" svg:x1="7.471cm" svg:y1="9.465cm" svg:x2="9.932cm" svg:y2="10.183cm">
          <text:p/>
        </draw:line>
        <draw:line draw:name="Line 283" draw:style-name="gr79" draw:text-style-name="P2" draw:layer="layout" svg:x1="7.582cm" svg:y1="9.122cm" svg:x2="9.932cm" svg:y2="9.942cm">
          <text:p/>
        </draw:line>
        <draw:line draw:name="Line 284" draw:style-name="gr79" draw:text-style-name="P2" draw:layer="layout" svg:x1="7.745cm" svg:y1="8.799cm" svg:x2="9.919cm" svg:y2="9.729cm">
          <text:p/>
        </draw:line>
        <draw:line draw:name="Line 285" draw:style-name="gr79" draw:text-style-name="P2" draw:layer="layout" svg:x1="7.904cm" svg:y1="8.455cm" svg:x2="10.051cm" svg:y2="9.517cm">
          <text:p/>
        </draw:line>
        <draw:line draw:name="Line 286" draw:style-name="gr79" draw:text-style-name="P2" draw:layer="layout" svg:x1="8.027cm" svg:y1="8.089cm" svg:x2="10.011cm" svg:y2="9.275cm">
          <text:p/>
        </draw:line>
        <draw:line draw:name="Line 287" draw:style-name="gr79" draw:text-style-name="P2" draw:layer="layout" svg:x1="8.239cm" svg:y1="7.815cm" svg:x2="10.011cm" svg:y2="8.971cm">
          <text:p/>
        </draw:line>
        <draw:line draw:name="Line 288" draw:style-name="gr79" draw:text-style-name="P2" draw:layer="layout" svg:x1="8.442cm" svg:y1="7.512cm" svg:x2="10.519cm" svg:y2="9.082cm">
          <text:p/>
        </draw:line>
        <draw:line draw:name="Line 289" draw:style-name="gr79" draw:text-style-name="P2" draw:layer="layout" svg:x1="8.697cm" svg:y1="7.221cm" svg:x2="10.519cm" svg:y2="8.769cm">
          <text:p/>
        </draw:line>
        <draw:line draw:name="Line 290" draw:style-name="gr79" draw:text-style-name="P2" draw:layer="layout" svg:x1="8.909cm" svg:y1="6.947cm" svg:x2="10.638cm" svg:y2="8.574cm">
          <text:p/>
        </draw:line>
        <draw:line draw:name="Line 291" draw:style-name="gr79" draw:text-style-name="P2" draw:layer="layout" svg:x1="9.182cm" svg:y1="6.66cm" svg:x2="10.669cm" svg:y2="8.269cm">
          <text:p/>
        </draw:line>
        <draw:line draw:name="Line 292" draw:style-name="gr79" draw:text-style-name="P2" draw:layer="layout" svg:x1="9.447cm" svg:y1="6.401cm" svg:x2="10.783cm" svg:y2="7.997cm">
          <text:p/>
        </draw:line>
        <draw:line draw:name="Line 293" draw:style-name="gr79" draw:text-style-name="P2" draw:layer="layout" svg:x1="9.769cm" svg:y1="6.206cm" svg:x2="11.105cm" svg:y2="8.08cm">
          <text:p/>
        </draw:line>
        <draw:line draw:name="Line 294" draw:style-name="gr79" draw:text-style-name="P2" draw:layer="layout" svg:x1="10.051cm" svg:y1="5.973cm" svg:x2="11.114cm" svg:y2="7.653cm">
          <text:p/>
        </draw:line>
        <draw:line draw:name="Line 295" draw:style-name="gr79" draw:text-style-name="P2" draw:layer="layout" svg:x1="10.364cm" svg:y1="5.782cm" svg:x2="11.215cm" svg:y2="7.291cm">
          <text:p/>
        </draw:line>
        <draw:line draw:name="Line 296" draw:style-name="gr79" draw:text-style-name="P2" draw:layer="layout" svg:x1="10.651cm" svg:y1="5.559cm" svg:x2="11.48cm" svg:y2="7.221cm">
          <text:p/>
        </draw:line>
        <draw:line draw:name="Line 297" draw:style-name="gr79" draw:text-style-name="P2" draw:layer="layout" svg:x1="10.973cm" svg:y1="5.387cm" svg:x2="11.731cm" svg:y2="7.168cm">
          <text:p/>
        </draw:line>
        <draw:line draw:name="Line 298" draw:style-name="gr79" draw:text-style-name="P2" draw:layer="layout" svg:x1="11.308cm" svg:y1="5.245cm" svg:x2="11.965cm" svg:y2="7.027cm">
          <text:p/>
        </draw:line>
        <draw:line draw:name="Line 299" draw:style-name="gr79" draw:text-style-name="P2" draw:layer="layout" svg:x1="11.705cm" svg:y1="5.143cm" svg:x2="12.269cm" svg:y2="7.22cm">
          <text:p/>
        </draw:line>
        <draw:line draw:name="Line 300" draw:style-name="gr79" draw:text-style-name="P2" draw:layer="layout" svg:x1="12.036cm" svg:y1="5.003cm" svg:x2="12.503cm" svg:y2="7.005cm">
          <text:p/>
        </draw:line>
        <draw:line draw:name="Line 301" draw:style-name="gr79" draw:text-style-name="P2" draw:layer="layout" svg:x1="12.432cm" svg:y1="4.931cm" svg:x2="12.754cm" svg:y2="7.017cm">
          <text:p/>
        </draw:line>
        <draw:line draw:name="Line 302" draw:style-name="gr79" draw:text-style-name="P2" draw:layer="layout" svg:x1="12.798cm" svg:y1="4.848cm" svg:x2="13.041cm" svg:y2="7.176cm">
          <text:p/>
        </draw:line>
        <draw:line draw:name="Line 187" draw:style-name="gr3" draw:text-style-name="P2" draw:layer="layout" svg:x1="13.522cm" svg:y1="6.646cm" svg:x2="13.523cm" svg:y2="6.647cm">
          <text:p/>
        </draw:line>
        <draw:line draw:name="Line 188" draw:style-name="gr82" draw:text-style-name="P2" draw:layer="layout" svg:x1="13.522cm" svg:y1="6.647cm" svg:x2="13.523cm" svg:y2="6.648cm">
          <text:p/>
        </draw:line>
        <draw:custom-shape draw:name="TextBox 1022" draw:style-name="gr83" draw:text-style-name="P5" draw:layer="layout" svg:width="1.42cm" svg:height="0.318cm" draw:transform="rotate (1.48998758242756) translate (13.797cm 5.979cm)">
          <text:p text:style-name="P4"><text:span text:style-name="T1">gast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3" draw:style-name="gr84" draw:text-style-name="P5" draw:layer="layout" svg:width="1.42cm" svg:height="0.257cm" draw:transform="skewX (0.00383972435438753) rotate (1.4468779499033) translate (14.127cm 6.008cm)">
          <text:p text:style-name="P4"><text:span text:style-name="T1">kansas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4" draw:style-name="gr85" draw:text-style-name="P5" draw:layer="layout" svg:width="1.42cm" svg:height="0.265cm" draw:transform="rotate (1.36449840920917) translate (14.427cm 6.038cm)">
          <text:p text:style-name="P4"><text:span text:style-name="T1">mar.Euro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5" draw:style-name="gr86" draw:text-style-name="P5" draw:layer="layout" svg:width="1.42cm" svg:height="0.265cm" draw:transform="rotate (1.25977865408951) translate (14.698cm 6.066cm)">
          <text:p text:style-name="P4"><text:span text:style-name="T1">marinum 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6" draw:style-name="gr87" draw:text-style-name="P5" draw:layer="layout" svg:width="1.42cm" svg:height="0.265cm" draw:transform="rotate (1.22469753612442) translate (15.016cm 6.16cm)">
          <text:p text:style-name="P4"><text:span text:style-name="T1">marinum M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7" draw:style-name="gr88" draw:text-style-name="P5" draw:layer="layout" svg:width="1.42cm" svg:height="0.265cm" draw:transform="rotate (1.21527275816365) translate (15.339cm 6.249cm)">
          <text:p text:style-name="P4"><text:span text:style-name="T1">lifland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8" draw:style-name="gr89" draw:text-style-name="P5" draw:layer="layout" svg:width="1.42cm" svg:height="0.265cm" draw:transform="rotate (1.08856185446886) translate (15.583cm 6.361cm)">
          <text:p text:style-name="P4"><text:span text:style-name="T1">ulcera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9" draw:style-name="gr90" draw:text-style-name="P5" draw:layer="layout" svg:width="1.42cm" svg:height="0.265cm" draw:transform="rotate (1.08070787283489) translate (15.894cm 6.492cm)">
          <text:p text:style-name="P4"><text:span text:style-name="T1">szulg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0" draw:style-name="gr91" draw:text-style-name="P5" draw:layer="layout" svg:width="1.42cm" svg:height="0.266cm" draw:transform="skewX (0.00383972435438748) rotate (0.99099794928238) translate (16.127cm 6.655cm)">
          <text:p text:style-name="P4"><text:span text:style-name="T1">riyadh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1" draw:style-name="gr92" draw:text-style-name="P5" draw:layer="layout" svg:width="1.42cm" svg:height="0.265cm" draw:transform="rotate (0.984191165199602) translate (16.451cm 6.853cm)">
          <text:p text:style-name="P4"><text:span text:style-name="T1">lac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2" draw:style-name="gr93" draw:text-style-name="P5" draw:layer="layout" svg:width="1.42cm" svg:height="0.265cm" draw:transform="rotate (0.918566785324616) translate (16.767cm 7.084cm)">
          <text:p text:style-name="P4"><text:span text:style-name="T2">leprae Br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3" draw:style-name="gr94" draw:text-style-name="P5" draw:layer="layout" svg:width="1.421cm" svg:height="0.265cm" draw:transform="rotate (0.829729526398104) translate (17.009cm 7.211cm)">
          <text:p text:style-name="P4"><text:span text:style-name="T1">leprae T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4" draw:style-name="gr95" draw:text-style-name="P6" draw:layer="layout" svg:width="1.42cm" svg:height="0.265cm" draw:transform="rotate (0.732340154136821) translate (17.145cm 7.422cm)">
          <text:p text:style-name="P4"><text:span text:style-name="T1">can. 700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5" draw:style-name="gr96" draw:text-style-name="P5" draw:layer="layout" svg:width="1.421cm" svg:height="0.265cm" draw:transform="skewX (0.00383972435438757) rotate (0.674395222970609) translate (17.371cm 7.616cm)">
          <text:p text:style-name="P4"><text:span text:style-name="T1">can. 70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6" draw:style-name="gr97" draw:text-style-name="P5" draw:layer="layout" svg:width="1.421cm" svg:height="0.264cm" draw:transform="skewX (0.00383972435438747) rotate (0.607723645544426) translate (17.639cm 7.876cm)">
          <text:p text:style-name="P4"><text:span text:style-name="T1">can. 600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7" draw:style-name="gr98" draw:text-style-name="P5" draw:layer="layout" svg:width="1.421cm" svg:height="0.264cm" draw:transform="skewX (0.00383972435438747) rotate (0.607723645544426) translate (17.83cm 8.093cm)">
          <text:p text:style-name="P4"><text:span text:style-name="T1">tube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8" draw:style-name="gr99" draw:text-style-name="P5" draw:layer="layout" svg:width="1.42cm" svg:height="0.265cm" draw:transform="skewX (0.00383972435438756) rotate (0.514523063487928) translate (18.007cm 8.361cm)">
          <text:p text:style-name="P4"><text:span text:style-name="T1">tuberc. H3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9" draw:style-name="gr100" draw:text-style-name="P5" draw:layer="layout" svg:width="1.421cm" svg:height="0.265cm" draw:transform="skewX (0.0038397243543875) rotate (0.467399173684081) translate (18.113cm 8.643cm)">
          <text:p text:style-name="P4"><text:span text:style-name="T1">tuberc. KZ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0" draw:style-name="gr101" draw:text-style-name="P5" draw:layer="layout" svg:width="1.42cm" svg:height="0.265cm" draw:transform="skewX (0.00383972435438756) rotate (0.395666141427115) translate (18.242cm 8.883cm)">
          <text:p text:style-name="P4"><text:span text:style-name="T1">africanum</text:span></text:p>
          <text:p text:style-name="P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1" draw:style-name="gr102" draw:text-style-name="P5" draw:layer="layout" svg:width="1.42cm" svg:height="0.264cm" draw:transform="rotate (0.336499479784507) translate (18.403cm 9.168cm)">
          <text:p text:style-name="P4"><text:span text:style-name="T1">oryg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2" draw:style-name="gr103" draw:text-style-name="P5" draw:layer="layout" svg:width="1.42cm" svg:height="0.265cm" draw:transform="skewX (-0.00383972435438748) rotate (0.273318560862312) translate (18.564cm 9.468cm)">
          <text:p text:style-name="P4"><text:span text:style-name="T1">bov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3" draw:style-name="gr104" draw:text-style-name="P5" draw:layer="layout" svg:width="1.42cm" svg:height="0.265cm" draw:transform="rotate (0.262497519499947) translate (18.595cm 9.778cm)">
          <text:p text:style-name="P4"><text:span text:style-name="T1">bovis Mex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4" draw:style-name="gr105" draw:text-style-name="P5" draw:layer="layout" svg:width="1.42cm" svg:height="0.265cm" draw:transform="rotate (0.186924762888593) translate (18.655cm 10.093cm)">
          <text:p text:style-name="P4"><text:span text:style-name="T1">bovis Toky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5" draw:style-name="gr106" draw:text-style-name="P5" draw:layer="layout" svg:width="1.42cm" svg:height="0.265cm" draw:transform="rotate (0.0984365698124802) translate (18.704cm 10.399cm)">
          <text:p text:style-name="P4"><text:span text:style-name="T1">conspicu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6" draw:style-name="gr107" draw:text-style-name="P5" draw:layer="layout" svg:width="1.389cm" svg:height="0.265cm" draw:transform="rotate (0.0647517152489896) translate (18.767cm 10.697cm)">
          <text:p text:style-name="P4"><text:span text:style-name="T1">sherris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7" draw:style-name="gr108" draw:text-style-name="P5" draw:layer="layout" svg:width="1.42cm" svg:height="0.266cm" svg:x="18.807cm" svg:y="11.034cm">
          <text:p text:style-name="P4"><text:span text:style-name="T1">tri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8" draw:style-name="gr109" draw:text-style-name="P5" draw:layer="layout" svg:width="1.42cm" svg:height="0.266cm" draw:transform="skewX (-0.00383972435438754) rotate (-0.0773180858633487) translate (18.789cm 11.366cm)">
          <text:p text:style-name="P4"><text:span text:style-name="T1">florentin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9" draw:style-name="gr110" draw:text-style-name="P5" draw:layer="layout" svg:width="1.42cm" svg:height="0.266cm" draw:transform="rotate (-0.112922802604033) translate (18.778cm 11.664cm)">
          <text:p text:style-name="P4"><text:span text:style-name="T1">palust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0" draw:style-name="gr111" draw:text-style-name="P5" draw:layer="layout" svg:width="1.42cm" svg:height="0.266cm" draw:transform="skewX (-0.00383972435438754) rotate (-0.176278254451428) translate (18.765cm 11.983cm)">
          <text:p text:style-name="P4"><text:span text:style-name="T1">sp. IEC18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1" draw:style-name="gr112" draw:text-style-name="P5" draw:layer="layout" svg:width="1.42cm" svg:height="0.265cm" draw:transform="rotate (-0.245044226980004) translate (18.7cm 12.279cm)">
          <text:p text:style-name="P4"><text:span text:style-name="T1">interject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2" draw:style-name="gr113" draw:text-style-name="P5" draw:layer="layout" svg:width="1.42cm" svg:height="0.265cm" draw:transform="rotate (-0.290946386307456) translate (18.612cm 12.577cm)">
          <text:p text:style-name="P4"><text:span text:style-name="T1">para. IEC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3" draw:style-name="gr114" draw:text-style-name="P5" draw:layer="layout" svg:width="1.421cm" svg:height="0.266cm" draw:transform="rotate (-0.370358867273197) translate (18.539cm 12.891cm)">
          <text:p text:style-name="P4"><text:span text:style-name="T1">para. 071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4" draw:style-name="gr115" draw:text-style-name="P5" draw:layer="layout" svg:width="1.42cm" svg:height="0.266cm" draw:transform="rotate (-0.427954732589009) translate (18.434cm 13.215cm)">
          <text:p text:style-name="P4"><text:span text:style-name="T1">para. 100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5" draw:style-name="gr116" draw:text-style-name="P5" draw:layer="layout" svg:width="1.42cm" svg:height="0.266cm" draw:transform="skewX (-0.0038397243543874) rotate (-0.497069770967985) translate (18.305cm 13.505cm)">
          <text:p text:style-name="P4"><text:span text:style-name="T1">parm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6" draw:style-name="gr117" draw:text-style-name="P5" draw:layer="layout" svg:width="1.42cm" svg:height="0.265cm" draw:transform="skewX (0.00383972435438748) rotate (-0.540703002267844) translate (18.135cm 13.762cm)">
          <text:p text:style-name="P4"><text:span text:style-name="T1">bohemic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7" draw:style-name="gr118" draw:text-style-name="P5" draw:layer="layout" svg:width="1.421cm" svg:height="0.266cm" draw:transform="skewX (-0.00383972435438753) rotate (-0.618893752757189) translate (17.923cm 14.004cm)">
          <text:p text:style-name="P4"><text:span text:style-name="T1">sask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8" draw:style-name="gr119" draw:text-style-name="P5" draw:layer="layout" svg:width="1.42cm" svg:height="0.266cm" draw:transform="skewX (-0.0038397243543874) rotate (-0.644375559836307) translate (17.704cm 14.227cm)">
          <text:p text:style-name="P4"><text:span text:style-name="T1">parascr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9" draw:style-name="gr120" draw:text-style-name="P5" draw:layer="layout" svg:width="1.42cm" svg:height="0.267cm" draw:transform="skewX (-0.00750491578357557) rotate (-0.689055988687361) translate (17.474cm 14.455cm)">
          <text:p text:style-name="P4"><text:span text:style-name="T1">europae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0" draw:style-name="gr121" draw:text-style-name="P5" draw:layer="layout" svg:width="1.42cm" svg:height="0.265cm" draw:transform="skewX (-0.00383972435438748) rotate (-0.801280659590597) translate (17.282cm 14.668cm)">
          <text:p text:style-name="P4"><text:span text:style-name="T1">nebrask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1" draw:style-name="gr122" draw:text-style-name="P5" draw:layer="layout" svg:width="1.403cm" svg:height="0.266cm" draw:transform="skewX (-0.00383972435438747) rotate (-0.856433063953618) translate (17.044cm 14.898cm)">
          <text:p text:style-name="P4"><text:span text:style-name="T1">av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2" draw:style-name="gr123" draw:text-style-name="P5" draw:layer="layout" svg:width="1.42cm" svg:height="0.265cm" draw:transform="skewX (-0.00383972435438748) rotate (-0.904429618383461) translate (16.78cm 15.039cm)">
          <text:p text:style-name="P4"><text:span text:style-name="T1">avium K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3" draw:style-name="gr124" draw:text-style-name="P5" draw:layer="layout" svg:width="1.421cm" svg:height="0.265cm" draw:transform="skewX (-0.00383972435438757) rotate (-0.936194610769758) translate (16.51cm 15.199cm)">
          <text:p text:style-name="P4"><text:span text:style-name="T1">avium MA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4" draw:style-name="gr125" draw:text-style-name="P5" draw:layer="layout" svg:width="1.42cm" svg:height="0.265cm" draw:transform="rotate (-0.980176907920016) translate (16.26cm 15.346cm)">
          <text:p text:style-name="P4"><text:span text:style-name="T1">colombi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5" draw:style-name="gr126" draw:text-style-name="P5" draw:layer="layout" svg:width="1.42cm" svg:height="0.265cm" draw:transform="skewX (0.00383972435438748) rotate (-1.06377817909054) translate (15.99cm 15.484cm)">
          <text:p text:style-name="P4"><text:span text:style-name="T1">chimae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6" draw:style-name="gr127" draw:text-style-name="P5" draw:layer="layout" svg:width="1.421cm" svg:height="0.266cm" draw:transform="skewX (-0.00383972435438752) rotate (-1.1379546723003) translate (15.751cm 15.605cm)">
          <text:p text:style-name="P4"><text:span text:style-name="T1">yongone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7" draw:style-name="gr128" draw:text-style-name="P5" draw:layer="layout" svg:width="1.42cm" svg:height="0.265cm" draw:transform="rotate (-1.21911248251804) translate (15.497cm 15.739cm)">
          <text:p text:style-name="P4"><text:span text:style-name="T1">intrac. 139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8" draw:style-name="gr129" draw:text-style-name="P5" draw:layer="layout" svg:width="1.421cm" svg:height="0.265cm" draw:transform="rotate (-1.27269409055427) translate (15.223cm 15.844cm)">
          <text:p text:style-name="P4"><text:span text:style-name="T1">intrac.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9" draw:style-name="gr130" draw:text-style-name="P5" draw:layer="layout" svg:width="1.42cm" svg:height="0.265cm" draw:transform="skewX (-0.00383972435438752) rotate (-1.33919113505525) translate (14.92cm 15.925cm)">
          <text:p text:style-name="P4"><text:span text:style-name="T1">intrac. 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0" draw:style-name="gr131" draw:text-style-name="P5" draw:layer="layout" svg:width="1.42cm" svg:height="0.266cm" draw:transform="skewX (-0.00383972435438748) rotate (-1.31615278892892) translate (14.624cm 16.015cm)">
          <text:p text:style-name="P4"><text:span text:style-name="T1">ind. pran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1" draw:style-name="gr132" draw:text-style-name="P8" draw:layer="layout" svg:width="1.42cm" svg:height="0.264cm" draw:transform="skewX (0.00383972435438756) rotate (-1.33168621927167) translate (12.274cm 15.849cm)">
          <text:p text:style-name="P7"><text:span text:style-name="T1">A. subflavu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2" draw:style-name="gr133" draw:text-style-name="P8" draw:layer="layout" svg:width="1.42cm" svg:height="0.265cm" draw:transform="rotate (-1.27775554538505) translate (11.938cm 15.784cm)">
          <text:p text:style-name="P7"><text:span text:style-name="T1">chelona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3" draw:style-name="gr134" draw:text-style-name="P8" draw:layer="layout" svg:width="1.42cm" svg:height="0.263cm" draw:transform="rotate (-1.21823981789204) translate (11.572cm 15.663cm)">
          <text:p text:style-name="P7"><text:span text:style-name="T1">immunoge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4" draw:style-name="gr135" draw:text-style-name="P8" draw:layer="layout" svg:width="1.42cm" svg:height="0.265cm" draw:transform="rotate (-1.17635191584418) translate (11.237cm 15.585cm)">
          <text:p text:style-name="P7"><text:span text:style-name="T1">abscessu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5" draw:style-name="gr136" draw:text-style-name="P8" draw:layer="layout" svg:width="1.42cm" svg:height="0.264cm" draw:transform="rotate (-1.08280226793728) translate (10.872cm 15.47cm)">
          <text:p text:style-name="P7"><text:span text:style-name="T1">absc. 5094</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6" draw:style-name="gr137" draw:text-style-name="P8" draw:layer="layout" svg:width="1.421cm" svg:height="0.266cm" draw:transform="rotate (-1.08332586671288) translate (10.326cm 15.154cm)">
          <text:p text:style-name="P7"><text:span text:style-name="T1">fallax</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7" draw:style-name="gr138" draw:text-style-name="P8" draw:layer="layout" svg:width="1.42cm" svg:height="0.265cm" draw:transform="rotate (-0.940557933899744) translate (9.984cm 14.967cm)">
          <text:p text:style-name="P7"><text:span text:style-name="T1">confluenti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8" draw:style-name="gr139" draw:text-style-name="P8" draw:layer="layout" svg:width="1.421cm" svg:height="0.266cm" draw:transform="skewX (0.00383972435438745) rotate (-0.919264917025414) translate (9.791cm 14.731cm)">
          <text:p text:style-name="P7"><text:span text:style-name="T1">sp. 360MF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9" draw:style-name="gr140" draw:text-style-name="P8" draw:layer="layout" svg:width="1.421cm" svg:height="0.265cm" draw:transform="rotate (-0.824668071567321) translate (9.458cm 14.535cm)">
          <text:p text:style-name="P7"><text:span text:style-name="T1">canariasens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0" draw:style-name="gr141" draw:text-style-name="P8" draw:layer="layout" svg:width="1.421cm" svg:height="0.265cm" draw:transform="skewX (-0.0038397243543875) rotate (-0.795346540133816) translate (9.224cm 14.323cm)">
          <text:p text:style-name="P7"><text:span text:style-name="T1">smeg. MC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1" draw:style-name="gr142" draw:text-style-name="P8" draw:layer="layout" svg:width="1.42cm" svg:height="0.266cm" draw:transform="skewX (-0.00383972435438756) rotate (-0.721170046924057) translate (8.972cm 14.13cm)">
          <text:p text:style-name="P7"><text:span text:style-name="T1">wolinsky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2" draw:style-name="gr143" draw:text-style-name="P8" draw:layer="layout" svg:width="1.42cm" svg:height="0.263cm" draw:transform="rotate (-0.646644487863899) translate (8.682cm 13.942cm)">
          <text:p text:style-name="P7"><text:span text:style-name="T1">sp. 155</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3" draw:style-name="gr144" draw:text-style-name="P8" draw:layer="layout" svg:width="1.421cm" svg:height="0.265cm" draw:transform="rotate (-0.570897198327345) translate (8.409cm 13.732cm)">
          <text:p text:style-name="P7"><text:span text:style-name="T1">sp. 141</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4" draw:style-name="gr145" draw:text-style-name="P8" draw:layer="layout" svg:width="1.42cm" svg:height="0.265cm" draw:transform="rotate (-0.508414411105948) translate (8.208cm 13.457cm)">
          <text:p text:style-name="P7"><text:span text:style-name="T1">mageritens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5" draw:style-name="gr146" draw:text-style-name="P8" draw:layer="layout" svg:width="1.42cm" svg:height="0.264cm" draw:transform="rotate (-0.479441945522843) translate (8.06cm 13.202cm)">
          <text:p text:style-name="P7"><text:span text:style-name="T1">conception.</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6" draw:style-name="gr147" draw:text-style-name="P8" draw:layer="layout" svg:width="1.42cm" svg:height="0.268cm" draw:transform="rotate (-0.405614518163482) translate (7.826cm 12.979cm)">
          <text:p text:style-name="P7"><text:span text:style-name="T1">fortuit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7" draw:style-name="gr148" draw:text-style-name="P8" draw:layer="layout" svg:width="1.42cm" svg:height="0.266cm" draw:transform="rotate (-0.335452282233311) translate (7.688cm 12.708cm)">
          <text:p text:style-name="P7"><text:span text:style-name="T1">peregrin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8" draw:style-name="gr149" draw:text-style-name="P8" draw:layer="layout" svg:width="1.42cm" svg:height="0.266cm" draw:transform="skewX (0.00383972435438756) rotate (-0.284314135149877) translate (7.548cm 12.45cm)">
          <text:p text:style-name="P7"><text:span text:style-name="T1">smeg. JS623</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9" draw:style-name="gr150" draw:text-style-name="P8" draw:layer="layout" svg:width="1.42cm" svg:height="0.265cm" draw:transform="rotate (-0.212755635818109) translate (7.439cm 12.197cm)">
          <text:p text:style-name="P7"><text:span text:style-name="T1">rhodes. NBB3</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0" draw:style-name="gr151" draw:text-style-name="P8" draw:layer="layout" svg:width="1.42cm" svg:height="0.267cm" draw:transform="rotate (-0.16650441064026) translate (7.328cm 11.88cm)">
          <text:p text:style-name="P7"><text:span text:style-name="T1">tuscia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1" draw:style-name="gr152" draw:text-style-name="P8" draw:layer="layout" svg:width="1.42cm" svg:height="0.265cm" draw:transform="rotate (-0.102974425867666) translate (7.237cm 11.61cm)">
          <text:p text:style-name="P7"><text:span text:style-name="T1">phle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2" draw:style-name="gr153" draw:text-style-name="P8" draw:layer="layout" svg:width="1.42cm" svg:height="0.265cm" draw:transform="rotate (-0.0443313630006561) translate (7.262cm 11.316cm)">
          <text:p text:style-name="P7"><text:span text:style-name="T1">hassiac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3" draw:style-name="gr154" draw:text-style-name="P8" draw:layer="layout" svg:width="1.42cm" svg:height="0.266cm" svg:x="7.258cm" svg:y="11.049cm">
          <text:p text:style-name="P7"><text:span text:style-name="T1">thermore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4" draw:style-name="gr155" draw:text-style-name="P8" draw:layer="layout" svg:width="1.42cm" svg:height="0.265cm" draw:transform="rotate (0.0888372589265114) translate (7.234cm 10.734cm)">
          <text:p text:style-name="P7"><text:span text:style-name="T1">doric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5" draw:style-name="gr156" draw:text-style-name="P8" draw:layer="layout" svg:width="1.42cm" svg:height="0.266cm" draw:transform="rotate (0.187099295813792) translate (7.283cm 10.471cm)">
          <text:p text:style-name="P7"><text:span text:style-name="T1">sp. JL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6" draw:style-name="gr157" draw:text-style-name="P8" draw:layer="layout" svg:width="1.42cm" svg:height="0.262cm" draw:transform="rotate (0.222529479629277) translate (7.305cm 10.166cm)">
          <text:p text:style-name="P7"><text:span text:style-name="T1">sp. MC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7" draw:style-name="gr158" draw:text-style-name="P8" draw:layer="layout" svg:width="1.42cm" svg:height="0.266cm" draw:transform="skewX (0.00750491578357561) rotate (0.259879525621956) translate (7.341cm 9.875cm)">
          <text:p text:style-name="P7"><text:span text:style-name="T1">sp. KMS</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8" draw:style-name="gr159" draw:text-style-name="P8" draw:layer="layout" svg:width="1.42cm" svg:height="0.265cm" draw:transform="rotate (0.313635666583381) translate (7.429cm 9.584cm)">
          <text:p text:style-name="P7"><text:span text:style-name="T1">chubuens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9" draw:style-name="gr160" draw:text-style-name="P8" draw:layer="layout" svg:width="1.42cm" svg:height="0.266cm" draw:transform="skewX (0.00383972435438756) rotate (0.335103216382911) translate (7.554cm 9.328cm)">
          <text:p text:style-name="P7"><text:span text:style-name="T1">vanbaaleni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0" draw:style-name="gr161" draw:text-style-name="P8" draw:layer="layout" svg:width="1.42cm" svg:height="0.265cm" draw:transform="rotate (0.44924774946334) translate (7.656cm 9.104cm)">
          <text:p text:style-name="P7"><text:span text:style-name="T1">vacca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1" draw:style-name="gr162" draw:text-style-name="P8" draw:layer="layout" svg:width="1.42cm" svg:height="0.266cm" draw:transform="rotate (0.502480291649167) translate (7.825cm 8.815cm)">
          <text:p text:style-name="P7"><text:span text:style-name="T1">iranic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2" draw:style-name="gr163" draw:text-style-name="P8" draw:layer="layout" svg:width="1.42cm" svg:height="0.265cm" draw:transform="skewX (0.00383972435438756) rotate (0.57560958730773) translate (8.013cm 8.602cm)">
          <text:p text:style-name="P7"><text:span text:style-name="T1">gilvum PY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3" draw:style-name="gr164" draw:text-style-name="P8" draw:layer="layout" svg:width="1.42cm" svg:height="0.266cm" draw:transform="rotate (0.62796946486756) translate (8.196cm 8.375cm)">
          <text:p text:style-name="P7"><text:span text:style-name="T1">gilvum Spyr1</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4" draw:style-name="gr165" draw:text-style-name="P8" draw:layer="layout" svg:width="1.42cm" svg:height="0.265cm" draw:transform="rotate (0.716457657943672) translate (8.428cm 8.134cm)">
          <text:p text:style-name="P7"><text:span text:style-name="T1">rhodes. JS60</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5" draw:style-name="gr166" draw:text-style-name="P8" draw:layer="layout" svg:width="1.42cm" svg:height="0.265cm" draw:transform="rotate (0.716457657943672) translate (8.591cm 7.852cm)">
          <text:p text:style-name="P7"><text:span text:style-name="T1">trivial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6" draw:style-name="gr167" draw:text-style-name="P8" draw:layer="layout" svg:width="1.42cm" svg:height="0.265cm" draw:transform="rotate (0.740892267471593) translate (8.794cm 7.64cm)">
          <text:p text:style-name="P7"><text:span text:style-name="T1">terra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7" draw:style-name="gr168" draw:text-style-name="P8" draw:layer="layout" svg:width="1.42cm" svg:height="0.268cm" draw:transform="rotate (0.83705990925648) translate (9.13cm 7.423cm)">
          <text:p text:style-name="P7"><text:span text:style-name="T1">senuens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8" draw:style-name="gr169" draw:text-style-name="P8" draw:layer="layout" svg:width="1.42cm" svg:height="0.265cm" draw:transform="rotate (0.918915851175014) translate (9.401cm 7.202cm)">
          <text:p text:style-name="P7"><text:span text:style-name="T1">sinens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9" draw:style-name="gr170" draw:text-style-name="P8" draw:layer="layout" svg:width="1.42cm" svg:height="0.265cm" draw:transform="skewX (-0.00383972435438763) rotate (0.976686249416027) translate (9.691cm 7.064cm)">
          <text:p text:style-name="P7"><text:span text:style-name="T1">longobar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0" draw:style-name="gr171" draw:text-style-name="P8" draw:layer="layout" svg:width="1.42cm" svg:height="0.265cm" draw:transform="rotate (1.05452793405497) translate (10.044cm 6.909cm)">
          <text:p text:style-name="P7"><text:span text:style-name="T1">nonchro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1" draw:style-name="gr172" draw:text-style-name="P8" draw:layer="layout" svg:width="1.421cm" svg:height="0.266cm" draw:transform="rotate (1.05557513160617) translate (10.294cm 6.717cm)">
          <text:p text:style-name="P7"><text:span text:style-name="T1">engbaeki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2" draw:style-name="gr173" draw:text-style-name="P8" draw:layer="layout" svg:width="1.421cm" svg:height="0.266cm" draw:transform="skewX (0.00383972435438753) rotate (1.12905349311513) translate (10.633cm 6.574cm)">
          <text:p text:style-name="P7"><text:span text:style-name="T1">hibernia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3" draw:style-name="gr174" draw:text-style-name="P8" draw:layer="layout" svg:width="1.421cm" svg:height="0.266cm" draw:transform="skewX (0.00383972435438745) rotate (1.1695451317614) translate (10.934cm 6.407cm)">
          <text:p text:style-name="P7"><text:span text:style-name="T1">xenop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4" draw:style-name="gr175" draw:text-style-name="P8" draw:layer="layout" svg:width="1.42cm" svg:height="0.265cm" draw:transform="rotate (1.28176980266464) translate (11.333cm 6.356cm)">
          <text:p text:style-name="P7"><text:span text:style-name="T1">xenopi RIV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5" draw:style-name="gr176" draw:text-style-name="P8" draw:layer="layout" svg:width="1.42cm" svg:height="0.265cm" draw:transform="rotate (1.32016704620851) translate (11.696cm 6.204cm)">
          <text:p text:style-name="P7"><text:span text:style-name="T1">fraga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6" draw:style-name="gr177" draw:text-style-name="P8" draw:layer="layout" svg:width="1.421cm" svg:height="0.265cm" draw:transform="skewX (0.00383972435438753) rotate (1.39731059914666) translate (12.085cm 6.142cm)">
          <text:p text:style-name="P7"><text:span text:style-name="T1">shimoldei</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7" draw:style-name="gr178" draw:text-style-name="P8" draw:layer="layout" svg:width="1.42cm" svg:height="0.265cm" draw:transform="rotate (1.43867490241893) translate (12.458cm 6.098cm)">
          <text:p text:style-name="P7"><text:span text:style-name="T1">celat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8" draw:style-name="gr179" draw:text-style-name="P8" draw:layer="layout" svg:width="1.42cm" svg:height="0.265cm" draw:transform="rotate (1.48073733739199) translate (12.803cm 6.083cm)">
          <text:p text:style-name="P7"><text:span text:style-name="T1">kyorinens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9" draw:style-name="gr180" draw:text-style-name="P8" draw:layer="layout" svg:width="1.42cm" svg:height="0.263cm" draw:transform="skewX (-0.00383972435438752) rotate (1.52105444311306) translate (13.147cm 6.046cm)">
          <text:p text:style-name="P7"><text:span text:style-name="T1">kubica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0" draw:style-name="gr181" draw:text-style-name="P5" draw:layer="layout" svg:width="1.42cm" svg:height="0.318cm" draw:transform="rotate (1.5707963267949) translate (13.503cm 6.019cm)">
          <text:p text:style-name="P4"><text:span text:style-name="T1">gordona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182" draw:text-style-name="P2" draw:layer="layout" svg:x1="7.167cm" svg:y1="10.994cm" svg:x2="7.168cm" svg:y2="10.995cm">
          <text:p/>
        </draw:line>
        <draw:line draw:name="Line 260" draw:style-name="gr79" draw:text-style-name="P2" draw:layer="layout" svg:x1="12.01cm" svg:y1="13.621cm" svg:x2="10.314cm" svg:y2="16.411cm">
          <text:p/>
        </draw:line>
        <draw:custom-shape draw:name="TextBox 414" draw:style-name="gr183" draw:text-style-name="P8" draw:layer="layout" svg:width="1.421cm" svg:height="0.264cm" draw:transform="skewX (0.00750491578357552) rotate (-1.06499990956694) translate (10.56cm 15.279cm)">
          <text:p text:style-name="P7"><text:span text:style-name="T1">absc. G006</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40" draw:style-name="gr184" draw:text-style-name="P3" draw:layer="layout" svg:width="0.382cm" svg:height="0.839cm" draw:transform="skewX (-0.00244346095279204) rotate (0.298974900866629) translate (6.107cm 12.717cm)">
          <text:p/>
          <draw:enhanced-geometry draw:mirror-horizontal="false" draw:mirror-vertical="false" svg:viewBox="0 0 0 0" drawooo:sub-view-size="138040 302156" draw:text-areas="0 0 ?f14 ?f15" draw:type="ooxml-non-primitive" draw:enhanced-path="M 138040 20124 C 134001 70313 131702 121038 130841 171730 L 132077 302156 946 302156 0 165222 C 1632 110482 5271 55408 10918 0 10918 0 10918 0 138040 20124 Z N">
            <draw:equation draw:name="f0" draw:formula="138040*logwidth/138040"/>
            <draw:equation draw:name="f1" draw:formula="20124*logheight/302156"/>
            <draw:equation draw:name="f2" draw:formula="130841*logwidth/138040"/>
            <draw:equation draw:name="f3" draw:formula="171730*logheight/302156"/>
            <draw:equation draw:name="f4" draw:formula="132077*logwidth/138040"/>
            <draw:equation draw:name="f5" draw:formula="302156*logheight/302156"/>
            <draw:equation draw:name="f6" draw:formula="946*logwidth/138040"/>
            <draw:equation draw:name="f7" draw:formula="302156*logheight/302156"/>
            <draw:equation draw:name="f8" draw:formula="0*logwidth/138040"/>
            <draw:equation draw:name="f9" draw:formula="165222*logheight/302156"/>
            <draw:equation draw:name="f10" draw:formula="10918*logwidth/138040"/>
            <draw:equation draw:name="f11" draw:formula="0*logheight/302156"/>
            <draw:equation draw:name="f12" draw:formula="138040*logwidth/138040"/>
            <draw:equation draw:name="f13" draw:formula="20124*logheight/302156"/>
            <draw:equation draw:name="f14" draw:formula="logwidth"/>
            <draw:equation draw:name="f15" draw:formula="logheight"/>
          </draw:enhanced-geometry>
        </draw:custom-shape>
        <draw:custom-shape draw:name="Freeform 194" draw:style-name="gr185" draw:text-style-name="P9" draw:layer="layout" svg:width="0.432cm" svg:height="0.475cm" svg:x="6.153cm" svg:y="12.227cm">
          <text:p/>
          <draw:enhanced-geometry draw:mirror-horizontal="false" draw:mirror-vertical="false" svg:viewBox="0 0 0 0" drawooo:sub-view-size="43 47" draw:text-areas="0 0 ?f10 ?f11" draw:type="ooxml-non-primitive" draw:enhanced-path="M 35 0 C 0 4 0 4 0 4 2 19 5 33 8 47 43 42 43 42 43 42 40 28 38 14 35 0 Z N">
            <draw:equation draw:name="f0" draw:formula="35*logwidth/43"/>
            <draw:equation draw:name="f1" draw:formula="0*logheight/47"/>
            <draw:equation draw:name="f2" draw:formula="0*logwidth/43"/>
            <draw:equation draw:name="f3" draw:formula="4*logheight/47"/>
            <draw:equation draw:name="f4" draw:formula="8*logwidth/43"/>
            <draw:equation draw:name="f5" draw:formula="47*logheight/47"/>
            <draw:equation draw:name="f6" draw:formula="43*logwidth/43"/>
            <draw:equation draw:name="f7" draw:formula="42*logheight/47"/>
            <draw:equation draw:name="f8" draw:formula="35*logwidth/43"/>
            <draw:equation draw:name="f9" draw:formula="0*logheight/47"/>
            <draw:equation draw:name="f10" draw:formula="logwidth"/>
            <draw:equation draw:name="f11" draw:formula="logheight"/>
          </draw:enhanced-geometry>
        </draw:custom-shape>
        <draw:custom-shape draw:name="Freeform 195" draw:style-name="gr186" draw:text-style-name="P9" draw:layer="layout" svg:width="0.389cm" svg:height="0.5cm" svg:x="6.06cm" svg:y="10.489cm">
          <text:p/>
          <draw:enhanced-geometry draw:mirror-horizontal="false" draw:mirror-vertical="false" svg:viewBox="0 0 0 0" drawooo:sub-view-size="39 45" draw:text-areas="0 0 ?f10 ?f11" draw:type="ooxml-non-primitive" draw:enhanced-path="M 39 3 C 3 0 3 0 3 0 2 14 1 29 0 43 36 45 36 45 36 45 37 31 38 17 39 3 Z N">
            <draw:equation draw:name="f0" draw:formula="39*logwidth/39"/>
            <draw:equation draw:name="f1" draw:formula="3*logheight/45"/>
            <draw:equation draw:name="f2" draw:formula="3*logwidth/39"/>
            <draw:equation draw:name="f3" draw:formula="0*logheight/45"/>
            <draw:equation draw:name="f4" draw:formula="0*logwidth/39"/>
            <draw:equation draw:name="f5" draw:formula="43*logheight/45"/>
            <draw:equation draw:name="f6" draw:formula="36*logwidth/39"/>
            <draw:equation draw:name="f7" draw:formula="45*logheight/45"/>
            <draw:equation draw:name="f8" draw:formula="39*logwidth/39"/>
            <draw:equation draw:name="f9" draw:formula="3*logheight/45"/>
            <draw:equation draw:name="f10" draw:formula="logwidth"/>
            <draw:equation draw:name="f11" draw:formula="logheight"/>
          </draw:enhanced-geometry>
        </draw:custom-shape>
        <draw:custom-shape draw:name="Freeform 196" draw:style-name="gr187" draw:text-style-name="P10" draw:layer="layout" svg:width="1.913cm" svg:height="4.109cm" svg:x="6.086cm" svg:y="6.437cm">
          <text:p/>
          <draw:enhanced-geometry draw:mirror-horizontal="false" draw:mirror-vertical="false" svg:viewBox="0 0 0 0" drawooo:sub-view-size="189 406" draw:text-areas="0 0 ?f10 ?f11" draw:type="ooxml-non-primitive" draw:enhanced-path="M 189 23 C 161 0 161 0 161 0 71 112 12 251 0 403 36 406 36 406 36 406 48 262 103 130 189 23 Z N">
            <draw:equation draw:name="f0" draw:formula="189*logwidth/189"/>
            <draw:equation draw:name="f1" draw:formula="23*logheight/406"/>
            <draw:equation draw:name="f2" draw:formula="161*logwidth/189"/>
            <draw:equation draw:name="f3" draw:formula="0*logheight/406"/>
            <draw:equation draw:name="f4" draw:formula="0*logwidth/189"/>
            <draw:equation draw:name="f5" draw:formula="403*logheight/406"/>
            <draw:equation draw:name="f6" draw:formula="36*logwidth/189"/>
            <draw:equation draw:name="f7" draw:formula="406*logheight/406"/>
            <draw:equation draw:name="f8" draw:formula="189*logwidth/189"/>
            <draw:equation draw:name="f9" draw:formula="23*logheight/406"/>
            <draw:equation draw:name="f10" draw:formula="logwidth"/>
            <draw:equation draw:name="f11" draw:formula="logheight"/>
          </draw:enhanced-geometry>
        </draw:custom-shape>
        <draw:custom-shape draw:name="Freeform 197" draw:style-name="gr188" draw:text-style-name="P10" draw:layer="layout" svg:width="0.429cm" svg:height="1.313cm" svg:x="6.06cm" svg:y="10.948cm">
          <text:p/>
          <draw:enhanced-geometry draw:mirror-horizontal="false" draw:mirror-vertical="false" svg:viewBox="0 0 0 0" drawooo:sub-view-size="44 130" draw:text-areas="0 0 ?f14 ?f15" draw:type="ooxml-non-primitive" draw:enhanced-path="M 36 18 C 36 13 36 8 36 2 0 0 0 0 0 0 0 6 0 12 0 18 0 56 3 94 9 130 44 126 44 126 44 126 39 91 36 55 36 18 Z N">
            <draw:equation draw:name="f0" draw:formula="36*logwidth/44"/>
            <draw:equation draw:name="f1" draw:formula="18*logheight/130"/>
            <draw:equation draw:name="f2" draw:formula="36*logwidth/44"/>
            <draw:equation draw:name="f3" draw:formula="2*logheight/130"/>
            <draw:equation draw:name="f4" draw:formula="0*logwidth/44"/>
            <draw:equation draw:name="f5" draw:formula="0*logheight/130"/>
            <draw:equation draw:name="f6" draw:formula="0*logwidth/44"/>
            <draw:equation draw:name="f7" draw:formula="18*logheight/130"/>
            <draw:equation draw:name="f8" draw:formula="9*logwidth/44"/>
            <draw:equation draw:name="f9" draw:formula="130*logheight/130"/>
            <draw:equation draw:name="f10" draw:formula="44*logwidth/44"/>
            <draw:equation draw:name="f11" draw:formula="126*logheight/130"/>
            <draw:equation draw:name="f12" draw:formula="36*logwidth/44"/>
            <draw:equation draw:name="f13" draw:formula="18*logheight/130"/>
            <draw:equation draw:name="f14" draw:formula="logwidth"/>
            <draw:equation draw:name="f15" draw:formula="logheight"/>
          </draw:enhanced-geometry>
        </draw:custom-shape>
        <draw:custom-shape draw:name="Freeform 198" draw:style-name="gr189" draw:text-style-name="P10" draw:layer="layout" svg:width="2.865cm" svg:height="1.6cm" svg:x="9.07cm" svg:y="16.839cm">
          <text:p/>
          <draw:enhanced-geometry draw:mirror-horizontal="false" draw:mirror-vertical="false" svg:viewBox="0 0 0 0" drawooo:sub-view-size="283 158" draw:text-areas="0 0 ?f10 ?f11" draw:type="ooxml-non-primitive" draw:enhanced-path="M 21 0 C 0 29 0 29 0 29 80 90 173 134 273 158 283 123 283 123 283 123 187 100 98 58 21 0 Z N">
            <draw:equation draw:name="f0" draw:formula="21*logwidth/283"/>
            <draw:equation draw:name="f1" draw:formula="0*logheight/158"/>
            <draw:equation draw:name="f2" draw:formula="0*logwidth/283"/>
            <draw:equation draw:name="f3" draw:formula="29*logheight/158"/>
            <draw:equation draw:name="f4" draw:formula="273*logwidth/283"/>
            <draw:equation draw:name="f5" draw:formula="158*logheight/158"/>
            <draw:equation draw:name="f6" draw:formula="283*logwidth/283"/>
            <draw:equation draw:name="f7" draw:formula="123*logheight/158"/>
            <draw:equation draw:name="f8" draw:formula="21*logwidth/283"/>
            <draw:equation draw:name="f9" draw:formula="0*logheight/158"/>
            <draw:equation draw:name="f10" draw:formula="logwidth"/>
            <draw:equation draw:name="f11" draw:formula="logheight"/>
          </draw:enhanced-geometry>
        </draw:custom-shape>
        <draw:custom-shape draw:name="Freeform 200" draw:style-name="gr190" draw:text-style-name="P9" draw:layer="layout" svg:width="13.347cm" svg:height="14.882cm" svg:x="7.732cm" svg:y="3.636cm">
          <text:p/>
          <draw:enhanced-geometry draw:mirror-horizontal="false" draw:mirror-vertical="false" svg:viewBox="0 0 0 0" drawooo:sub-view-size="1318 1470" draw:text-areas="0 0 ?f18 ?f19" draw:type="ooxml-non-primitive" draw:enhanced-path="M 1318 740 C 1318 332 985 0 577 0 344 0 136 108 0 276 28 299 28 299 28 299 157 138 355 36 577 36 966 36 1282 352 1282 740 1282 1088 1029 1377 698 1435 704 1470 704 1470 704 1470 1052 1410 1318 1105 1318 740 Z N">
            <draw:equation draw:name="f0" draw:formula="1318*logwidth/1318"/>
            <draw:equation draw:name="f1" draw:formula="740*logheight/1470"/>
            <draw:equation draw:name="f2" draw:formula="577*logwidth/1318"/>
            <draw:equation draw:name="f3" draw:formula="0*logheight/1470"/>
            <draw:equation draw:name="f4" draw:formula="0*logwidth/1318"/>
            <draw:equation draw:name="f5" draw:formula="276*logheight/1470"/>
            <draw:equation draw:name="f6" draw:formula="28*logwidth/1318"/>
            <draw:equation draw:name="f7" draw:formula="299*logheight/1470"/>
            <draw:equation draw:name="f8" draw:formula="577*logwidth/1318"/>
            <draw:equation draw:name="f9" draw:formula="36*logheight/1470"/>
            <draw:equation draw:name="f10" draw:formula="1282*logwidth/1318"/>
            <draw:equation draw:name="f11" draw:formula="740*logheight/1470"/>
            <draw:equation draw:name="f12" draw:formula="698*logwidth/1318"/>
            <draw:equation draw:name="f13" draw:formula="1435*logheight/1470"/>
            <draw:equation draw:name="f14" draw:formula="704*logwidth/1318"/>
            <draw:equation draw:name="f15" draw:formula="1470*logheight/1470"/>
            <draw:equation draw:name="f16" draw:formula="1318*logwidth/1318"/>
            <draw:equation draw:name="f17" draw:formula="740*logheight/1470"/>
            <draw:equation draw:name="f18" draw:formula="logwidth"/>
            <draw:equation draw:name="f19" draw:formula="logheight"/>
          </draw:enhanced-geometry>
        </draw:custom-shape>
        <draw:custom-shape draw:name="Freeform 442" draw:style-name="gr191" draw:text-style-name="P10" draw:layer="layout" svg:width="0.63cm" svg:height="1.842cm" draw:transform="skewX (0.000523598775598258) rotate (0.298974900866629) translate (6.469cm 13.518cm)">
          <text:p/>
          <draw:enhanced-geometry draw:mirror-horizontal="false" draw:mirror-vertical="false" svg:viewBox="0 0 0 0" drawooo:sub-view-size="227025 663645" draw:text-areas="0 0 ?f28 ?f29" draw:type="ooxml-non-primitive" draw:enhanced-path="M 131131 0 L 131322 20254 131524 20246 138524 131038 138524 131038 141490 177996 C 156143 334448 184806 487163 227025 637613 227025 637613 227025 637613 100893 663645 56869 509776 25050 351078 9837 188907 L 7100 141926 7100 141926 362 26277 181 26284 0 0 Z N">
            <draw:equation draw:name="f0" draw:formula="131131*logwidth/227025"/>
            <draw:equation draw:name="f1" draw:formula="0*logheight/663645"/>
            <draw:equation draw:name="f2" draw:formula="131322*logwidth/227025"/>
            <draw:equation draw:name="f3" draw:formula="20254*logheight/663645"/>
            <draw:equation draw:name="f4" draw:formula="131524*logwidth/227025"/>
            <draw:equation draw:name="f5" draw:formula="20246*logheight/663645"/>
            <draw:equation draw:name="f6" draw:formula="138524*logwidth/227025"/>
            <draw:equation draw:name="f7" draw:formula="131038*logheight/663645"/>
            <draw:equation draw:name="f8" draw:formula="138524*logwidth/227025"/>
            <draw:equation draw:name="f9" draw:formula="131038*logheight/663645"/>
            <draw:equation draw:name="f10" draw:formula="141490*logwidth/227025"/>
            <draw:equation draw:name="f11" draw:formula="177996*logheight/663645"/>
            <draw:equation draw:name="f12" draw:formula="227025*logwidth/227025"/>
            <draw:equation draw:name="f13" draw:formula="637613*logheight/663645"/>
            <draw:equation draw:name="f14" draw:formula="100893*logwidth/227025"/>
            <draw:equation draw:name="f15" draw:formula="663645*logheight/663645"/>
            <draw:equation draw:name="f16" draw:formula="9837*logwidth/227025"/>
            <draw:equation draw:name="f17" draw:formula="188907*logheight/663645"/>
            <draw:equation draw:name="f18" draw:formula="7100*logwidth/227025"/>
            <draw:equation draw:name="f19" draw:formula="141926*logheight/663645"/>
            <draw:equation draw:name="f20" draw:formula="7100*logwidth/227025"/>
            <draw:equation draw:name="f21" draw:formula="141926*logheight/663645"/>
            <draw:equation draw:name="f22" draw:formula="362*logwidth/227025"/>
            <draw:equation draw:name="f23" draw:formula="26277*logheight/663645"/>
            <draw:equation draw:name="f24" draw:formula="181*logwidth/227025"/>
            <draw:equation draw:name="f25" draw:formula="26284*logheight/663645"/>
            <draw:equation draw:name="f26" draw:formula="0*logwidth/227025"/>
            <draw:equation draw:name="f27" draw:formula="0*logheight/663645"/>
            <draw:equation draw:name="f28" draw:formula="logwidth"/>
            <draw:equation draw:name="f29" draw:formula="logheight"/>
          </draw:enhanced-geometry>
        </draw:custom-shape>
        <draw:custom-shape draw:name="Freeform 735" draw:style-name="gr192" draw:text-style-name="P10" draw:layer="layout" svg:width="0.512cm" svg:height="1.482cm" draw:transform="skewX (0.000698131700797746) rotate (0.669508301065025) translate (7.712cm 15.816cm)">
          <text:p/>
          <draw:enhanced-geometry draw:mirror-horizontal="false" draw:mirror-vertical="false" svg:viewBox="0 0 0 0" drawooo:sub-view-size="184458 533707" draw:text-areas="0 0 ?f24 ?f25" draw:type="ooxml-non-primitive" draw:enhanced-path="M 132493 0 L 132078 40107 C 132078 40107 132078 40107 43596 41795 L 38741 41888 56214 41569 C 74769 41231 99508 40780 132494 40179 137879 197702 153495 354034 184458 508578 184458 508578 184458 508578 57753 533707 40545 452747 27175 371340 17641 289486 L 552 42616 0 42627 795 1 Z N">
            <draw:equation draw:name="f0" draw:formula="132493*logwidth/184458"/>
            <draw:equation draw:name="f1" draw:formula="0*logheight/533707"/>
            <draw:equation draw:name="f2" draw:formula="132078*logwidth/184458"/>
            <draw:equation draw:name="f3" draw:formula="40107*logheight/533707"/>
            <draw:equation draw:name="f4" draw:formula="43596*logwidth/184458"/>
            <draw:equation draw:name="f5" draw:formula="41795*logheight/533707"/>
            <draw:equation draw:name="f6" draw:formula="38741*logwidth/184458"/>
            <draw:equation draw:name="f7" draw:formula="41888*logheight/533707"/>
            <draw:equation draw:name="f8" draw:formula="56214*logwidth/184458"/>
            <draw:equation draw:name="f9" draw:formula="41569*logheight/533707"/>
            <draw:equation draw:name="f10" draw:formula="132494*logwidth/184458"/>
            <draw:equation draw:name="f11" draw:formula="40179*logheight/533707"/>
            <draw:equation draw:name="f12" draw:formula="184458*logwidth/184458"/>
            <draw:equation draw:name="f13" draw:formula="508578*logheight/533707"/>
            <draw:equation draw:name="f14" draw:formula="57753*logwidth/184458"/>
            <draw:equation draw:name="f15" draw:formula="533707*logheight/533707"/>
            <draw:equation draw:name="f16" draw:formula="17641*logwidth/184458"/>
            <draw:equation draw:name="f17" draw:formula="289486*logheight/533707"/>
            <draw:equation draw:name="f18" draw:formula="552*logwidth/184458"/>
            <draw:equation draw:name="f19" draw:formula="42616*logheight/533707"/>
            <draw:equation draw:name="f20" draw:formula="0*logwidth/184458"/>
            <draw:equation draw:name="f21" draw:formula="42627*logheight/533707"/>
            <draw:equation draw:name="f22" draw:formula="795*logwidth/184458"/>
            <draw:equation draw:name="f23" draw:formula="1*logheight/533707"/>
            <draw:equation draw:name="f24" draw:formula="logwidth"/>
            <draw:equation draw:name="f25" draw:formula="logheight"/>
          </draw:enhanced-geometry>
        </draw:custom-shape>
        <draw:custom-shape draw:name="Rectangle 736" draw:style-name="gr193" draw:text-style-name="P9" draw:layer="layout" svg:width="0.49cm" svg:height="0.498cm" svg:x="2.527cm" svg:y="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7" draw:style-name="gr194" draw:text-style-name="P10" draw:layer="layout" svg:width="0.49cm" svg:height="0.498cm" svg:x="2.527cm" svg:y="4.2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8" draw:style-name="gr195" draw:text-style-name="P12" draw:layer="layout" svg:width="6.223cm" svg:height="3.714cm" svg:x="3cm" svg:y="4.081cm">
          <text:p text:style-name="P11"><text:span text:style-name="T3">Rapid </text:span><text:span text:style-name="T3"><text:line-break/></text:span><text:span text:style-name="T3">(usually 7-10 days</text:span><text:span text:style-name="T4">2</text:span><text:span text:style-name="T3">)</text:span></text:p>
          <text:p text:style-name="P11"><text:span text:style-name="T3">Slow </text:span><text:span text:style-name="T3"><text:line-break/></text:span><text:span text:style-name="T3">(usually 1-3 weeks, sometimes up to </text:span><text:span text:style-name="T3"><text:line-break/></text:span><text:span text:style-name="T3">8 weeks</text:span><text:span text:style-name="T4">2</text:span><text:span text:style-name="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9" draw:style-name="gr196" draw:text-style-name="P12" draw:layer="layout" svg:width="3.307cm" svg:height="0.756cm" svg:x="2.288cm" svg:y="3.307cm">
          <text:p text:style-name="P11"><text:span text:style-name="T5">Growth r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7" draw:text-style-name="P2" draw:layer="layout" svg:width="2.106cm" svg:height="1.545cm" svg:x="8.83cm" svg:y="5.301cm">
          <text:p/>
          <draw:enhanced-geometry draw:mirror-horizontal="false" draw:mirror-vertical="false" svg:viewBox="0 0 0 0" drawooo:sub-view-size="9731 9733" draw:text-areas="0 0 ?f8 ?f9" draw:type="ooxml-non-primitive" draw:enhanced-path="M 0 9733 C 2769 5496 5888 2373 9731 0 N">
            <draw:equation draw:name="f0" draw:formula="0*logwidth/242"/>
            <draw:equation draw:name="f1" draw:formula="177*logheight/177"/>
            <draw:equation draw:name="f2" draw:formula="242*logwidth/242"/>
            <draw:equation draw:name="f3" draw:formula="0*logheight/177"/>
            <draw:equation draw:name="f4" draw:formula="0*logwidth/9731"/>
            <draw:equation draw:name="f5" draw:formula="9733*logheight/9733"/>
            <draw:equation draw:name="f6" draw:formula="9731*logwidth/9731"/>
            <draw:equation draw:name="f7" draw:formula="0*logheight/9733"/>
            <draw:equation draw:name="f8" draw:formula="logwidth"/>
            <draw:equation draw:name="f9" draw:formula="logheight"/>
          </draw:enhanced-geometry>
        </draw:custom-shape>
        <draw:custom-shape draw:name="Freeform 6" draw:style-name="gr198" draw:text-style-name="P2" draw:layer="layout" svg:width="0.634cm" svg:height="1.356cm" svg:x="7.432cm" svg:y="13.168cm">
          <text:p/>
          <draw:enhanced-geometry draw:mirror-horizontal="false" draw:mirror-vertical="false" svg:viewBox="0 0 0 0" drawooo:sub-view-size="9836 9923" draw:text-areas="0 0 ?f18 ?f19" draw:type="ooxml-non-primitive" draw:enhanced-path="M 9836 9923 C 7621 8286 6092 6942 4292 5174 2631 3537 1246 1768 0 0 N">
            <draw:equation draw:name="f0" draw:formula="74*logwidth/74"/>
            <draw:equation draw:name="f1" draw:formula="158*logheight/158"/>
            <draw:equation draw:name="f2" draw:formula="31*logwidth/74"/>
            <draw:equation draw:name="f3" draw:formula="79*logheight/158"/>
            <draw:equation draw:name="f4" draw:formula="0*logwidth/74"/>
            <draw:equation draw:name="f5" draw:formula="0*logheight/158"/>
            <draw:equation draw:name="f6" draw:formula="9760*logwidth/9760"/>
            <draw:equation draw:name="f7" draw:formula="9664*logheight/9664"/>
            <draw:equation draw:name="f8" draw:formula="4189*logwidth/9760"/>
            <draw:equation draw:name="f9" draw:formula="5000*logheight/9664"/>
            <draw:equation draw:name="f10" draw:formula="0*logwidth/9760"/>
            <draw:equation draw:name="f11" draw:formula="0*logheight/9664"/>
            <draw:equation draw:name="f12" draw:formula="9836*logwidth/9836"/>
            <draw:equation draw:name="f13" draw:formula="9923*logheight/9923"/>
            <draw:equation draw:name="f14" draw:formula="4292*logwidth/9836"/>
            <draw:equation draw:name="f15" draw:formula="5174*logheight/9923"/>
            <draw:equation draw:name="f16" draw:formula="0*logwidth/9836"/>
            <draw:equation draw:name="f17" draw:formula="0*logheight/9923"/>
            <draw:equation draw:name="f18" draw:formula="logwidth"/>
            <draw:equation draw:name="f19" draw:formula="logheight"/>
          </draw:enhanced-geometry>
        </draw:custom-shape>
        <draw:custom-shape draw:name="Freeform 7" draw:style-name="gr199" draw:text-style-name="P2" draw:layer="layout" svg:width="0.537cm" svg:height="0.6cm" svg:x="8.531cm" svg:y="15.151cm">
          <text:p/>
          <draw:enhanced-geometry draw:mirror-horizontal="false" draw:mirror-vertical="false" svg:viewBox="0 0 0 0" drawooo:sub-view-size="60 67" draw:text-areas="0 0 ?f4 ?f5" draw:type="ooxml-non-primitive" draw:enhanced-path="M 60 67 C 38 46 18 24 0 0 N">
            <draw:equation draw:name="f0" draw:formula="60*logwidth/60"/>
            <draw:equation draw:name="f1" draw:formula="67*logheight/67"/>
            <draw:equation draw:name="f2" draw:formula="0*logwidth/60"/>
            <draw:equation draw:name="f3" draw:formula="0*logheight/67"/>
            <draw:equation draw:name="f4" draw:formula="logwidth"/>
            <draw:equation draw:name="f5" draw:formula="logheight"/>
          </draw:enhanced-geometry>
        </draw:custom-shape>
        <draw:custom-shape draw:name="Freeform 8" draw:style-name="gr200" draw:text-style-name="P2" draw:layer="layout" svg:width="1.807cm" svg:height="0.771cm" svg:x="10.178cm" svg:y="16.628cm">
          <text:p/>
          <draw:enhanced-geometry draw:mirror-horizontal="false" draw:mirror-vertical="false" svg:viewBox="0 0 0 0" drawooo:sub-view-size="202 86" draw:text-areas="0 0 ?f6 ?f7" draw:type="ooxml-non-primitive" draw:enhanced-path="M 202 86 C 152 73 105 55 60 33 39 23 20 12 0 0 N">
            <draw:equation draw:name="f0" draw:formula="202*logwidth/202"/>
            <draw:equation draw:name="f1" draw:formula="86*logheight/86"/>
            <draw:equation draw:name="f2" draw:formula="60*logwidth/202"/>
            <draw:equation draw:name="f3" draw:formula="33*logheight/86"/>
            <draw:equation draw:name="f4" draw:formula="0*logwidth/202"/>
            <draw:equation draw:name="f5" draw:formula="0*logheight/86"/>
            <draw:equation draw:name="f6" draw:formula="logwidth"/>
            <draw:equation draw:name="f7" draw:formula="logheight"/>
          </draw:enhanced-geometry>
        </draw:custom-shape>
        <draw:custom-shape draw:name="Freeform 9" draw:style-name="gr201" draw:text-style-name="P2" draw:layer="layout" svg:width="3.359cm" svg:height="1.648cm" svg:x="14.661cm" svg:y="15.888cm">
          <text:p/>
          <draw:enhanced-geometry draw:mirror-horizontal="false" draw:mirror-vertical="false" svg:viewBox="0 0 0 0" drawooo:sub-view-size="375 184" draw:text-areas="0 0 ?f8 ?f9" draw:type="ooxml-non-primitive" draw:enhanced-path="M 375 0 C 362 11 349 23 336 34 260 95 172 141 75 168 51 175 26 180 0 184 N">
            <draw:equation draw:name="f0" draw:formula="375*logwidth/375"/>
            <draw:equation draw:name="f1" draw:formula="0*logheight/184"/>
            <draw:equation draw:name="f2" draw:formula="336*logwidth/375"/>
            <draw:equation draw:name="f3" draw:formula="34*logheight/184"/>
            <draw:equation draw:name="f4" draw:formula="75*logwidth/375"/>
            <draw:equation draw:name="f5" draw:formula="168*logheight/184"/>
            <draw:equation draw:name="f6" draw:formula="0*logwidth/375"/>
            <draw:equation draw:name="f7" draw:formula="184*logheight/184"/>
            <draw:equation draw:name="f8" draw:formula="logwidth"/>
            <draw:equation draw:name="f9" draw:formula="logheight"/>
          </draw:enhanced-geometry>
        </draw:custom-shape>
        <draw:custom-shape draw:name="Freeform 10" draw:style-name="gr202" draw:text-style-name="P2" draw:layer="layout" svg:width="1.997cm" svg:height="5.287cm" svg:x="18.062cm" svg:y="10.553cm">
          <text:p/>
          <draw:enhanced-geometry draw:mirror-horizontal="false" draw:mirror-vertical="false" svg:viewBox="0 0 0 0" drawooo:sub-view-size="10000 10060" draw:text-areas="0 0 ?f16 ?f17" draw:type="ooxml-non-primitive" draw:enhanced-path="M 9839 0 C 9929 375 9996 785 10000 1184 10004 1583 9955 2002 9865 2394 9058 5409 5426 8101 0 10060 N">
            <draw:equation draw:name="f0" draw:formula="220*logwidth/223"/>
            <draw:equation draw:name="f1" draw:formula="0*logheight/587"/>
            <draw:equation draw:name="f2" draw:formula="223*logwidth/223"/>
            <draw:equation draw:name="f3" draw:formula="66*logheight/587"/>
            <draw:equation draw:name="f4" draw:formula="220*logwidth/223"/>
            <draw:equation draw:name="f5" draw:formula="137*logheight/587"/>
            <draw:equation draw:name="f6" draw:formula="0*logwidth/223"/>
            <draw:equation draw:name="f7" draw:formula="587*logheight/587"/>
            <draw:equation draw:name="f8" draw:formula="9839*logwidth/10000"/>
            <draw:equation draw:name="f9" draw:formula="0*logheight/10060"/>
            <draw:equation draw:name="f10" draw:formula="10000*logwidth/10000"/>
            <draw:equation draw:name="f11" draw:formula="1184*logheight/10060"/>
            <draw:equation draw:name="f12" draw:formula="9865*logwidth/10000"/>
            <draw:equation draw:name="f13" draw:formula="2394*logheight/10060"/>
            <draw:equation draw:name="f14" draw:formula="0*logwidth/10000"/>
            <draw:equation draw:name="f15" draw:formula="10060*logheight/10060"/>
            <draw:equation draw:name="f16" draw:formula="logwidth"/>
            <draw:equation draw:name="f17" draw:formula="logheight"/>
          </draw:enhanced-geometry>
        </draw:custom-shape>
        <draw:custom-shape draw:name="Freeform 11" draw:style-name="gr203" draw:text-style-name="P2" draw:layer="layout" svg:width="1.956cm" svg:height="3.706cm" svg:x="18.045cm" svg:y="6.418cm">
          <text:p/>
          <draw:enhanced-geometry draw:mirror-horizontal="false" draw:mirror-vertical="false" svg:viewBox="0 0 0 0" drawooo:sub-view-size="10250 10115" draw:text-areas="0 0 ?f24 ?f25" draw:type="ooxml-non-primitive" draw:enhanced-path="M 0 0 C 2488 1271 4898 2829 6588 4443 8372 6179 9640 8086 10250 10115 N">
            <draw:equation draw:name="f0" draw:formula="0*logwidth/213"/>
            <draw:equation draw:name="f1" draw:formula="0*logheight/409"/>
            <draw:equation draw:name="f2" draw:formula="135*logwidth/213"/>
            <draw:equation draw:name="f3" draw:formula="177*logheight/409"/>
            <draw:equation draw:name="f4" draw:formula="213*logwidth/213"/>
            <draw:equation draw:name="f5" draw:formula="409*logheight/409"/>
            <draw:equation draw:name="f6" draw:formula="0*logwidth/10111"/>
            <draw:equation draw:name="f7" draw:formula="0*logheight/10043"/>
            <draw:equation draw:name="f8" draw:formula="6449*logwidth/10111"/>
            <draw:equation draw:name="f9" draw:formula="4371*logheight/10043"/>
            <draw:equation draw:name="f10" draw:formula="10111*logwidth/10111"/>
            <draw:equation draw:name="f11" draw:formula="10043*logheight/10043"/>
            <draw:equation draw:name="f12" draw:formula="0*logwidth/10305"/>
            <draw:equation draw:name="f13" draw:formula="0*logheight/10101"/>
            <draw:equation draw:name="f14" draw:formula="6643*logwidth/10305"/>
            <draw:equation draw:name="f15" draw:formula="4429*logheight/10101"/>
            <draw:equation draw:name="f16" draw:formula="10305*logwidth/10305"/>
            <draw:equation draw:name="f17" draw:formula="10101*logheight/10101"/>
            <draw:equation draw:name="f18" draw:formula="0*logwidth/10250"/>
            <draw:equation draw:name="f19" draw:formula="0*logheight/10115"/>
            <draw:equation draw:name="f20" draw:formula="6588*logwidth/10250"/>
            <draw:equation draw:name="f21" draw:formula="4443*logheight/10115"/>
            <draw:equation draw:name="f22" draw:formula="10250*logwidth/10250"/>
            <draw:equation draw:name="f23" draw:formula="10115*logheight/10115"/>
            <draw:equation draw:name="f24" draw:formula="logwidth"/>
            <draw:equation draw:name="f25" draw:formula="logheight"/>
          </draw:enhanced-geometry>
        </draw:custom-shape>
        <draw:custom-shape draw:name="Freeform 13" draw:style-name="gr204" draw:text-style-name="P2" draw:layer="layout" svg:width="1.507cm" svg:height="0.268cm" svg:x="11.637cm" svg:y="4.722cm">
          <text:p/>
          <draw:enhanced-geometry draw:mirror-horizontal="false" draw:mirror-vertical="false" svg:viewBox="0 0 0 0" drawooo:sub-view-size="168 30" draw:text-areas="0 0 ?f6 ?f7" draw:type="ooxml-non-primitive" draw:enhanced-path="M 0 30 C 28 22 56 15 85 10 112 5 140 2 168 0 N">
            <draw:equation draw:name="f0" draw:formula="0*logwidth/168"/>
            <draw:equation draw:name="f1" draw:formula="30*logheight/30"/>
            <draw:equation draw:name="f2" draw:formula="85*logwidth/168"/>
            <draw:equation draw:name="f3" draw:formula="10*logheight/30"/>
            <draw:equation draw:name="f4" draw:formula="168*logwidth/168"/>
            <draw:equation draw:name="f5" draw:formula="0*logheight/30"/>
            <draw:equation draw:name="f6" draw:formula="logwidth"/>
            <draw:equation draw:name="f7" draw:formula="logheight"/>
          </draw:enhanced-geometry>
        </draw:custom-shape>
        <draw:line draw:name="Line 14" draw:style-name="gr205" draw:text-style-name="P2" draw:layer="layout" svg:x1="20.343cm" svg:y1="10.131cm" svg:x2="20.344cm" svg:y2="10.132cm">
          <text:p/>
        </draw:line>
        <draw:line draw:name="Line 15" draw:style-name="gr205" draw:text-style-name="P2" draw:layer="layout" svg:x1="19.448cm" svg:y1="10.303cm" svg:x2="19.449cm" svg:y2="10.304cm">
          <text:p/>
        </draw:line>
        <draw:line draw:name="Line 16" draw:style-name="gr205" draw:text-style-name="P2" draw:layer="layout" svg:x1="18.416cm" svg:y1="16.168cm" svg:x2="18.417cm" svg:y2="16.169cm">
          <text:p/>
        </draw:line>
        <draw:line draw:name="Line 17" draw:style-name="gr205" draw:text-style-name="P2" draw:layer="layout" svg:x1="17.79cm" svg:y1="15.595cm" svg:x2="17.791cm" svg:y2="15.596cm">
          <text:p/>
        </draw:line>
        <draw:line draw:name="Line 18" draw:style-name="gr205" draw:text-style-name="P2" draw:layer="layout" svg:x1="8.459cm" svg:y1="15.335cm" svg:x2="8.46cm" svg:y2="15.336cm">
          <text:p/>
        </draw:line>
        <draw:line draw:name="Line 19" draw:style-name="gr205" draw:text-style-name="P2" draw:layer="layout" svg:x1="8.684cm" svg:y1="15.119cm" svg:x2="8.685cm" svg:y2="15.12cm">
          <text:p/>
        </draw:line>
        <draw:line draw:name="Line 20" draw:style-name="gr205" draw:text-style-name="P2" draw:layer="layout" svg:x1="7.895cm" svg:y1="14.709cm" svg:x2="7.896cm" svg:y2="14.71cm">
          <text:p/>
        </draw:line>
        <draw:line draw:name="Line 21" draw:style-name="gr205" draw:text-style-name="P2" draw:layer="layout" svg:x1="8.406cm" svg:y1="14.422cm" svg:x2="8.407cm" svg:y2="14.423cm">
          <text:p/>
        </draw:line>
        <draw:custom-shape draw:name="Freeform 12" draw:style-name="gr206" draw:text-style-name="P2" draw:layer="layout" svg:width="0.084cm" svg:height="0.777cm" draw:transform="skewX (0.00506145483078358) rotate (1.36135681655558) translate (13.847cm 4.776cm)">
          <text:p/>
          <draw:enhanced-geometry draw:mirror-horizontal="false" draw:mirror-vertical="false" svg:viewBox="0 0 0 0" drawooo:sub-view-size="82641 160811" draw:text-areas="0 0 ?f18 ?f19" draw:type="ooxml-non-primitive" draw:enhanced-path="M 0 0 C 27146 33020 43217 62520 56991 89322 70765 116124 77403 131601 82642 160811 N">
            <draw:equation draw:name="f0" draw:formula="0*logwidth/97155"/>
            <draw:equation draw:name="f1" draw:formula="0*logheight/186690"/>
            <draw:equation draw:name="f2" draw:formula="70485*logwidth/97155"/>
            <draw:equation draw:name="f3" draw:formula="97155*logheight/186690"/>
            <draw:equation draw:name="f4" draw:formula="97155*logwidth/97155"/>
            <draw:equation draw:name="f5" draw:formula="186690*logheight/186690"/>
            <draw:equation draw:name="f6" draw:formula="0*logwidth/96135"/>
            <draw:equation draw:name="f7" draw:formula="0*logheight/168644"/>
            <draw:equation draw:name="f8" draw:formula="70485*logwidth/96135"/>
            <draw:equation draw:name="f9" draw:formula="97155*logheight/168644"/>
            <draw:equation draw:name="f10" draw:formula="96136*logwidth/96135"/>
            <draw:equation draw:name="f11" draw:formula="168644*logheight/168644"/>
            <draw:equation draw:name="f12" draw:formula="0*logwidth/82641"/>
            <draw:equation draw:name="f13" draw:formula="0*logheight/160811"/>
            <draw:equation draw:name="f14" draw:formula="56991*logwidth/82641"/>
            <draw:equation draw:name="f15" draw:formula="89322*logheight/160811"/>
            <draw:equation draw:name="f16" draw:formula="82642*logwidth/82641"/>
            <draw:equation draw:name="f17" draw:formula="160811*logheight/160811"/>
            <draw:equation draw:name="f18" draw:formula="logwidth"/>
            <draw:equation draw:name="f19" draw:formula="logheight"/>
          </draw:enhanced-geometry>
        </draw:custom-shape>
        <draw:frame draw:style-name="gr207" draw:text-style-name="P13" draw:layer="layout" svg:width="4.318cm" svg:height="1.673cm" svg:x="20.825cm" svg:y="7.08cm">
          <draw:text-box>
            <text:p><text:span text:style-name="T6">M. tuberculosis</text:span><text:span text:style-name="T7"> complex</text:span></text:p>
          </draw:text-box>
        </draw:frame>
        <draw:frame draw:style-name="gr207" draw:text-style-name="P13" draw:layer="layout" svg:width="4.318cm" svg:height="1.673cm" svg:x="16.877cm" svg:y="18.046cm">
          <draw:text-box>
            <text:p><text:span text:style-name="T6">M. avium</text:span><text:span text:style-name="T7"> complex</text:span></text:p>
          </draw:text-box>
        </draw:frame>
        <draw:frame draw:style-name="gr207" draw:text-style-name="P13" draw:layer="layout" svg:width="4.318cm" svg:height="1.673cm" svg:x="20.978cm" svg:y="13.429cm">
          <draw:text-box>
            <text:p><text:span text:style-name="T6">M. simiae</text:span><text:span text:style-name="T7"> complex</text:span></text:p>
          </draw:text-box>
        </draw:frame>
        <draw:frame draw:style-name="gr207" draw:text-style-name="P13" draw:layer="layout" svg:width="4.318cm" svg:height="1.673cm" svg:x="8.117cm" svg:y="18.301cm">
          <draw:text-box>
            <text:p><text:span text:style-name="T6">M. abscessus</text:span><text:span text:style-name="T7"> </text:span></text:p>
          </draw:text-box>
        </draw:frame>
        <draw:frame draw:style-name="gr207" draw:text-style-name="P14" draw:layer="layout" svg:width="4.318cm" svg:height="1.673cm" svg:x="13.213cm" svg:y="2.717cm">
          <draw:text-box>
            <text:p><text:span text:style-name="T6">M. kansasii</text:span></text:p>
          </draw:text-box>
        </draw:frame>
        <draw:frame draw:style-name="gr207" draw:text-style-name="P14" draw:layer="layout" svg:width="4.318cm" svg:height="1.673cm" svg:x="9.213cm" svg:y="3.016cm">
          <draw:text-box>
            <text:p><text:span text:style-name="T6">M. xenop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1" draw:dots1-length="0.035cm" draw:distance="0.03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8.222cm" fo:page-height="21.16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2-15T16:05:51.938457467</meta:creation-date>
    <dc:date>2021-12-15T20:43:42.164856170</dc:date>
    <meta:editing-duration>PT18M5S</meta:editing-duration>
    <meta:editing-cycles>2</meta:editing-cycles>
    <meta:generator>LibreOffice/6.0.7.3$Linux_X86_64 LibreOffice_project/00m0$Build-3</meta:generator>
    <meta:document-statistic meta:object-count="431"/>
  </office:meta>
</office:document-meta>
</file>